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5f4e" officeooo:paragraph-rsid="00075f4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8c023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a5c261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project </text:span><text:span text:style-name="T2">xmlns</text:span><text:span text:style-name="T3">="http://maven.apache.org/POM/4.0.0" </text:span><text:span text:style-name="T2">xmlns:</text:span><text:span text:style-name="T4">xsi</text:span><text:span text:style-name="T3">="http://www.w3.org/2001/XMLSchema-instance"</text:span><text:line-break/><text:span text:style-name="T3"><text:tab/></text:span><text:span text:style-name="T4">xsi</text:span><text:span text:style-name="T2">:schemaLocation</text:span><text:span text:style-name="T3">="http://maven.apache.org/POM/4.0.0 https://maven.apache.org/xsd/maven-4.0.0.xsd"</text:span><text:span text:style-name="T1">&gt;</text:span><text:line-break/><text:span text:style-name="T1"><text:tab/>&lt;modelVersion&gt;</text:span><text:span text:style-name="T6">4.0.0</text:span><text:span text:style-name="T1">&lt;/modelVersion&gt;</text:span><text:line-break/><text:span text:style-name="T1"><text:tab/>&lt;parent&gt;</text:span><text:line-break/><text:span text:style-name="T1"><text:tab/><text:tab/>&lt;groupId&gt;</text:span><text:span text:style-name="T6">org.springframework.boot</text:span><text:span text:style-name="T1">&lt;/groupId&gt;</text:span><text:line-break/><text:span text:style-name="T1"><text:tab/><text:tab/>&lt;artifactId&gt;</text:span><text:span text:style-name="T6">spring-boot-starter-parent</text:span><text:span text:style-name="T1">&lt;/artifactId&gt;</text:span><text:line-break/><text:span text:style-name="T1"><text:tab/><text:tab/>&lt;version&gt;</text:span><text:span text:style-name="T6">2.6.4</text:span><text:span text:style-name="T1">&lt;/version&gt;</text:span><text:line-break/><text:span text:style-name="T1"><text:tab/><text:tab/>&lt;relativePath/&gt; </text:span><text:span text:style-name="T7">&lt;!-- lookup parent from repository --&gt;</text:span><text:line-break/><text:span text:style-name="T7"><text:tab/></text:span><text:span text:style-name="T1">&lt;/parent&gt;</text:span><text:line-break/><text:span text:style-name="T1"><text:tab/>&lt;groupId&gt;</text:span><text:span text:style-name="T6">com.simplilearn</text:span><text:span text:style-name="T1">&lt;/groupId&gt;</text:span><text:line-break/><text:span text:style-name="T1"><text:tab/>&lt;artifactId&gt;</text:span><text:span text:style-name="T6">Phase4</text:span><text:span text:style-name="T1">&lt;/artifactId&gt;</text:span><text:line-break/><text:span text:style-name="T1"><text:tab/>&lt;version&gt;</text:span><text:span text:style-name="T6">0.0.1-SNAPSHOT</text:span><text:span text:style-name="T1">&lt;/version&gt;</text:span><text:line-break/><text:span text:style-name="T1"><text:tab/>&lt;name&gt;</text:span><text:span text:style-name="T6">Phase4</text:span><text:span text:style-name="T1">&lt;/name&gt;</text:span><text:line-break/><text:span text:style-name="T1"><text:tab/>&lt;description&gt;</text:span><text:span text:style-name="T6">Simplilearn Phase 4 Project</text:span><text:span text:style-name="T1">&lt;/description&gt;</text:span><text:line-break/><text:span text:style-name="T1"><text:tab/>&lt;properties&gt;</text:span><text:line-break/><text:span text:style-name="T1"><text:tab/><text:tab/>&lt;java.version&gt;</text:span><text:span text:style-name="T6">11</text:span><text:span text:style-name="T1">&lt;/java.version&gt;</text:span><text:line-break/><text:span text:style-name="T1"><text:tab/>&lt;/properties&gt;</text:span><text:line-break/><text:span text:style-name="T1"><text:tab/>&lt;dependencies&gt;</text:span><text:line-break/><text:span text:style-name="T1"><text:tab/><text:tab/>&lt;dependency&gt;</text:span><text:line-break/><text:span text:style-name="T1"><text:tab/><text:tab/><text:tab/>&lt;groupId&gt;</text:span><text:span text:style-name="T6">org.springframework.boot</text:span><text:span text:style-name="T1">&lt;/groupId&gt;</text:span><text:line-break/><text:span text:style-name="T1"><text:tab/><text:tab/><text:tab/>&lt;artifactId&gt;</text:span><text:span text:style-name="T6">spring-boot-starter-data-jpa</text:span><text:span text:style-name="T1">&lt;/artifactId&gt;</text:span><text:line-break/><text:span text:style-name="T1"><text:tab/><text:tab/>&lt;/dependency&gt;</text:span><text:line-break/><text:span text:style-name="T1"><text:tab/><text:tab/>&lt;dependency&gt;</text:span><text:line-break/><text:span text:style-name="T1"><text:tab/><text:tab/><text:tab/>&lt;groupId&gt;</text:span><text:span text:style-name="T6">org.springframework.boot</text:span><text:span text:style-name="T1">&lt;/groupId&gt;</text:span><text:line-break/><text:span text:style-name="T1"><text:tab/><text:tab/><text:tab/>&lt;artifactId&gt;</text:span><text:span text:style-name="T6">spring-boot-starter-thymeleaf</text:span><text:span text:style-name="T1">&lt;/artifactId&gt;</text:span><text:line-break/><text:span text:style-name="T1"><text:tab/><text:tab/>&lt;/dependency&gt;</text:span><text:line-break/><text:span text:style-name="T1"><text:tab/><text:tab/>&lt;dependency&gt;</text:span><text:line-break/><text:span text:style-name="T1"><text:tab/><text:tab/><text:tab/>&lt;groupId&gt;</text:span><text:span text:style-name="T6">org.springframework.boot</text:span><text:span text:style-name="T1">&lt;/groupId&gt;</text:span><text:line-break/><text:span text:style-name="T1"><text:tab/><text:tab/><text:tab/>&lt;artifactId&gt;</text:span><text:span text:style-name="T6">spring-boot-starter-web</text:span><text:span text:style-name="T1">&lt;/artifactId&gt;</text:span><text:line-break/><text:span text:style-name="T1"><text:tab/><text:tab/>&lt;/dependency&gt;</text:span><text:line-break/><text:line-break/><text:span text:style-name="T1"><text:tab/><text:tab/>&lt;dependency&gt;</text:span><text:line-break/><text:span text:style-name="T1"><text:tab/><text:tab/><text:tab/>&lt;groupId&gt;</text:span><text:span text:style-name="T6">org.springframework.boot</text:span><text:span text:style-name="T1">&lt;/groupId&gt;</text:span><text:line-break/><text:span text:style-name="T1"><text:tab/><text:tab/><text:tab/>&lt;artifactId&gt;</text:span><text:span text:style-name="T6">spring-boot-devtools</text:span><text:span text:style-name="T1">&lt;/artifactId&gt;</text:span><text:line-break/><text:span text:style-name="T1"><text:tab/><text:tab/><text:tab/>&lt;scope&gt;</text:span><text:span text:style-name="T6">runtime</text:span><text:span text:style-name="T1">&lt;/scope&gt;</text:span><text:line-break/><text:span text:style-name="T1"><text:tab/><text:tab/><text:tab/>&lt;optional&gt;</text:span><text:span text:style-name="T6">true</text:span><text:span text:style-name="T1">&lt;/optional&gt;</text:span><text:line-break/><text:span text:style-name="T1"><text:tab/><text:tab/>&lt;/dependency&gt;</text:span><text:line-break/><text:span text:style-name="T1"><text:tab/><text:tab/>&lt;dependency&gt;</text:span><text:line-break/><text:span text:style-name="T1"><text:tab/><text:tab/><text:tab/>&lt;groupId&gt;</text:span><text:span text:style-name="T6">org.mariadb.jdbc</text:span><text:span text:style-name="T1">&lt;/groupId&gt;</text:span><text:line-break/><text:span text:style-name="T1"><text:tab/><text:tab/><text:tab/>&lt;artifactId&gt;</text:span><text:span text:style-name="T6">mariadb-java-client</text:span><text:span text:style-name="T1">&lt;/artifactId&gt;</text:span><text:line-break/><text:span text:style-name="T1"><text:tab/><text:tab/><text:tab/>&lt;scope&gt;</text:span><text:span text:style-name="T6">runtime</text:span><text:span text:style-name="T1">&lt;/scope&gt;</text:span><text:line-break/><text:span text:style-name="T1"><text:tab/><text:tab/>&lt;/dependency&gt;</text:span><text:line-break/><text:span text:style-name="T1"><text:tab/><text:tab/>&lt;dependency&gt;</text:span><text:line-break/><text:span text:style-name="T1"><text:tab/><text:tab/><text:tab/>&lt;groupId&gt;</text:span><text:span text:style-name="T6">org.springframework.boot</text:span><text:span text:style-name="T1">&lt;/groupId&gt;</text:span><text:line-break/><text:span text:style-name="T1"><text:tab/><text:tab/><text:tab/>&lt;artifactId&gt;</text:span><text:span text:style-name="T6">spring-boot-starter-test</text:span><text:span text:style-name="T1">&lt;/artifactId&gt;</text:span><text:line-break/><text:span text:style-name="T1"><text:tab/><text:tab/><text:tab/>&lt;scope&gt;</text:span><text:span text:style-name="T6">test</text:span><text:span text:style-name="T1">&lt;/scope&gt;</text:span><text:line-break/><text:span text:style-name="T1"><text:tab/><text:tab/>&lt;/dependency&gt;</text:span><text:line-break/><text:span text:style-name="T1"><text:tab/>&lt;/dependencies&gt;</text:span><text:line-break/><text:line-break/><text:span text:style-name="T1"><text:tab/>&lt;build&gt;</text:span><text:line-break/><text:span text:style-name="T1"><text:tab/><text:tab/>&lt;plugins&gt;</text:span><text:line-break/><text:span text:style-name="T1"><text:tab/><text:tab/><text:tab/>&lt;plugin&gt;</text:span><text:line-break/><text:span text:style-name="T1"><text:tab/><text:tab/><text:tab/><text:tab/>&lt;groupId&gt;</text:span><text:span text:style-name="T6">org.springframework.boot</text:span><text:span text:style-name="T1">&lt;/groupId&gt;</text:span><text:line-break/><text:span text:style-name="T1"><text:tab/><text:tab/><text:tab/><text:tab/>&lt;artifactId&gt;</text:span><text:span text:style-name="T6">spring-boot-maven-plugin</text:span><text:span text:style-name="T1">&lt;/artifactId&gt;</text:span><text:line-break/><text:span text:style-name="T1"><text:tab/><text:tab/><text:tab/>&lt;/plugin&gt;</text:span><text:line-break/><text:span text:style-name="T1"><text:tab/><text:tab/>&lt;/plugins&gt;</text:span><text:line-break/><text:span text:style-name="T1"><text:tab/>&lt;/build&gt;</text:span><text:line-break/><text:line-break/><text:span text:style-name="T1">&lt;/project&gt;</text:span><text:line-break/></text:p>
      <text:p text:style-name="Standard"/>
      <text:p text:style-name="P2"><text:soft-page-break/><text:span text:style-name="T8">package </text:span><text:span text:style-name="T6">com.simplilearn.Phase4.controller</text:span><text:span text:style-name="T8">;</text:span><text:line-break/><text:line-break/><text:span text:style-name="T8">import </text:span><text:span text:style-name="T6">com.simplilearn.Phase4.entity.Cart</text:span><text:span text:style-name="T8">;</text:span><text:line-break/><text:span text:style-name="T8">import </text:span><text:span text:style-name="T6">com.simplilearn.Phase4.service.CartService</text:span><text:span text:style-name="T8">;</text:span><text:line-break/><text:span text:style-name="T8">import </text:span><text:span text:style-name="T6">org.springframework.beans.factory.annotation.Autowired</text:span><text:span text:style-name="T8">;</text:span><text:line-break/><text:span text:style-name="T8">import </text:span><text:span text:style-name="T6">org.springframework.web.bind.annotation.RequestBody</text:span><text:span text:style-name="T8">;</text:span><text:line-break/><text:span text:style-name="T8">import </text:span><text:span text:style-name="T6">org.springframework.web.bind.annotation.RequestMapping</text:span><text:span text:style-name="T8">;</text:span><text:line-break/><text:span text:style-name="T8">import </text:span><text:span text:style-name="T6">org.springframework.web.bind.annotation.RequestMethod</text:span><text:span text:style-name="T8">;</text:span><text:line-break/><text:span text:style-name="T8">import </text:span><text:span text:style-name="T6">org.springframework.web.bind.annotation.</text:span><text:span text:style-name="T9">RestController</text:span><text:span text:style-name="T8">;</text:span><text:line-break/><text:line-break/><text:span text:style-name="T8">import </text:span><text:span text:style-name="T6">java.util.List</text:span><text:span text:style-name="T8">;</text:span><text:line-break/><text:line-break/><text:span text:style-name="T9">@RestController</text:span><text:line-break/><text:span text:style-name="T8">public class </text:span><text:span text:style-name="T6">CartController {</text:span><text:line-break/><text:line-break/><text:span text:style-name="T6"> <text:s text:c="3"/></text:span><text:span text:style-name="T9">@Autowired</text:span><text:line-break/><text:span text:style-name="T9"> <text:s text:c="3"/></text:span><text:span text:style-name="T6">CartService </text:span><text:span text:style-name="T4">cs</text:span><text:span text:style-name="T8">;</text:span><text:line-break/><text:line-break/><text:span text:style-name="T8"> <text:s text:c="3"/></text:span><text:span text:style-name="T9">@RequestMapping</text:span><text:span text:style-name="T6">(value = </text:span><text:span text:style-name="T3">"/addToCart"</text:span><text:span text:style-name="T8">, </text:span><text:span text:style-name="T6">method = RequestMethod.</text:span><text:span text:style-name="T5">POST</text:span><text:span text:style-name="T8">, </text:span><text:span text:style-name="T6">consumes = </text:span><text:span text:style-name="T3">"application/json"</text:span><text:span text:style-name="T6">)</text:span><text:line-break/><text:span text:style-name="T6"> <text:s text:c="3"/></text:span><text:span text:style-name="T8">public void </text:span><text:span text:style-name="T10">addToCart</text:span><text:span text:style-name="T6">(</text:span><text:span text:style-name="T9">@RequestBody </text:span><text:span text:style-name="T6">com.simplilearn.Phase4.entity.Cart cart){</text:span><text:line-break/><text:span text:style-name="T6"> <text:s text:c="7"/></text:span><text:span text:style-name="T4">cs</text:span><text:span text:style-name="T6">.saveCart(cart)</text:span><text:span text:style-name="T8">;</text:span><text:line-break/><text:span text:style-name="T8"> <text:s text:c="3"/></text:span><text:span text:style-name="T6">}</text:span><text:line-break/><text:line-break/><text:span text:style-name="T6"> <text:s text:c="3"/>@RequestMapping(value = </text:span><text:span text:style-name="T3">"/delCart"</text:span><text:span text:style-name="T8">, </text:span><text:span text:style-name="T6">method = RequestMethod.GET)</text:span><text:line-break/><text:span text:style-name="T6"> <text:s text:c="3"/></text:span><text:span text:style-name="T8">public void </text:span><text:span text:style-name="T6">delCart(){</text:span><text:line-break/><text:span text:style-name="T6"> <text:s text:c="7"/>cs.delCart()</text:span><text:span text:style-name="T8">;</text:span><text:line-break/><text:span text:style-name="T8"> <text:s text:c="3"/></text:span><text:span text:style-name="T6">}</text:span><text:line-break/><text:line-break/><text:span text:style-name="T6"> <text:s text:c="3"/>@RequestMapping(value = </text:span><text:span text:style-name="T3">"/getCart"</text:span><text:span text:style-name="T8">, </text:span><text:span text:style-name="T6">method = RequestMethod.GET)</text:span><text:line-break/><text:span text:style-name="T6"> <text:s text:c="3"/></text:span><text:span text:style-name="T8">public </text:span><text:span text:style-name="T6">List&lt;Cart&gt; getCart(){</text:span><text:line-break/><text:span text:style-name="T6"> <text:s text:c="7"/>List&lt;Cart&gt; ls = cs.getCart()</text:span><text:span text:style-name="T8">;</text:span><text:line-break/><text:span text:style-name="T8"> <text:s text:c="7"/>return </text:span><text:span text:style-name="T6">ls</text:span><text:span text:style-name="T8">;</text:span><text:line-break/><text:span text:style-name="T8"> <text:s text:c="3"/></text:span><text:span text:style-name="T6">}</text:span><text:line-break/><text:span text:style-name="T6">}</text:span><text:line-break/></text:p>
      <text:p text:style-name="P2"><text:span text:style-name="T8">package </text:span><text:span text:style-name="T6">com.simplilearn.Phase4.controller</text:span><text:span text:style-name="T8">;</text:span><text:line-break/><text:line-break/><text:span text:style-name="T8">import </text:span><text:span text:style-name="T6">com.simplilearn.Phase4.entity.Product</text:span><text:span text:style-name="T8">;</text:span><text:line-break/><text:span text:style-name="T8">import </text:span><text:span text:style-name="T6">com.simplilearn.Phase4.service.ProductService</text:span><text:span text:style-name="T8">;</text:span><text:line-break/><text:span text:style-name="T8">import </text:span><text:span text:style-name="T6">org.springframework.beans.factory.annotation.</text:span><text:span text:style-name="T9">Autowired</text:span><text:span text:style-name="T8">;</text:span><text:line-break/><text:span text:style-name="T8">import </text:span><text:span text:style-name="T6">org.springframework.web.bind.annotation.</text:span><text:span text:style-name="T9">RequestBody</text:span><text:span text:style-name="T8">;</text:span><text:line-break/><text:span text:style-name="T8">import </text:span><text:span text:style-name="T6">org.springframework.web.bind.annotation.</text:span><text:span text:style-name="T9">RequestMapping</text:span><text:span text:style-name="T8">;</text:span><text:line-break/><text:span text:style-name="T8">import </text:span><text:span text:style-name="T6">org.springframework.web.bind.annotation.RequestMethod</text:span><text:span text:style-name="T8">;</text:span><text:line-break/><text:span text:style-name="T8">import </text:span><text:span text:style-name="T6">org.springframework.web.bind.annotation.</text:span><text:span text:style-name="T9">RestController</text:span><text:span text:style-name="T8">;</text:span><text:line-break/><text:line-break/><text:span text:style-name="T8">import </text:span><text:span text:style-name="T6">java.util.List</text:span><text:span text:style-name="T8">;</text:span><text:line-break/><text:line-break/><text:span text:style-name="T9">@RestController</text:span><text:line-break/><text:span text:style-name="T8">public class </text:span><text:span text:style-name="T6">Products {</text:span><text:line-break/><text:line-break/><text:span text:style-name="T6"> <text:s text:c="3"/></text:span><text:span text:style-name="T9">@Autowired</text:span><text:line-break/><text:span text:style-name="T9"> <text:s text:c="3"/></text:span><text:span text:style-name="T6">ProductService </text:span><text:span text:style-name="T4">ps</text:span><text:span text:style-name="T8">;</text:span><text:line-break/><text:line-break/><text:span text:style-name="T8"> <text:s text:c="3"/></text:span><text:span text:style-name="T9">@RequestMapping</text:span><text:span text:style-name="T6">(value = </text:span><text:span text:style-name="T3">"/getProducts"</text:span><text:span text:style-name="T8">, </text:span><text:span text:style-name="T6">method = RequestMethod.</text:span><text:span text:style-name="T5">GET</text:span><text:span text:style-name="T6">)</text:span><text:line-break/><text:span text:style-name="T6"> <text:s text:c="3"/></text:span><text:span text:style-name="T8">public </text:span><text:span text:style-name="T6">List&lt;Product&gt; </text:span><text:span text:style-name="T10">getProducts</text:span><text:span text:style-name="T6">(){</text:span><text:line-break/><text:line-break/><text:span text:style-name="T6"> <text:s text:c="7"/>List&lt;Product&gt; lp</text:span><text:span text:style-name="T8">;</text:span><text:line-break/><text:span text:style-name="T8"> <text:s text:c="7"/></text:span><text:span text:style-name="T6">lp = </text:span><text:span text:style-name="T4">ps</text:span><text:span text:style-name="T6">.getProducts()</text:span><text:span text:style-name="T8">;</text:span><text:line-break/><text:span text:style-name="T8"> <text:s text:c="7"/>return </text:span><text:span text:style-name="T6">lp</text:span><text:span text:style-name="T8">;</text:span><text:line-break/><text:span text:style-name="T8"> <text:s text:c="3"/></text:span><text:span text:style-name="T6">}</text:span><text:line-break/><text:soft-page-break/><text:line-break/><text:span text:style-name="T6"> <text:s text:c="3"/></text:span><text:span text:style-name="T9">@RequestMapping</text:span><text:span text:style-name="T6">(value = </text:span><text:span text:style-name="T3">"/postProducts"</text:span><text:span text:style-name="T8">, </text:span><text:span text:style-name="T6">method = RequestMethod.</text:span><text:span text:style-name="T5">POST</text:span><text:span text:style-name="T8">, </text:span><text:span text:style-name="T6">consumes = </text:span><text:span text:style-name="T3">"application/json"</text:span><text:span text:style-name="T6">)</text:span><text:line-break/><text:span text:style-name="T6"> <text:s text:c="3"/></text:span><text:span text:style-name="T8">public void </text:span><text:span text:style-name="T10">postProducts</text:span><text:span text:style-name="T6">(</text:span><text:span text:style-name="T9">@RequestBody </text:span><text:span text:style-name="T6">Product product){</text:span><text:line-break/><text:span text:style-name="T6"> <text:s text:c="7"/></text:span><text:span text:style-name="T4">ps</text:span><text:span text:style-name="T6">.saveProducts(product)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9">@RequestMapping</text:span><text:span text:style-name="T6">(value = </text:span><text:span text:style-name="T3">"/delProduct"</text:span><text:span text:style-name="T8">, </text:span><text:span text:style-name="T6">method = RequestMethod.</text:span><text:span text:style-name="T5">POST</text:span><text:span text:style-name="T8">, </text:span><text:span text:style-name="T6">consumes = </text:span><text:span text:style-name="T3">"application/json"</text:span><text:span text:style-name="T6">)</text:span><text:line-break/><text:span text:style-name="T6"> <text:s text:c="3"/></text:span><text:span text:style-name="T8">public void </text:span><text:span text:style-name="T10">delProduct</text:span><text:span text:style-name="T6">(</text:span><text:span text:style-name="T9">@RequestBody </text:span><text:span text:style-name="T6">Product product){</text:span><text:line-break/><text:span text:style-name="T6"> <text:s text:c="7"/></text:span><text:span text:style-name="T4">ps</text:span><text:span text:style-name="T6">.delProduct(product)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9">@RequestMapping</text:span><text:span text:style-name="T6">(value = </text:span><text:span text:style-name="T3">"/updateEnabled"</text:span><text:span text:style-name="T8">, </text:span><text:span text:style-name="T6">method = RequestMethod.</text:span><text:span text:style-name="T5">POST</text:span><text:span text:style-name="T8">, </text:span><text:span text:style-name="T6">consumes = </text:span><text:span text:style-name="T3">"application/json"</text:span><text:span text:style-name="T6">)</text:span><text:line-break/><text:span text:style-name="T6"> <text:s text:c="3"/></text:span><text:span text:style-name="T8">public void </text:span><text:span text:style-name="T10">updateEnabled</text:span><text:span text:style-name="T6">(</text:span><text:span text:style-name="T9">@RequestBody </text:span><text:span text:style-name="T6">Product product){</text:span><text:line-break/><text:span text:style-name="T6"> <text:s text:c="7"/></text:span><text:span text:style-name="T4">ps</text:span><text:span text:style-name="T6">.updateEnabled(product)</text:span><text:span text:style-name="T8">;</text:span><text:line-break/><text:span text:style-name="T8"> <text:s text:c="3"/></text:span><text:span text:style-name="T6">}</text:span><text:line-break/><text:line-break/><text:span text:style-name="T6">}</text:span><text:line-break/></text:p>
      <text:p text:style-name="P2"><text:span text:style-name="T8">package </text:span><text:span text:style-name="T6">com.simplilearn.Phase4.controller</text:span><text:span text:style-name="T8">;</text:span><text:line-break/><text:line-break/><text:span text:style-name="T8">import </text:span><text:span text:style-name="T6">com.simplilearn.Phase4.entity.User</text:span><text:span text:style-name="T8">;</text:span><text:line-break/><text:span text:style-name="T8">import </text:span><text:span text:style-name="T6">com.simplilearn.Phase4.repository.UserRepository</text:span><text:span text:style-name="T8">;</text:span><text:line-break/><text:span text:style-name="T8">import </text:span><text:span text:style-name="T6">com.simplilearn.Phase4.service.UserService</text:span><text:span text:style-name="T8">;</text:span><text:line-break/><text:span text:style-name="T8">import </text:span><text:span text:style-name="T6">org.springframework.beans.factory.annotation.</text:span><text:span text:style-name="T9">Autowired</text:span><text:span text:style-name="T8">;</text:span><text:line-break/><text:span text:style-name="T8">import </text:span><text:span text:style-name="T6">org.springframework.stereotype.</text:span><text:span text:style-name="T9">Controller</text:span><text:span text:style-name="T8">;</text:span><text:line-break/><text:span text:style-name="T8">import </text:span><text:span text:style-name="T6">org.springframework.ui.Model</text:span><text:span text:style-name="T8">;</text:span><text:line-break/><text:span text:style-name="T8">import </text:span><text:span text:style-name="T6">org.springframework.web.bind.annotation.*</text:span><text:span text:style-name="T8">;</text:span><text:line-break/><text:span text:style-name="T8">import </text:span><text:span text:style-name="T6">org.springframework.web.servlet.ModelAndView</text:span><text:span text:style-name="T8">;</text:span><text:line-break/><text:line-break/><text:span text:style-name="T8">import </text:span><text:span text:style-name="T6">java.util.Optional</text:span><text:span text:style-name="T8">;</text:span><text:line-break/><text:line-break/><text:span text:style-name="T9">@Controller</text:span><text:line-break/><text:span text:style-name="T8">public class </text:span><text:span text:style-name="T6">Welcome {</text:span><text:line-break/><text:line-break/><text:span text:style-name="T6"> <text:s text:c="3"/></text:span><text:span text:style-name="T9">@Autowired</text:span><text:line-break/><text:span text:style-name="T9"> <text:s text:c="3"/></text:span><text:span text:style-name="T6">UserService </text:span><text:span text:style-name="T4">us</text:span><text:span text:style-name="T8">;</text:span><text:line-break/><text:line-break/><text:span text:style-name="T8"> <text:s text:c="3"/></text:span><text:span text:style-name="T9">@RequestMapping</text:span><text:span text:style-name="T6">(</text:span><text:span text:style-name="T3">"/"</text:span><text:span text:style-name="T6">)</text:span><text:line-break/><text:span text:style-name="T6"> <text:s text:c="3"/></text:span><text:span text:style-name="T8">public </text:span><text:span text:style-name="T6">String </text:span><text:span text:style-name="T10">welcome</text:span><text:span text:style-name="T6">(Model model) {</text:span><text:line-break/><text:span text:style-name="T6"> <text:s text:c="7"/></text:span><text:span text:style-name="T8">return </text:span><text:span text:style-name="T3">"index"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9">@GetMapping</text:span><text:span text:style-name="T6">(</text:span><text:span text:style-name="T3">"/test"</text:span><text:span text:style-name="T6">)</text:span><text:line-break/><text:span text:style-name="T6"> <text:s text:c="3"/></text:span><text:span text:style-name="T8">public </text:span><text:span text:style-name="T6">String </text:span><text:span text:style-name="T10">test</text:span><text:span text:style-name="T6">(Model model){</text:span><text:line-break/><text:span text:style-name="T6"> <text:s text:c="7"/></text:span><text:span text:style-name="T8">return </text:span><text:span text:style-name="T3">"test"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9">@GetMapping</text:span><text:span text:style-name="T6">(</text:span><text:span text:style-name="T3">"/userMain"</text:span><text:span text:style-name="T6">)</text:span><text:line-break/><text:span text:style-name="T6"> <text:s text:c="3"/></text:span><text:span text:style-name="T8">public </text:span><text:span text:style-name="T6">String </text:span><text:span text:style-name="T10">userMain</text:span><text:span text:style-name="T6">(Model model){</text:span><text:line-break/><text:span text:style-name="T6"> <text:s text:c="7"/></text:span><text:span text:style-name="T8">return </text:span><text:span text:style-name="T3">"UserMain"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9">@GetMapping</text:span><text:span text:style-name="T6">(</text:span><text:span text:style-name="T3">"/userRegister"</text:span><text:span text:style-name="T6">)</text:span><text:line-break/><text:span text:style-name="T6"> <text:s text:c="3"/></text:span><text:span text:style-name="T8">public </text:span><text:span text:style-name="T6">String </text:span><text:span text:style-name="T10">userRegister</text:span><text:span text:style-name="T6">(Model model){</text:span><text:line-break/><text:span text:style-name="T6"> <text:s text:c="7"/></text:span><text:span text:style-name="T8">return </text:span><text:span text:style-name="T3">"UserRegister"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9">@GetMapping</text:span><text:span text:style-name="T6">(</text:span><text:span text:style-name="T3">"/userLogin"</text:span><text:span text:style-name="T6">)</text:span><text:line-break/><text:span text:style-name="T6"> <text:s text:c="3"/></text:span><text:span text:style-name="T8">public </text:span><text:span text:style-name="T6">String </text:span><text:span text:style-name="T10">userLogin</text:span><text:span text:style-name="T6">(Model model){</text:span><text:line-break/><text:span text:style-name="T6"> <text:s text:c="7"/></text:span><text:span text:style-name="T8">return </text:span><text:span text:style-name="T3">"UserLogin"</text:span><text:span text:style-name="T8">;</text:span><text:line-break/><text:soft-page-break/><text:span text:style-name="T8"> <text:s text:c="3"/></text:span><text:span text:style-name="T6">}</text:span><text:line-break/><text:line-break/><text:span text:style-name="T6"> <text:s text:c="3"/></text:span><text:span text:style-name="T9">@ResponseBody</text:span><text:line-break/><text:span text:style-name="T9"> <text:s text:c="3"/>@PostMapping</text:span><text:span text:style-name="T6">(</text:span><text:span text:style-name="T3">"/userHome"</text:span><text:span text:style-name="T6">)</text:span><text:line-break/><text:span text:style-name="T6"> <text:s text:c="3"/></text:span><text:span text:style-name="T8">public </text:span><text:span text:style-name="T6">String </text:span><text:span text:style-name="T10">userHome</text:span><text:span text:style-name="T6">(</text:span><text:span text:style-name="T9">@ModelAttribute</text:span><text:span text:style-name="T6">(</text:span><text:span text:style-name="T3">"user"</text:span><text:span text:style-name="T6">) User user</text:span><text:span text:style-name="T8">, </text:span><text:span text:style-name="T6">Model model)</text:span><text:line-break/><text:span text:style-name="T6"> <text:s text:c="3"/>{</text:span><text:line-break/><text:span text:style-name="T6"> <text:s text:c="7"/>String email = user.getEmail()</text:span><text:span text:style-name="T8">;</text:span><text:line-break/><text:span text:style-name="T8"> <text:s text:c="7"/></text:span><text:span text:style-name="T6">String pw = user.getPassword()</text:span><text:span text:style-name="T8">;</text:span><text:line-break/><text:line-break/><text:span text:style-name="T8"> <text:s text:c="7"/>boolean </text:span><text:span text:style-name="T6">auth = </text:span><text:span text:style-name="T4">us</text:span><text:span text:style-name="T6">.authenticateUser(email</text:span><text:span text:style-name="T8">, </text:span><text:span text:style-name="T6">pw)</text:span><text:span text:style-name="T8">;</text:span><text:line-break/><text:span text:style-name="T8"> <text:s text:c="7"/></text:span><text:span text:style-name="T6">System.</text:span><text:span text:style-name="T5">out</text:span><text:span text:style-name="T6">.println(</text:span><text:span text:style-name="T3">"Auth: " </text:span><text:span text:style-name="T6">+ auth)</text:span><text:span text:style-name="T8">;</text:span><text:line-break/><text:line-break/><text:span text:style-name="T8"> <text:s text:c="7"/>if</text:span><text:span text:style-name="T6">(auth == </text:span><text:span text:style-name="T8">true</text:span><text:span text:style-name="T6">) {</text:span><text:line-break/><text:span text:style-name="T6"> <text:s text:c="11"/></text:span><text:span text:style-name="T8">return </text:span><text:span text:style-name="T3">"success"</text:span><text:span text:style-name="T8">;</text:span><text:line-break/><text:span text:style-name="T8"> <text:s text:c="7"/></text:span><text:span text:style-name="T6">}</text:span><text:span text:style-name="T8">else </text:span><text:span text:style-name="T6">{</text:span><text:line-break/><text:span text:style-name="T6"> <text:s text:c="11"/></text:span><text:span text:style-name="T8">return </text:span><text:span text:style-name="T3">"error"</text:span><text:span text:style-name="T8">;</text:span><text:line-break/><text:span text:style-name="T8"> <text:s text:c="7"/></text:span><text:span text:style-name="T6">}</text:span><text:line-break/><text:span text:style-name="T6"> <text:s text:c="3"/>}</text:span><text:line-break/><text:span text:style-name="T6"> <text:s text:c="3"/></text:span><text:span text:style-name="T9">@GetMapping</text:span><text:span text:style-name="T6">(</text:span><text:span text:style-name="T3">"/userHome"</text:span><text:span text:style-name="T6">)</text:span><text:line-break/><text:span text:style-name="T6"> <text:s text:c="3"/></text:span><text:span text:style-name="T8">public </text:span><text:span text:style-name="T6">String </text:span><text:span text:style-name="T10">userHome</text:span><text:span text:style-name="T6">(Model model){</text:span><text:line-break/><text:span text:style-name="T6"> <text:s text:c="7"/></text:span><text:span text:style-name="T8">return </text:span><text:span text:style-name="T3">"UserHome"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9">@GetMapping</text:span><text:span text:style-name="T6">(</text:span><text:span text:style-name="T3">"/adminMain"</text:span><text:span text:style-name="T6">)</text:span><text:line-break/><text:span text:style-name="T6"> <text:s text:c="3"/></text:span><text:span text:style-name="T8">public </text:span><text:span text:style-name="T6">String </text:span><text:span text:style-name="T10">adminMain</text:span><text:span text:style-name="T6">(Model model){</text:span><text:line-break/><text:span text:style-name="T6"> <text:s text:c="7"/></text:span><text:span text:style-name="T8">return </text:span><text:span text:style-name="T3">"AdminMain"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9">@GetMapping</text:span><text:span text:style-name="T6">(</text:span><text:span text:style-name="T3">"/adminLogin"</text:span><text:span text:style-name="T6">)</text:span><text:line-break/><text:span text:style-name="T6"> <text:s text:c="3"/></text:span><text:span text:style-name="T8">public </text:span><text:span text:style-name="T6">String </text:span><text:span text:style-name="T10">adminLogin</text:span><text:span text:style-name="T6">( Model model )</text:span><text:line-break/><text:span text:style-name="T6"> <text:s text:c="3"/>{</text:span><text:line-break/><text:span text:style-name="T6"> <text:s text:c="7"/></text:span><text:span text:style-name="T8">return </text:span><text:span text:style-name="T3">"AdminLogin"</text:span><text:span text:style-name="T8">;</text:span><text:line-break/><text:span text:style-name="T8"> <text:s text:c="3"/></text:span><text:span text:style-name="T6">}</text:span><text:line-break/><text:line-break/><text:line-break/><text:span text:style-name="T6"> <text:s text:c="3"/></text:span><text:span text:style-name="T9">@GetMapping</text:span><text:span text:style-name="T6">(</text:span><text:span text:style-name="T3">"/showCart"</text:span><text:span text:style-name="T6">)</text:span><text:line-break/><text:span text:style-name="T6"> <text:s text:c="3"/></text:span><text:span text:style-name="T8">public </text:span><text:span text:style-name="T6">String </text:span><text:span text:style-name="T10">showCart</text:span><text:span text:style-name="T6">( Model model )</text:span><text:line-break/><text:span text:style-name="T6"> <text:s text:c="3"/>{</text:span><text:line-break/><text:span text:style-name="T6"> <text:s text:c="7"/></text:span><text:span text:style-name="T8">return </text:span><text:span text:style-name="T3">"Cart"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9">@ResponseBody</text:span><text:line-break/><text:span text:style-name="T9"> <text:s text:c="3"/>@PostMapping</text:span><text:span text:style-name="T6">(</text:span><text:span text:style-name="T3">"/adminHome"</text:span><text:span text:style-name="T6">)</text:span><text:line-break/><text:span text:style-name="T6"> <text:s text:c="3"/></text:span><text:span text:style-name="T8">public </text:span><text:span text:style-name="T6">String </text:span><text:span text:style-name="T10">adminHome</text:span><text:span text:style-name="T6">(</text:span><text:span text:style-name="T9">@ModelAttribute</text:span><text:span text:style-name="T6">(</text:span><text:span text:style-name="T3">"user"</text:span><text:span text:style-name="T6">) User user</text:span><text:span text:style-name="T8">, </text:span><text:span text:style-name="T6">Model model){</text:span><text:line-break/><text:line-break/><text:span text:style-name="T6"> <text:s text:c="7"/>String email = user.getEmail()</text:span><text:span text:style-name="T8">;</text:span><text:line-break/><text:span text:style-name="T8"> <text:s text:c="7"/></text:span><text:span text:style-name="T6">String pw = user.getPassword()</text:span><text:span text:style-name="T8">;</text:span><text:line-break/><text:line-break/><text:span text:style-name="T8"> <text:s text:c="7"/>boolean </text:span><text:span text:style-name="T6">auth = </text:span><text:span text:style-name="T4">us</text:span><text:span text:style-name="T6">.authenticateUser(email</text:span><text:span text:style-name="T8">, </text:span><text:span text:style-name="T6">pw)</text:span><text:span text:style-name="T8">;</text:span><text:line-break/><text:line-break/><text:span text:style-name="T8"> <text:s text:c="7"/>if</text:span><text:span text:style-name="T6">(auth == </text:span><text:span text:style-name="T8">true</text:span><text:span text:style-name="T6">) {</text:span><text:line-break/><text:span text:style-name="T6"> <text:s text:c="12"/></text:span><text:span text:style-name="T8">return </text:span><text:span text:style-name="T3">"success"</text:span><text:span text:style-name="T8">;</text:span><text:line-break/><text:span text:style-name="T8"> <text:s text:c="7"/></text:span><text:span text:style-name="T6">}</text:span><text:span text:style-name="T8">else </text:span><text:span text:style-name="T6">{</text:span><text:line-break/><text:span text:style-name="T6"> <text:s text:c="11"/></text:span><text:span text:style-name="T8">return </text:span><text:span text:style-name="T3">"error"</text:span><text:span text:style-name="T8">;</text:span><text:line-break/><text:span text:style-name="T8"> <text:s text:c="7"/></text:span><text:span text:style-name="T6">}</text:span><text:line-break/><text:span text:style-name="T6"> <text:s text:c="3"/>}</text:span><text:line-break/><text:line-break/><text:span text:style-name="T6"> <text:s text:c="3"/></text:span><text:span text:style-name="T9">@GetMapping</text:span><text:span text:style-name="T6">(</text:span><text:span text:style-name="T3">"/adminHome"</text:span><text:span text:style-name="T6">)</text:span><text:line-break/><text:span text:style-name="T6"> <text:s text:c="3"/></text:span><text:span text:style-name="T8">public </text:span><text:span text:style-name="T6">String </text:span><text:span text:style-name="T10">adminHome</text:span><text:span text:style-name="T6">( Model model )</text:span><text:line-break/><text:span text:style-name="T6"> <text:s text:c="3"/>{</text:span><text:line-break/><text:soft-page-break/><text:span text:style-name="T6"> <text:s text:c="7"/></text:span><text:span text:style-name="T8">return </text:span><text:span text:style-name="T3">"AdminHome"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9">@ResponseBody</text:span><text:line-break/><text:span text:style-name="T9"> <text:s text:c="3"/>@PostMapping</text:span><text:span text:style-name="T6">(</text:span><text:span text:style-name="T3">"/userRegister"</text:span><text:span text:style-name="T6">)</text:span><text:line-break/><text:span text:style-name="T6"> <text:s text:c="3"/></text:span><text:span text:style-name="T8">public </text:span><text:span text:style-name="T6">String </text:span><text:span text:style-name="T10">userRegister</text:span><text:span text:style-name="T6">(</text:span><text:span text:style-name="T9">@ModelAttribute</text:span><text:span text:style-name="T6">(</text:span><text:span text:style-name="T3">"user"</text:span><text:span text:style-name="T6">) User user</text:span><text:span text:style-name="T8">, </text:span><text:span text:style-name="T6">Model model){</text:span><text:line-break/><text:line-break/><text:span text:style-name="T6"> <text:s text:c="7"/>String email = user.getEmail()</text:span><text:span text:style-name="T8">;</text:span><text:line-break/><text:span text:style-name="T8"> <text:s text:c="7"/></text:span><text:span text:style-name="T6">String pw = user.getPassword()</text:span><text:span text:style-name="T8">;</text:span><text:line-break/><text:span text:style-name="T8"> <text:s text:c="7"/></text:span><text:span text:style-name="T6">String fname = user.getFname()</text:span><text:span text:style-name="T8">;</text:span><text:line-break/><text:span text:style-name="T8"> <text:s text:c="7"/></text:span><text:span text:style-name="T6">String lname = user.getLname()</text:span><text:span text:style-name="T8">;</text:span><text:line-break/><text:line-break/><text:span text:style-name="T8"> <text:s text:c="7"/>boolean </text:span><text:span text:style-name="T6">reg = </text:span><text:span text:style-name="T4">us</text:span><text:span text:style-name="T6">.registerUser(fname</text:span><text:span text:style-name="T8">, </text:span><text:span text:style-name="T6">lname</text:span><text:span text:style-name="T8">, </text:span><text:span text:style-name="T6">email</text:span><text:span text:style-name="T8">, </text:span><text:span text:style-name="T6">pw)</text:span><text:span text:style-name="T8">;</text:span><text:line-break/><text:line-break/><text:span text:style-name="T8"> <text:s text:c="7"/>if</text:span><text:span text:style-name="T6">(reg) {</text:span><text:line-break/><text:span text:style-name="T6"> <text:s text:c="11"/></text:span><text:span text:style-name="T8">return </text:span><text:span text:style-name="T3">"success"</text:span><text:span text:style-name="T8">;</text:span><text:line-break/><text:span text:style-name="T8"> <text:s text:c="7"/></text:span><text:span text:style-name="T6">}</text:span><text:span text:style-name="T8">else </text:span><text:span text:style-name="T6">{</text:span><text:line-break/><text:span text:style-name="T6"> <text:s text:c="11"/></text:span><text:span text:style-name="T8">return </text:span><text:span text:style-name="T3">"error"</text:span><text:span text:style-name="T8">;</text:span><text:line-break/><text:span text:style-name="T8"> <text:s text:c="7"/></text:span><text:span text:style-name="T6">}</text:span><text:line-break/><text:span text:style-name="T6"> <text:s text:c="3"/>}</text:span><text:line-break/><text:span text:style-name="T6">}</text:span><text:line-break/></text:p>
      <text:p text:style-name="P2"><text:span text:style-name="T8">package </text:span><text:span text:style-name="T6">com.simplilearn.Phase4.entity</text:span><text:span text:style-name="T8">;</text:span><text:line-break/><text:line-break/><text:span text:style-name="T8">import </text:span><text:span text:style-name="T6">javax.persistence.*</text:span><text:span text:style-name="T8">;</text:span><text:line-break/><text:span text:style-name="T8">import </text:span><text:span text:style-name="T6">java.util.ArrayList</text:span><text:span text:style-name="T8">;</text:span><text:line-break/><text:span text:style-name="T8">import </text:span><text:span text:style-name="T6">java.util.List</text:span><text:span text:style-name="T8">;</text:span><text:line-break/><text:line-break/><text:span text:style-name="T9">@Entity</text:span><text:line-break/><text:span text:style-name="T9">@Table</text:span><text:span text:style-name="T6">(name=</text:span><text:span text:style-name="T3">"cart_table"</text:span><text:span text:style-name="T6">)</text:span><text:line-break/><text:span text:style-name="T8">public class </text:span><text:span text:style-name="T6">Cart {</text:span><text:line-break/><text:line-break/><text:span text:style-name="T6"> <text:s text:c="3"/></text:span><text:span text:style-name="T9">@Id</text:span><text:line-break/><text:span text:style-name="T9"> <text:s text:c="3"/>@GeneratedValue</text:span><text:span text:style-name="T6">(strategy = GenerationType.</text:span><text:span text:style-name="T5">IDENTITY</text:span><text:span text:style-name="T6">)</text:span><text:line-break/><text:span text:style-name="T6"> <text:s text:c="3"/></text:span><text:span text:style-name="T9">@Column</text:span><text:span text:style-name="T6">(name=</text:span><text:span text:style-name="T3">"cart_id"</text:span><text:span text:style-name="T6">)</text:span><text:line-break/><text:span text:style-name="T6"> <text:s text:c="3"/></text:span><text:span text:style-name="T8">private int </text:span><text:span text:style-name="T4">cart_id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quantity"</text:span><text:span text:style-name="T6">)</text:span><text:line-break/><text:span text:style-name="T6"> <text:s text:c="3"/></text:span><text:span text:style-name="T8">private int </text:span><text:span text:style-name="T4">quantity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product_id"</text:span><text:span text:style-name="T6">)</text:span><text:line-break/><text:span text:style-name="T6"> <text:s text:c="3"/></text:span><text:span text:style-name="T8">private int </text:span><text:span text:style-name="T4">product_id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name"</text:span><text:span text:style-name="T6">)</text:span><text:line-break/><text:span text:style-name="T6"> <text:s text:c="3"/></text:span><text:span text:style-name="T8">private </text:span><text:span text:style-name="T6">String </text:span><text:span text:style-name="T4">name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company"</text:span><text:span text:style-name="T6">)</text:span><text:line-break/><text:span text:style-name="T6"> <text:s text:c="3"/></text:span><text:span text:style-name="T8">private </text:span><text:span text:style-name="T6">String </text:span><text:span text:style-name="T4">company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units"</text:span><text:span text:style-name="T6">)</text:span><text:line-break/><text:span text:style-name="T6"> <text:s text:c="3"/></text:span><text:span text:style-name="T8">private int </text:span><text:span text:style-name="T4">units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price"</text:span><text:span text:style-name="T8">, </text:span><text:span text:style-name="T6">precision=</text:span><text:span text:style-name="T11">10</text:span><text:span text:style-name="T8">, </text:span><text:span text:style-name="T6">scale=</text:span><text:span text:style-name="T11">2</text:span><text:span text:style-name="T6">)</text:span><text:line-break/><text:span text:style-name="T6"> <text:s text:c="3"/></text:span><text:span text:style-name="T8">private float </text:span><text:span text:style-name="T4">price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enabled"</text:span><text:span text:style-name="T6">)</text:span><text:line-break/><text:span text:style-name="T6"> <text:s text:c="3"/></text:span><text:span text:style-name="T8">private boolean </text:span><text:span text:style-name="T4">enabled</text:span><text:span text:style-name="T8">;</text:span><text:line-break/><text:line-break/><text:span text:style-name="T8"> <text:s text:c="3"/>public float </text:span><text:span text:style-name="T10">getTotal</text:span><text:span text:style-name="T6">() {</text:span><text:line-break/><text:soft-page-break/><text:span text:style-name="T6"> <text:s text:c="7"/></text:span><text:span text:style-name="T8">return this</text:span><text:span text:style-name="T6">.</text:span><text:span text:style-name="T4">price </text:span><text:span text:style-name="T6">* </text:span><text:span text:style-name="T8">this</text:span><text:span text:style-name="T6">.</text:span><text:span text:style-name="T4">quantity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int </text:span><text:span text:style-name="T10">getProduct_id</text:span><text:span text:style-name="T6">() {</text:span><text:line-break/><text:span text:style-name="T6"> <text:s text:c="7"/></text:span><text:span text:style-name="T8">return </text:span><text:span text:style-name="T4">product_id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Product_id</text:span><text:span text:style-name="T6">(</text:span><text:span text:style-name="T8">int </text:span><text:span text:style-name="T6">product_id) {</text:span><text:line-break/><text:span text:style-name="T6"> <text:s text:c="7"/></text:span><text:span text:style-name="T8">this</text:span><text:span text:style-name="T6">.</text:span><text:span text:style-name="T4">product_id </text:span><text:span text:style-name="T6">= product_id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</text:span><text:span text:style-name="T6">String </text:span><text:span text:style-name="T10">getName</text:span><text:span text:style-name="T6">() {</text:span><text:line-break/><text:span text:style-name="T6"> <text:s text:c="7"/></text:span><text:span text:style-name="T8">return </text:span><text:span text:style-name="T4">name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Name</text:span><text:span text:style-name="T6">(String name) {</text:span><text:line-break/><text:span text:style-name="T6"> <text:s text:c="7"/></text:span><text:span text:style-name="T8">this</text:span><text:span text:style-name="T6">.</text:span><text:span text:style-name="T4">name </text:span><text:span text:style-name="T6">= name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</text:span><text:span text:style-name="T6">String </text:span><text:span text:style-name="T10">getCompany</text:span><text:span text:style-name="T6">() {</text:span><text:line-break/><text:span text:style-name="T6"> <text:s text:c="7"/></text:span><text:span text:style-name="T8">return </text:span><text:span text:style-name="T4">company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Company</text:span><text:span text:style-name="T6">(String company) {</text:span><text:line-break/><text:span text:style-name="T6"> <text:s text:c="7"/></text:span><text:span text:style-name="T8">this</text:span><text:span text:style-name="T6">.</text:span><text:span text:style-name="T4">company </text:span><text:span text:style-name="T6">= company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int </text:span><text:span text:style-name="T10">getUnits</text:span><text:span text:style-name="T6">() {</text:span><text:line-break/><text:span text:style-name="T6"> <text:s text:c="7"/></text:span><text:span text:style-name="T8">return </text:span><text:span text:style-name="T4">units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Units</text:span><text:span text:style-name="T6">(</text:span><text:span text:style-name="T8">int </text:span><text:span text:style-name="T6">units) {</text:span><text:line-break/><text:span text:style-name="T6"> <text:s text:c="7"/></text:span><text:span text:style-name="T8">this</text:span><text:span text:style-name="T6">.</text:span><text:span text:style-name="T4">units </text:span><text:span text:style-name="T6">= units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float </text:span><text:span text:style-name="T10">getPrice</text:span><text:span text:style-name="T6">() {</text:span><text:line-break/><text:span text:style-name="T6"> <text:s text:c="7"/></text:span><text:span text:style-name="T8">return </text:span><text:span text:style-name="T4">price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Price</text:span><text:span text:style-name="T6">(</text:span><text:span text:style-name="T8">float </text:span><text:span text:style-name="T6">price) {</text:span><text:line-break/><text:span text:style-name="T6"> <text:s text:c="7"/></text:span><text:span text:style-name="T8">this</text:span><text:span text:style-name="T6">.</text:span><text:span text:style-name="T4">price </text:span><text:span text:style-name="T6">= price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boolean </text:span><text:span text:style-name="T10">isEnabled</text:span><text:span text:style-name="T6">() {</text:span><text:line-break/><text:span text:style-name="T6"> <text:s text:c="7"/></text:span><text:span text:style-name="T8">return </text:span><text:span text:style-name="T4">enabled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Enabled</text:span><text:span text:style-name="T6">(</text:span><text:span text:style-name="T8">boolean </text:span><text:span text:style-name="T6">enabled) {</text:span><text:line-break/><text:span text:style-name="T6"> <text:s text:c="7"/></text:span><text:span text:style-name="T8">this</text:span><text:span text:style-name="T6">.</text:span><text:span text:style-name="T4">enabled </text:span><text:span text:style-name="T6">= enabled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int </text:span><text:span text:style-name="T10">getCart_id</text:span><text:span text:style-name="T6">() {</text:span><text:line-break/><text:span text:style-name="T6"> <text:s text:c="7"/></text:span><text:span text:style-name="T8">return </text:span><text:span text:style-name="T4">cart_id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Cart_id</text:span><text:span text:style-name="T6">(</text:span><text:span text:style-name="T8">int </text:span><text:span text:style-name="T6">cart_id) {</text:span><text:line-break/><text:span text:style-name="T6"> <text:s text:c="7"/></text:span><text:span text:style-name="T8">this</text:span><text:span text:style-name="T6">.</text:span><text:span text:style-name="T4">cart_id </text:span><text:span text:style-name="T6">= cart_id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int </text:span><text:span text:style-name="T10">getQuantity</text:span><text:span text:style-name="T6">() {</text:span><text:line-break/><text:soft-page-break/><text:span text:style-name="T6"> <text:s text:c="7"/></text:span><text:span text:style-name="T8">return </text:span><text:span text:style-name="T4">quantity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Quantity</text:span><text:span text:style-name="T6">(</text:span><text:span text:style-name="T8">int </text:span><text:span text:style-name="T6">quantity) {</text:span><text:line-break/><text:span text:style-name="T6"> <text:s text:c="7"/></text:span><text:span text:style-name="T8">this</text:span><text:span text:style-name="T6">.</text:span><text:span text:style-name="T4">quantity </text:span><text:span text:style-name="T6">= quantity</text:span><text:span text:style-name="T8">;</text:span><text:line-break/><text:span text:style-name="T8"> <text:s text:c="3"/></text:span><text:span text:style-name="T6">}</text:span><text:line-break/><text:span text:style-name="T6">}</text:span><text:line-break/></text:p>
      <text:p text:style-name="P2"><text:span text:style-name="T8">package </text:span><text:span text:style-name="T6">com.simplilearn.Phase4.entity</text:span><text:span text:style-name="T8">;</text:span><text:line-break/><text:line-break/><text:span text:style-name="T8">import </text:span><text:span text:style-name="T6">javax.persistence.*</text:span><text:span text:style-name="T8">;</text:span><text:line-break/><text:line-break/><text:span text:style-name="T9">@Entity</text:span><text:line-break/><text:span text:style-name="T9">@Table</text:span><text:span text:style-name="T6">(name=</text:span><text:span text:style-name="T3">"product"</text:span><text:span text:style-name="T6">)</text:span><text:line-break/><text:span text:style-name="T8">public class </text:span><text:span text:style-name="T6">Product {</text:span><text:line-break/><text:line-break/><text:span text:style-name="T6"> <text:s text:c="3"/></text:span><text:span text:style-name="T9">@Id</text:span><text:line-break/><text:span text:style-name="T9"> <text:s text:c="3"/>@GeneratedValue</text:span><text:span text:style-name="T6">(strategy = GenerationType.</text:span><text:span text:style-name="T5">IDENTITY</text:span><text:span text:style-name="T6">)</text:span><text:line-break/><text:span text:style-name="T6"> <text:s text:c="3"/></text:span><text:span text:style-name="T9">@Column</text:span><text:span text:style-name="T6">(name=</text:span><text:span text:style-name="T3">"product_id"</text:span><text:span text:style-name="T6">)</text:span><text:line-break/><text:span text:style-name="T6"> <text:s text:c="3"/></text:span><text:span text:style-name="T8">private int </text:span><text:span text:style-name="T4">product_id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name"</text:span><text:span text:style-name="T6">)</text:span><text:line-break/><text:span text:style-name="T6"> <text:s text:c="3"/></text:span><text:span text:style-name="T8">private </text:span><text:span text:style-name="T6">String </text:span><text:span text:style-name="T4">name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company"</text:span><text:span text:style-name="T6">)</text:span><text:line-break/><text:span text:style-name="T6"> <text:s text:c="3"/></text:span><text:span text:style-name="T8">private </text:span><text:span text:style-name="T6">String </text:span><text:span text:style-name="T4">company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units"</text:span><text:span text:style-name="T6">)</text:span><text:line-break/><text:span text:style-name="T6"> <text:s text:c="3"/></text:span><text:span text:style-name="T8">private int </text:span><text:span text:style-name="T4">units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price"</text:span><text:span text:style-name="T8">, </text:span><text:span text:style-name="T6">precision=</text:span><text:span text:style-name="T11">10</text:span><text:span text:style-name="T8">, </text:span><text:span text:style-name="T6">scale=</text:span><text:span text:style-name="T11">2</text:span><text:span text:style-name="T6">)</text:span><text:line-break/><text:span text:style-name="T6"> <text:s text:c="3"/></text:span><text:span text:style-name="T8">private float </text:span><text:span text:style-name="T4">price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enabled"</text:span><text:span text:style-name="T6">)</text:span><text:line-break/><text:span text:style-name="T6"> <text:s text:c="3"/></text:span><text:span text:style-name="T8">private boolean </text:span><text:span text:style-name="T4">enabled</text:span><text:span text:style-name="T8">;</text:span><text:line-break/><text:line-break/><text:span text:style-name="T8"> <text:s text:c="3"/>public int </text:span><text:span text:style-name="T10">getProduct_id</text:span><text:span text:style-name="T6">() {</text:span><text:line-break/><text:span text:style-name="T6"> <text:s text:c="7"/></text:span><text:span text:style-name="T8">return </text:span><text:span text:style-name="T4">product_id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Product_id</text:span><text:span text:style-name="T6">(</text:span><text:span text:style-name="T8">int </text:span><text:span text:style-name="T6">product_id) {</text:span><text:line-break/><text:span text:style-name="T6"> <text:s text:c="7"/></text:span><text:span text:style-name="T8">this</text:span><text:span text:style-name="T6">.</text:span><text:span text:style-name="T4">product_id </text:span><text:span text:style-name="T6">= product_id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</text:span><text:span text:style-name="T6">String </text:span><text:span text:style-name="T10">getName</text:span><text:span text:style-name="T6">() {</text:span><text:line-break/><text:span text:style-name="T6"> <text:s text:c="7"/></text:span><text:span text:style-name="T8">return </text:span><text:span text:style-name="T4">name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Name</text:span><text:span text:style-name="T6">(String name) {</text:span><text:line-break/><text:span text:style-name="T6"> <text:s text:c="7"/></text:span><text:span text:style-name="T8">this</text:span><text:span text:style-name="T6">.</text:span><text:span text:style-name="T4">name </text:span><text:span text:style-name="T6">= name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</text:span><text:span text:style-name="T6">String </text:span><text:span text:style-name="T10">getCompany</text:span><text:span text:style-name="T6">() {</text:span><text:line-break/><text:span text:style-name="T6"> <text:s text:c="7"/></text:span><text:span text:style-name="T8">return </text:span><text:span text:style-name="T4">company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Company</text:span><text:span text:style-name="T6">(String company) {</text:span><text:line-break/><text:span text:style-name="T6"> <text:s text:c="7"/></text:span><text:span text:style-name="T8">this</text:span><text:span text:style-name="T6">.</text:span><text:span text:style-name="T4">company </text:span><text:span text:style-name="T6">= company</text:span><text:span text:style-name="T8">;</text:span><text:line-break/><text:span text:style-name="T8"> <text:s text:c="3"/></text:span><text:span text:style-name="T6">}</text:span><text:line-break/><text:soft-page-break/><text:line-break/><text:span text:style-name="T6"> <text:s text:c="3"/></text:span><text:span text:style-name="T8">public int </text:span><text:span text:style-name="T10">getUnits</text:span><text:span text:style-name="T6">() {</text:span><text:line-break/><text:span text:style-name="T6"> <text:s text:c="7"/></text:span><text:span text:style-name="T8">return </text:span><text:span text:style-name="T4">units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Units</text:span><text:span text:style-name="T6">(</text:span><text:span text:style-name="T8">int </text:span><text:span text:style-name="T6">units) {</text:span><text:line-break/><text:span text:style-name="T6"> <text:s text:c="7"/></text:span><text:span text:style-name="T8">this</text:span><text:span text:style-name="T6">.</text:span><text:span text:style-name="T4">units </text:span><text:span text:style-name="T6">= units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float </text:span><text:span text:style-name="T10">getPrice</text:span><text:span text:style-name="T6">() {</text:span><text:line-break/><text:span text:style-name="T6"> <text:s text:c="7"/></text:span><text:span text:style-name="T8">return </text:span><text:span text:style-name="T4">price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Price</text:span><text:span text:style-name="T6">(</text:span><text:span text:style-name="T8">float </text:span><text:span text:style-name="T6">price) {</text:span><text:line-break/><text:span text:style-name="T6"> <text:s text:c="7"/></text:span><text:span text:style-name="T8">this</text:span><text:span text:style-name="T6">.</text:span><text:span text:style-name="T4">price </text:span><text:span text:style-name="T6">= price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boolean </text:span><text:span text:style-name="T10">isEnabled</text:span><text:span text:style-name="T6">() {</text:span><text:line-break/><text:span text:style-name="T6"> <text:s text:c="7"/></text:span><text:span text:style-name="T8">return </text:span><text:span text:style-name="T4">enabled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Enabled</text:span><text:span text:style-name="T6">(</text:span><text:span text:style-name="T8">boolean </text:span><text:span text:style-name="T6">enabled) {</text:span><text:line-break/><text:span text:style-name="T6"> <text:s text:c="7"/></text:span><text:span text:style-name="T8">this</text:span><text:span text:style-name="T6">.</text:span><text:span text:style-name="T4">enabled </text:span><text:span text:style-name="T6">= enabled</text:span><text:span text:style-name="T8">;</text:span><text:line-break/><text:span text:style-name="T8"> <text:s text:c="3"/></text:span><text:span text:style-name="T6">}</text:span><text:line-break/><text:span text:style-name="T6">}</text:span><text:line-break/></text:p>
      <text:p text:style-name="P2"><text:span text:style-name="T8">package </text:span><text:span text:style-name="T6">com.simplilearn.Phase4.entity</text:span><text:span text:style-name="T8">;</text:span><text:line-break/><text:line-break/><text:span text:style-name="T8">import </text:span><text:span text:style-name="T6">javax.persistence.*</text:span><text:span text:style-name="T8">;</text:span><text:line-break/><text:span text:style-name="T8">import </text:span><text:span text:style-name="T6">java.util.List</text:span><text:span text:style-name="T8">;</text:span><text:line-break/><text:line-break/><text:span text:style-name="T9">@Entity</text:span><text:line-break/><text:span text:style-name="T9">@Table</text:span><text:span text:style-name="T6">(name=</text:span><text:span text:style-name="T3">"user"</text:span><text:span text:style-name="T6">)</text:span><text:line-break/><text:span text:style-name="T8">public class </text:span><text:span text:style-name="T6">User {</text:span><text:line-break/><text:line-break/><text:span text:style-name="T6"> <text:s text:c="3"/></text:span><text:span text:style-name="T9">@Id</text:span><text:line-break/><text:span text:style-name="T9"> <text:s text:c="3"/>@GeneratedValue</text:span><text:span text:style-name="T6">(strategy = GenerationType.</text:span><text:span text:style-name="T5">IDENTITY</text:span><text:span text:style-name="T6">)</text:span><text:line-break/><text:span text:style-name="T6"> <text:s text:c="3"/></text:span><text:span text:style-name="T8">private int </text:span><text:span text:style-name="T4">id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fname"</text:span><text:span text:style-name="T6">)</text:span><text:line-break/><text:span text:style-name="T6"> <text:s text:c="3"/></text:span><text:span text:style-name="T8">private </text:span><text:span text:style-name="T6">String </text:span><text:span text:style-name="T4">fname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lname"</text:span><text:span text:style-name="T6">)</text:span><text:line-break/><text:span text:style-name="T6"> <text:s text:c="3"/></text:span><text:span text:style-name="T8">private </text:span><text:span text:style-name="T6">String </text:span><text:span text:style-name="T4">lname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email"</text:span><text:span text:style-name="T6">)</text:span><text:line-break/><text:span text:style-name="T6"> <text:s text:c="3"/></text:span><text:span text:style-name="T8">private </text:span><text:span text:style-name="T6">String </text:span><text:span text:style-name="T4">email</text:span><text:span text:style-name="T8">;</text:span><text:line-break/><text:line-break/><text:span text:style-name="T8"> <text:s text:c="3"/></text:span><text:span text:style-name="T9">@Column</text:span><text:span text:style-name="T6">(name=</text:span><text:span text:style-name="T3">"password"</text:span><text:span text:style-name="T6">)</text:span><text:line-break/><text:span text:style-name="T6"> <text:s text:c="3"/></text:span><text:span text:style-name="T8">private </text:span><text:span text:style-name="T6">String </text:span><text:span text:style-name="T4">password</text:span><text:span text:style-name="T8">;</text:span><text:line-break/><text:line-break/><text:span text:style-name="T8"> <text:s text:c="3"/>public int </text:span><text:span text:style-name="T10">getId</text:span><text:span text:style-name="T6">() {</text:span><text:line-break/><text:span text:style-name="T6"> <text:s text:c="7"/></text:span><text:span text:style-name="T8">return </text:span><text:span text:style-name="T4">id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Id</text:span><text:span text:style-name="T6">(</text:span><text:span text:style-name="T8">int </text:span><text:span text:style-name="T6">id) {</text:span><text:line-break/><text:span text:style-name="T6"> <text:s text:c="7"/></text:span><text:span text:style-name="T8">this</text:span><text:span text:style-name="T6">.</text:span><text:span text:style-name="T4">id </text:span><text:span text:style-name="T6">= id</text:span><text:span text:style-name="T8">;</text:span><text:line-break/><text:span text:style-name="T8"> <text:s text:c="3"/></text:span><text:span text:style-name="T6">}</text:span><text:line-break/><text:line-break/><text:soft-page-break/><text:span text:style-name="T6"> <text:s text:c="3"/></text:span><text:span text:style-name="T8">public </text:span><text:span text:style-name="T6">String </text:span><text:span text:style-name="T10">getFname</text:span><text:span text:style-name="T6">() {</text:span><text:line-break/><text:span text:style-name="T6"> <text:s text:c="7"/></text:span><text:span text:style-name="T8">return </text:span><text:span text:style-name="T4">fname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Fname</text:span><text:span text:style-name="T6">(String fname) {</text:span><text:line-break/><text:span text:style-name="T6"> <text:s text:c="7"/></text:span><text:span text:style-name="T8">this</text:span><text:span text:style-name="T6">.</text:span><text:span text:style-name="T4">fname </text:span><text:span text:style-name="T6">= fname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</text:span><text:span text:style-name="T6">String </text:span><text:span text:style-name="T10">getLname</text:span><text:span text:style-name="T6">() {</text:span><text:line-break/><text:span text:style-name="T6"> <text:s text:c="7"/></text:span><text:span text:style-name="T8">return </text:span><text:span text:style-name="T4">lname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Lname</text:span><text:span text:style-name="T6">(String lname) {</text:span><text:line-break/><text:span text:style-name="T6"> <text:s text:c="7"/></text:span><text:span text:style-name="T8">this</text:span><text:span text:style-name="T6">.</text:span><text:span text:style-name="T4">lname </text:span><text:span text:style-name="T6">= lname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</text:span><text:span text:style-name="T6">String </text:span><text:span text:style-name="T10">getEmail</text:span><text:span text:style-name="T6">() {</text:span><text:line-break/><text:span text:style-name="T6"> <text:s text:c="7"/></text:span><text:span text:style-name="T8">return </text:span><text:span text:style-name="T4">email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Email</text:span><text:span text:style-name="T6">(String email) {</text:span><text:line-break/><text:span text:style-name="T6"> <text:s text:c="7"/></text:span><text:span text:style-name="T8">this</text:span><text:span text:style-name="T6">.</text:span><text:span text:style-name="T4">email </text:span><text:span text:style-name="T6">= email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</text:span><text:span text:style-name="T6">String </text:span><text:span text:style-name="T10">getPassword</text:span><text:span text:style-name="T6">() {</text:span><text:line-break/><text:span text:style-name="T6"> <text:s text:c="7"/></text:span><text:span text:style-name="T8">return </text:span><text:span text:style-name="T4">password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setPassword</text:span><text:span text:style-name="T6">(String password) {</text:span><text:line-break/><text:span text:style-name="T6"> <text:s text:c="7"/></text:span><text:span text:style-name="T8">this</text:span><text:span text:style-name="T6">.</text:span><text:span text:style-name="T4">password </text:span><text:span text:style-name="T6">= password</text:span><text:span text:style-name="T8">;</text:span><text:line-break/><text:span text:style-name="T8"> <text:s text:c="3"/></text:span><text:span text:style-name="T6">}</text:span><text:line-break/><text:span text:style-name="T6">}</text:span><text:line-break/></text:p>
      <text:p text:style-name="P2"><text:span text:style-name="T8">package </text:span><text:span text:style-name="T6">com.simplilearn.Phase4.repository</text:span><text:span text:style-name="T8">;</text:span><text:line-break/><text:line-break/><text:span text:style-name="T8">import </text:span><text:span text:style-name="T6">com.simplilearn.Phase4.entity.Cart</text:span><text:span text:style-name="T8">;</text:span><text:line-break/><text:span text:style-name="T8">import </text:span><text:span text:style-name="T6">com.simplilearn.Phase4.entity.Product</text:span><text:span text:style-name="T8">;</text:span><text:line-break/><text:span text:style-name="T8">import </text:span><text:span text:style-name="T6">org.springframework.data.repository.CrudRepository</text:span><text:span text:style-name="T8">;</text:span><text:line-break/><text:span text:style-name="T8">import </text:span><text:span text:style-name="T6">org.springframework.stereotype.</text:span><text:span text:style-name="T9">Repository</text:span><text:span text:style-name="T8">;</text:span><text:line-break/><text:line-break/><text:span text:style-name="T8">import </text:span><text:span text:style-name="T6">java.util.List</text:span><text:span text:style-name="T8">;</text:span><text:line-break/><text:line-break/><text:span text:style-name="T9">@Repository</text:span><text:line-break/><text:span text:style-name="T8">public interface </text:span><text:span text:style-name="T6">CartRepository </text:span><text:span text:style-name="T8">extends </text:span><text:span text:style-name="T6">CrudRepository&lt;Cart</text:span><text:span text:style-name="T8">, </text:span><text:span text:style-name="T6">Integer&gt; {</text:span><text:line-break/><text:line-break/><text:line-break/><text:span text:style-name="T6"> <text:s text:c="3"/></text:span><text:span text:style-name="T7">//public User findByName(String name);</text:span><text:line-break/><text:span text:style-name="T7"> <text:s text:c="3"/></text:span><text:span text:style-name="T6">List&lt;Cart&gt; </text:span><text:span text:style-name="T10">findAll</text:span><text:span text:style-name="T6">()</text:span><text:span text:style-name="T8">;</text:span><text:line-break/><text:span text:style-name="T6">}</text:span></text:p>
      <text:p text:style-name="P2"><text:span text:style-name="T8">package </text:span><text:span text:style-name="T6">com.simplilearn.Phase4.repository</text:span><text:span text:style-name="T8">;</text:span><text:line-break/><text:line-break/><text:span text:style-name="T8">import </text:span><text:span text:style-name="T6">com.simplilearn.Phase4.entity.Product</text:span><text:span text:style-name="T8">;</text:span><text:line-break/><text:span text:style-name="T8">import </text:span><text:span text:style-name="T6">org.springframework.data.repository.CrudRepository</text:span><text:span text:style-name="T8">;</text:span><text:line-break/><text:span text:style-name="T8">import </text:span><text:span text:style-name="T6">org.springframework.stereotype.</text:span><text:span text:style-name="T9">Repository</text:span><text:span text:style-name="T8">;</text:span><text:line-break/><text:line-break/><text:span text:style-name="T8">import </text:span><text:span text:style-name="T6">java.util.List</text:span><text:span text:style-name="T8">;</text:span><text:line-break/><text:line-break/><text:span text:style-name="T9">@Repository</text:span><text:line-break/><text:span text:style-name="T8">public interface </text:span><text:span text:style-name="T6">ProductRepository </text:span><text:span text:style-name="T8">extends </text:span><text:span text:style-name="T6">CrudRepository&lt;Product</text:span><text:span text:style-name="T8">, </text:span><text:span text:style-name="T6">Integer&gt; {</text:span><text:line-break/><text:soft-page-break/><text:line-break/><text:line-break/><text:span text:style-name="T6"> <text:s text:c="7"/></text:span><text:span text:style-name="T7">//public User findByName(String name);</text:span><text:line-break/><text:span text:style-name="T7"> <text:s text:c="7"/></text:span><text:span text:style-name="T6">List&lt;Product&gt; </text:span><text:span text:style-name="T10">findAll</text:span><text:span text:style-name="T6">()</text:span><text:span text:style-name="T8">;</text:span><text:line-break/><text:span text:style-name="T6">}</text:span><text:line-break/><text:line-break/></text:p>
      <text:p text:style-name="P2"><text:span text:style-name="T8">package </text:span><text:span text:style-name="T6">com.simplilearn.Phase4.repository</text:span><text:span text:style-name="T8">;</text:span><text:line-break/><text:line-break/><text:span text:style-name="T8">import </text:span><text:span text:style-name="T6">org.springframework.data.repository.CrudRepository</text:span><text:span text:style-name="T8">;</text:span><text:line-break/><text:span text:style-name="T8">import </text:span><text:span text:style-name="T6">org.springframework.stereotype.</text:span><text:span text:style-name="T9">Repository</text:span><text:span text:style-name="T8">;</text:span><text:line-break/><text:span text:style-name="T8">import </text:span><text:span text:style-name="T6">com.simplilearn.Phase4.entity.User</text:span><text:span text:style-name="T8">;</text:span><text:line-break/><text:line-break/><text:span text:style-name="T8">import </text:span><text:span text:style-name="T6">java.util.List</text:span><text:span text:style-name="T8">;</text:span><text:line-break/><text:line-break/><text:span text:style-name="T9">@Repository</text:span><text:line-break/><text:span text:style-name="T8">public interface </text:span><text:span text:style-name="T6">UserRepository </text:span><text:span text:style-name="T8">extends </text:span><text:span text:style-name="T6">CrudRepository&lt;User</text:span><text:span text:style-name="T8">, </text:span><text:span text:style-name="T6">Integer&gt; {</text:span><text:line-break/><text:line-break/><text:line-break/><text:span text:style-name="T6"> <text:s text:c="3"/></text:span><text:span text:style-name="T7">//public User findByName(String name);</text:span><text:line-break/><text:span text:style-name="T7"> <text:s text:c="3"/></text:span><text:span text:style-name="T6">List&lt;User&gt; </text:span><text:span text:style-name="T10">findAll</text:span><text:span text:style-name="T6">()</text:span><text:span text:style-name="T8">;</text:span><text:line-break/><text:line-break/><text:span text:style-name="T8"> <text:s text:c="3"/></text:span><text:span text:style-name="T6">User </text:span><text:span text:style-name="T10">save</text:span><text:span text:style-name="T6">(User user)</text:span><text:span text:style-name="T8">;</text:span><text:line-break/><text:span text:style-name="T6">}</text:span><text:line-break/></text:p>
      <text:p text:style-name="P2"><text:span text:style-name="T8">package </text:span><text:span text:style-name="T6">com.simplilearn.Phase4.service</text:span><text:span text:style-name="T8">;</text:span><text:line-break/><text:line-break/><text:span text:style-name="T8">import </text:span><text:span text:style-name="T6">com.simplilearn.Phase4.entity.Cart</text:span><text:span text:style-name="T8">;</text:span><text:line-break/><text:span text:style-name="T8">import </text:span><text:span text:style-name="T6">com.simplilearn.Phase4.repository.CartRepository</text:span><text:span text:style-name="T8">;</text:span><text:line-break/><text:span text:style-name="T8">import </text:span><text:span text:style-name="T6">org.springframework.beans.factory.annotation.</text:span><text:span text:style-name="T9">Autowired</text:span><text:span text:style-name="T8">;</text:span><text:line-break/><text:span text:style-name="T8">import </text:span><text:span text:style-name="T6">org.springframework.stereotype.</text:span><text:span text:style-name="T9">Service</text:span><text:span text:style-name="T8">;</text:span><text:line-break/><text:line-break/><text:span text:style-name="T8">import </text:span><text:span text:style-name="T6">java.util.List</text:span><text:span text:style-name="T8">;</text:span><text:line-break/><text:line-break/><text:span text:style-name="T9">@Service</text:span><text:line-break/><text:span text:style-name="T8">public class </text:span><text:span text:style-name="T6">CartService {</text:span><text:line-break/><text:line-break/><text:span text:style-name="T6"> <text:s text:c="3"/></text:span><text:span text:style-name="T9">@Autowired</text:span><text:line-break/><text:span text:style-name="T9"> <text:s text:c="3"/></text:span><text:span text:style-name="T6">CartRepository </text:span><text:span text:style-name="T4">cr</text:span><text:span text:style-name="T8">;</text:span><text:line-break/><text:line-break/><text:span text:style-name="T8"> <text:s text:c="3"/>public </text:span><text:span text:style-name="T6">Cart </text:span><text:span text:style-name="T10">saveCart</text:span><text:span text:style-name="T6">(Cart cart){</text:span><text:line-break/><text:span text:style-name="T6"> <text:s text:c="7"/>Cart c = </text:span><text:span text:style-name="T4">cr</text:span><text:span text:style-name="T6">.save(cart)</text:span><text:span text:style-name="T8">;</text:span><text:line-break/><text:span text:style-name="T8"> <text:s text:c="7"/>return </text:span><text:span text:style-name="T6">c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delCart</text:span><text:span text:style-name="T6">(){</text:span><text:line-break/><text:span text:style-name="T6"> <text:s text:c="7"/></text:span><text:span text:style-name="T4">cr</text:span><text:span text:style-name="T6">.deleteAll()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</text:span><text:span text:style-name="T6">List&lt;Cart&gt; </text:span><text:span text:style-name="T10">getCart</text:span><text:span text:style-name="T6">(){</text:span><text:line-break/><text:span text:style-name="T6"> <text:s text:c="7"/>List&lt;Cart&gt; cl = </text:span><text:span text:style-name="T4">cr</text:span><text:span text:style-name="T6">.findAll()</text:span><text:span text:style-name="T8">;</text:span><text:line-break/><text:span text:style-name="T8"> <text:s text:c="7"/>return </text:span><text:span text:style-name="T6">cl</text:span><text:span text:style-name="T8">;</text:span><text:line-break/><text:span text:style-name="T8"> <text:s text:c="3"/></text:span><text:span text:style-name="T6">}</text:span><text:line-break/><text:span text:style-name="T6">}</text:span><text:line-break/></text:p>
      <text:p text:style-name="P2"><text:span text:style-name="T8">package </text:span><text:span text:style-name="T6">com.simplilearn.Phase4.service</text:span><text:span text:style-name="T8">;</text:span><text:line-break/><text:line-break/><text:span text:style-name="T8">import </text:span><text:span text:style-name="T6">com.simplilearn.Phase4.entity.Cart</text:span><text:span text:style-name="T8">;</text:span><text:line-break/><text:span text:style-name="T8">import </text:span><text:span text:style-name="T6">com.simplilearn.Phase4.entity.Product</text:span><text:span text:style-name="T8">;</text:span><text:line-break/><text:soft-page-break/><text:span text:style-name="T8">import </text:span><text:span text:style-name="T6">com.simplilearn.Phase4.repository.CartRepository</text:span><text:span text:style-name="T8">;</text:span><text:line-break/><text:span text:style-name="T8">import </text:span><text:span text:style-name="T6">com.simplilearn.Phase4.repository.ProductRepository</text:span><text:span text:style-name="T8">;</text:span><text:line-break/><text:span text:style-name="T8">import </text:span><text:span text:style-name="T6">com.simplilearn.Phase4.repository.UserRepository</text:span><text:span text:style-name="T8">;</text:span><text:line-break/><text:span text:style-name="T8">import </text:span><text:span text:style-name="T6">org.springframework.beans.factory.annotation.</text:span><text:span text:style-name="T9">Autowired</text:span><text:span text:style-name="T8">;</text:span><text:line-break/><text:span text:style-name="T8">import </text:span><text:span text:style-name="T6">org.springframework.stereotype.</text:span><text:span text:style-name="T9">Service</text:span><text:span text:style-name="T8">;</text:span><text:line-break/><text:line-break/><text:span text:style-name="T8">import </text:span><text:span text:style-name="T6">java.util.ArrayList</text:span><text:span text:style-name="T8">;</text:span><text:line-break/><text:span text:style-name="T8">import </text:span><text:span text:style-name="T6">java.util.List</text:span><text:span text:style-name="T8">;</text:span><text:line-break/><text:span text:style-name="T8">import </text:span><text:span text:style-name="T6">java.util.Optional</text:span><text:span text:style-name="T8">;</text:span><text:line-break/><text:line-break/><text:span text:style-name="T9">@Service</text:span><text:line-break/><text:span text:style-name="T8">public class </text:span><text:span text:style-name="T6">ProductService {</text:span><text:line-break/><text:line-break/><text:span text:style-name="T6"> <text:s text:c="3"/></text:span><text:span text:style-name="T9">@Autowired</text:span><text:line-break/><text:span text:style-name="T9"> <text:s text:c="3"/></text:span><text:span text:style-name="T6">ProductRepository </text:span><text:span text:style-name="T4">productRepository</text:span><text:span text:style-name="T8">;</text:span><text:line-break/><text:line-break/><text:line-break/><text:line-break/><text:span text:style-name="T8"> <text:s text:c="3"/>public </text:span><text:span text:style-name="T6">List&lt;Product&gt; </text:span><text:span text:style-name="T10">getProducts</text:span><text:span text:style-name="T6">(){</text:span><text:line-break/><text:span text:style-name="T6"> <text:s text:c="7"/>List&lt;Product&gt; products = </text:span><text:span text:style-name="T8">new </text:span><text:span text:style-name="T6">ArrayList&lt;&gt;()</text:span><text:span text:style-name="T8">;</text:span><text:line-break/><text:span text:style-name="T8"> <text:s text:c="7"/></text:span><text:span text:style-name="T6">products = </text:span><text:span text:style-name="T4">productRepository</text:span><text:span text:style-name="T6">.findAll()</text:span><text:span text:style-name="T8">;</text:span><text:line-break/><text:line-break/><text:span text:style-name="T8"> <text:s text:c="7"/>return </text:span><text:span text:style-name="T6">products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</text:span><text:span text:style-name="T6">Product </text:span><text:span text:style-name="T10">saveProducts</text:span><text:span text:style-name="T6">(Product product){</text:span><text:line-break/><text:span text:style-name="T6"> <text:s text:c="7"/></text:span><text:span text:style-name="T7">//List&lt;Product&gt; products = new ArrayList&lt;&gt;();</text:span><text:line-break/><text:span text:style-name="T7"> <text:s text:c="7"/></text:span><text:span text:style-name="T6">Product p = </text:span><text:span text:style-name="T4">productRepository</text:span><text:span text:style-name="T6">.save(product)</text:span><text:span text:style-name="T8">;</text:span><text:line-break/><text:line-break/><text:span text:style-name="T8"> <text:s text:c="7"/>return </text:span><text:span text:style-name="T6">p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delProduct</text:span><text:span text:style-name="T6">(Product product){</text:span><text:line-break/><text:span text:style-name="T6"> <text:s text:c="7"/></text:span><text:span text:style-name="T8">int </text:span><text:span text:style-name="T6">id = product.getProduct_id()</text:span><text:span text:style-name="T8">;</text:span><text:line-break/><text:span text:style-name="T8"> <text:s text:c="7"/></text:span><text:span text:style-name="T4">productRepository</text:span><text:span text:style-name="T6">.deleteById(id)</text:span><text:span text:style-name="T8">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void </text:span><text:span text:style-name="T10">updateEnabled</text:span><text:span text:style-name="T6">(Product product){</text:span><text:line-break/><text:span text:style-name="T6"> <text:s text:c="7"/></text:span><text:span text:style-name="T8">int </text:span><text:span text:style-name="T6">id = product.getProduct_id()</text:span><text:span text:style-name="T8">;</text:span><text:line-break/><text:span text:style-name="T8"> <text:s text:c="7"/>boolean </text:span><text:span text:style-name="T6">enabled = product.isEnabled()</text:span><text:span text:style-name="T8">;</text:span><text:line-break/><text:line-break/><text:span text:style-name="T8"> <text:s text:c="7"/></text:span><text:span text:style-name="T6">Optional&lt;Product&gt; p = </text:span><text:span text:style-name="T4">productRepository</text:span><text:span text:style-name="T6">.findById(id)</text:span><text:span text:style-name="T8">;</text:span><text:line-break/><text:span text:style-name="T8"> <text:s text:c="7"/></text:span><text:span text:style-name="T6">Product pr = p.get()</text:span><text:span text:style-name="T8">;</text:span><text:line-break/><text:line-break/><text:span text:style-name="T8"> <text:s text:c="7"/></text:span><text:span text:style-name="T6">System.</text:span><text:span text:style-name="T5">out</text:span><text:span text:style-name="T6">.println(</text:span><text:span text:style-name="T3">"enabled" </text:span><text:span text:style-name="T6">+ enabled)</text:span><text:span text:style-name="T8">;</text:span><text:line-break/><text:span text:style-name="T8"> <text:s text:c="7"/></text:span><text:span text:style-name="T6">pr.setEnabled(enabled)</text:span><text:span text:style-name="T8">;</text:span><text:line-break/><text:span text:style-name="T8"> <text:s text:c="7"/></text:span><text:span text:style-name="T4">productRepository</text:span><text:span text:style-name="T6">.save(pr)</text:span><text:span text:style-name="T8">;</text:span><text:line-break/><text:span text:style-name="T8"> <text:s text:c="3"/></text:span><text:span text:style-name="T6">}</text:span><text:line-break/><text:span text:style-name="T6">}</text:span><text:line-break/></text:p>
      <text:p text:style-name="P2"><text:span text:style-name="T8">package </text:span><text:span text:style-name="T6">com.simplilearn.Phase4.service</text:span><text:span text:style-name="T8">;</text:span><text:line-break/><text:line-break/><text:span text:style-name="T8">import </text:span><text:span text:style-name="T6">com.simplilearn.Phase4.entity.User</text:span><text:span text:style-name="T8">;</text:span><text:line-break/><text:span text:style-name="T8">import </text:span><text:span text:style-name="T6">com.simplilearn.Phase4.repository.UserRepository</text:span><text:span text:style-name="T8">;</text:span><text:line-break/><text:span text:style-name="T8">import </text:span><text:span text:style-name="T6">org.springframework.beans.factory.annotation.</text:span><text:span text:style-name="T9">Autowired</text:span><text:span text:style-name="T8">;</text:span><text:line-break/><text:span text:style-name="T8">import </text:span><text:span text:style-name="T6">org.springframework.stereotype.</text:span><text:span text:style-name="T9">Service</text:span><text:span text:style-name="T8">;</text:span><text:line-break/><text:line-break/><text:span text:style-name="T8">import </text:span><text:span text:style-name="T6">java.util.ArrayList</text:span><text:span text:style-name="T8">;</text:span><text:line-break/><text:span text:style-name="T8">import </text:span><text:span text:style-name="T6">java.util.List</text:span><text:span text:style-name="T8">;</text:span><text:line-break/><text:soft-page-break/><text:line-break/><text:span text:style-name="T9">@Service</text:span><text:line-break/><text:span text:style-name="T8">public class </text:span><text:span text:style-name="T6">UserService {</text:span><text:line-break/><text:line-break/><text:span text:style-name="T6"> <text:s text:c="3"/></text:span><text:span text:style-name="T9">@Autowired</text:span><text:line-break/><text:span text:style-name="T9"> <text:s text:c="3"/></text:span><text:span text:style-name="T6">UserRepository </text:span><text:span text:style-name="T4">userRepository</text:span><text:span text:style-name="T8">;</text:span><text:line-break/><text:line-break/><text:span text:style-name="T8"> <text:s text:c="3"/>public boolean </text:span><text:span text:style-name="T10">authenticateUser</text:span><text:span text:style-name="T6">(String email</text:span><text:span text:style-name="T8">, </text:span><text:span text:style-name="T6">String pw) {</text:span><text:line-break/><text:line-break/><text:span text:style-name="T6"> <text:s text:c="7"/>List&lt;User&gt; users = </text:span><text:span text:style-name="T8">new </text:span><text:span text:style-name="T6">ArrayList&lt;&gt;()</text:span><text:span text:style-name="T8">;</text:span><text:line-break/><text:span text:style-name="T8"> <text:s text:c="7"/></text:span><text:span text:style-name="T6">users = </text:span><text:span text:style-name="T4">userRepository</text:span><text:span text:style-name="T6">.findAll()</text:span><text:span text:style-name="T8">;</text:span><text:line-break/><text:line-break/><text:span text:style-name="T8"> <text:s text:c="7"/>for </text:span><text:span text:style-name="T6">(User user : users) {</text:span><text:line-break/><text:span text:style-name="T6"> <text:s text:c="11"/></text:span><text:span text:style-name="T8">if </text:span><text:span text:style-name="T6">(user.getEmail().equals(email) &amp;&amp; user.getPassword().equals(pw)) {</text:span><text:line-break/><text:span text:style-name="T6"> <text:s text:c="15"/></text:span><text:span text:style-name="T8">return true;</text:span><text:line-break/><text:span text:style-name="T8"> <text:s text:c="11"/></text:span><text:span text:style-name="T6">}</text:span><text:line-break/><text:span text:style-name="T6"> <text:s text:c="7"/>}</text:span><text:line-break/><text:span text:style-name="T6"> <text:s text:c="7"/></text:span><text:span text:style-name="T8">return false;</text:span><text:line-break/><text:span text:style-name="T8"> <text:s text:c="3"/></text:span><text:span text:style-name="T6">}</text:span><text:line-break/><text:line-break/><text:span text:style-name="T6"> <text:s text:c="3"/></text:span><text:span text:style-name="T8">public boolean </text:span><text:span text:style-name="T10">registerUser</text:span><text:span text:style-name="T6">(String fname</text:span><text:span text:style-name="T8">, </text:span><text:span text:style-name="T6">String lname</text:span><text:span text:style-name="T8">, </text:span><text:span text:style-name="T6">String email</text:span><text:span text:style-name="T8">, </text:span><text:span text:style-name="T6">String password){</text:span><text:line-break/><text:line-break/><text:span text:style-name="T6"> <text:s text:c="7"/>User user = </text:span><text:span text:style-name="T8">new </text:span><text:span text:style-name="T6">User()</text:span><text:span text:style-name="T8">;</text:span><text:line-break/><text:span text:style-name="T8"> <text:s text:c="7"/></text:span><text:span text:style-name="T6">user.setFname(fname)</text:span><text:span text:style-name="T8">;</text:span><text:line-break/><text:span text:style-name="T8"> <text:s text:c="7"/></text:span><text:span text:style-name="T6">user.setLname(lname)</text:span><text:span text:style-name="T8">;</text:span><text:line-break/><text:span text:style-name="T8"> <text:s text:c="7"/></text:span><text:span text:style-name="T6">user.setEmail(email)</text:span><text:span text:style-name="T8">;</text:span><text:line-break/><text:span text:style-name="T8"> <text:s text:c="7"/></text:span><text:span text:style-name="T6">user.setPassword(password)</text:span><text:span text:style-name="T8">;</text:span><text:line-break/><text:line-break/><text:span text:style-name="T8"> <text:s text:c="7"/></text:span><text:span text:style-name="T6">List&lt;User&gt; users</text:span><text:span text:style-name="T8">;</text:span><text:line-break/><text:span text:style-name="T8"> <text:s text:c="7"/></text:span><text:span text:style-name="T6">users = </text:span><text:span text:style-name="T4">userRepository</text:span><text:span text:style-name="T6">.findAll()</text:span><text:span text:style-name="T8">;</text:span><text:line-break/><text:line-break/><text:span text:style-name="T8"> <text:s text:c="7"/>boolean </text:span><text:span text:style-name="T6">exists = </text:span><text:span text:style-name="T8">false;</text:span><text:line-break/><text:line-break/><text:span text:style-name="T8"> <text:s text:c="7"/>for</text:span><text:span text:style-name="T6">(User us : users){</text:span><text:line-break/><text:span text:style-name="T6"> <text:s text:c="11"/></text:span><text:span text:style-name="T8">if</text:span><text:span text:style-name="T6">(us.getEmail() == user.getEmail()){</text:span><text:line-break/><text:span text:style-name="T6"> <text:s text:c="15"/>exists = </text:span><text:span text:style-name="T8">true;</text:span><text:line-break/><text:span text:style-name="T8"> <text:s text:c="11"/></text:span><text:span text:style-name="T6">}</text:span><text:line-break/><text:span text:style-name="T6"> <text:s text:c="7"/>}</text:span><text:line-break/><text:line-break/><text:span text:style-name="T6"> <text:s text:c="7"/></text:span><text:span text:style-name="T8">if</text:span><text:span text:style-name="T6">(!exists) {</text:span><text:line-break/><text:span text:style-name="T6"> <text:s text:c="11"/>User ret = </text:span><text:span text:style-name="T4">userRepository</text:span><text:span text:style-name="T6">.save(user)</text:span><text:span text:style-name="T8">;</text:span><text:line-break/><text:span text:style-name="T8"> <text:s text:c="7"/></text:span><text:span text:style-name="T6">}</text:span><text:line-break/><text:line-break/><text:span text:style-name="T6"> <text:s text:c="7"/></text:span><text:span text:style-name="T8">if</text:span><text:span text:style-name="T6">(!exists){</text:span><text:line-break/><text:span text:style-name="T6"> <text:s text:c="11"/></text:span><text:span text:style-name="T8">return true;</text:span><text:line-break/><text:span text:style-name="T8"> <text:s text:c="7"/></text:span><text:span text:style-name="T6">}</text:span><text:span text:style-name="T8">else</text:span><text:span text:style-name="T6">{</text:span><text:line-break/><text:span text:style-name="T6"> <text:s text:c="11"/></text:span><text:span text:style-name="T8">return false;</text:span><text:line-break/><text:span text:style-name="T8"> <text:s text:c="7"/></text:span><text:span text:style-name="T6">}</text:span><text:line-break/><text:span text:style-name="T6"> <text:s text:c="3"/>}</text:span><text:line-break/><text:span text:style-name="T6">}</text:span><text:line-break/></text:p>
      <text:p text:style-name="P2"><text:span text:style-name="T8">function </text:span><text:span text:style-name="T6">validateEmailWithRegex(email) {</text:span><text:line-break/><text:span text:style-name="T6"> <text:s text:c="3"/>let emailRegex = /^[^\s@]+@[^\s@]+\.[^\s@]+$/;</text:span><text:line-break/><text:span text:style-name="T6"> <text:s/></text:span><text:line-break/><text:span text:style-name="T6"> <text:s text:c="3"/></text:span><text:span text:style-name="T8">return </text:span><text:span text:style-name="T6">!!email &amp;&amp; </text:span><text:span text:style-name="T8">typeof </text:span><text:span text:style-name="T6">email === </text:span><text:span text:style-name="T3">"string" </text:span><text:span text:style-name="T6">&amp;&amp; email.match(emailRegex);</text:span><text:line-break/><text:span text:style-name="T6"> <text:s/>}</text:span><text:line-break/><text:line-break/><text:span text:style-name="T8">function </text:span><text:span text:style-name="T6">escapeHtml(unsafe) {</text:span><text:line-break/><text:span text:style-name="T6"> <text:s text:c="2"/></text:span><text:span text:style-name="T8">return </text:span><text:span text:style-name="T6">unsafe</text:span><text:line-break/><text:span text:style-name="T6"> <text:s text:c="5"/>.replace(/&amp;/g, </text:span><text:span text:style-name="T3">"&amp;amp;"</text:span><text:span text:style-name="T6">)</text:span><text:line-break/><text:soft-page-break/><text:span text:style-name="T6"> <text:s text:c="5"/>.replace(/&lt;/g, </text:span><text:span text:style-name="T3">"&amp;lt;"</text:span><text:span text:style-name="T6">)</text:span><text:line-break/><text:span text:style-name="T6"> <text:s text:c="5"/>.replace(/&gt;/g, </text:span><text:span text:style-name="T3">"&amp;gt;"</text:span><text:span text:style-name="T6">)</text:span><text:line-break/><text:span text:style-name="T6"> <text:s text:c="5"/>.replace(/</text:span><text:span text:style-name="T3">"/g, "</text:span><text:span text:style-name="T6">&amp;quot;</text:span><text:span text:style-name="T3">")</text:span><text:line-break/><text:span text:style-name="T3"> <text:s text:c="5"/></text:span><text:span text:style-name="T6">.replace(/</text:span><text:span text:style-name="T3">'/g, "&amp;#039;");</text:span><text:line-break/><text:span text:style-name="T3"> <text:s/></text:span><text:span text:style-name="T6">}</text:span><text:line-break/><text:span text:style-name="T8">function </text:span><text:span text:style-name="T6">validatePassword(pw){</text:span><text:line-break/><text:span text:style-name="T6"> <text:s text:c="3"/></text:span><text:span text:style-name="T8">var </text:span><text:span text:style-name="T6">strongRegex = </text:span><text:span text:style-name="T8">new </text:span><text:span text:style-name="T6">RegExp(</text:span><text:span text:style-name="T3">"^(?=.*[a-z])(?=.*[A-Z])(?=.*[0-9])(?=.*[!@#\$%\^&amp;\*])(?=.{8,})"</text:span><text:span text:style-name="T6">);</text:span><text:line-break/><text:line-break/><text:span text:style-name="T6"> <text:s text:c="3"/></text:span><text:span text:style-name="T8">return </text:span><text:span text:style-name="T6">strongRegex.test(pw);</text:span><text:line-break/><text:span text:style-name="T6">}</text:span><text:line-break/><text:line-break/><text:span text:style-name="T6"> <text:s/></text:span><text:span text:style-name="T8">function </text:span><text:span text:style-name="T6">validateInputs() {</text:span><text:line-break/><text:span text:style-name="T6"> <text:s text:c="3"/>let forward = </text:span><text:span text:style-name="T8">false</text:span><text:span text:style-name="T6">;</text:span><text:line-break/><text:line-break/><text:span text:style-name="T6"> <text:s text:c="3"/>let email = document.getElementById(</text:span><text:span text:style-name="T3">"email"</text:span><text:span text:style-name="T6">).value;</text:span><text:line-break/><text:span text:style-name="T6"> <text:s/></text:span><text:line-break/><text:span text:style-name="T6"> <text:s text:c="3"/></text:span><text:span text:style-name="T7">// input sanitization</text:span><text:line-break/><text:span text:style-name="T7"> <text:s text:c="3"/></text:span><text:span text:style-name="T6">email = email.trim();</text:span><text:line-break/><text:span text:style-name="T6"> <text:s text:c="3"/>email = escapeHtml(email);</text:span><text:line-break/><text:span text:style-name="T6"> <text:s/></text:span><text:line-break/><text:span text:style-name="T6"> <text:s text:c="3"/>let validEmail = validateEmailWithRegex(email);</text:span><text:line-break/><text:span text:style-name="T6"> <text:s text:c="3"/></text:span><text:span text:style-name="T8">if</text:span><text:span text:style-name="T6">(validEmail == </text:span><text:span text:style-name="T8">false</text:span><text:span text:style-name="T6">){</text:span><text:line-break/><text:span text:style-name="T6"> <text:s text:c="7"/>document.getElementById(</text:span><text:span text:style-name="T3">'emailInvalid'</text:span><text:span text:style-name="T6">).className = </text:span><text:span text:style-name="T3">"text-danger visible"</text:span><text:line-break/><text:span text:style-name="T3"> <text:s text:c="7"/></text:span><text:span text:style-name="T6">forward = </text:span><text:span text:style-name="T8">false</text:span><text:span text:style-name="T6">;</text:span><text:line-break/><text:span text:style-name="T6"> <text:s text:c="3"/>}</text:span><text:span text:style-name="T8">else</text:span><text:span text:style-name="T6">{</text:span><text:line-break/><text:span text:style-name="T6"> <text:s text:c="7"/>document.getElementById(</text:span><text:span text:style-name="T3">'emailInvalid'</text:span><text:span text:style-name="T6">).className = </text:span><text:span text:style-name="T3">"invisible"</text:span><text:line-break/><text:span text:style-name="T3"> <text:s text:c="7"/></text:span><text:span text:style-name="T6">forward = </text:span><text:span text:style-name="T8">true</text:span><text:line-break/><text:span text:style-name="T8"> <text:s text:c="3"/></text:span><text:span text:style-name="T6">}</text:span><text:line-break/><text:line-break/><text:span text:style-name="T6"> <text:s text:c="3"/>let pw =document.getElementById(</text:span><text:span text:style-name="T3">"password"</text:span><text:span text:style-name="T6">).value;</text:span><text:line-break/><text:line-break/><text:span text:style-name="T6"> <text:s text:c="3"/></text:span><text:span text:style-name="T7">// input sanitization</text:span><text:line-break/><text:span text:style-name="T7"> <text:s text:c="3"/></text:span><text:span text:style-name="T6">pw = pw.trim();</text:span><text:line-break/><text:span text:style-name="T6"> <text:s text:c="3"/>pw = escapeHtml(pw);</text:span><text:line-break/><text:line-break/><text:span text:style-name="T6"> <text:s text:c="3"/>let validPW = validatePassword(pw);</text:span><text:line-break/><text:span text:style-name="T6"> <text:s text:c="3"/></text:span><text:span text:style-name="T8">if</text:span><text:span text:style-name="T6">(validPW){</text:span><text:line-break/><text:span text:style-name="T6"> <text:s text:c="7"/>document.getElementById(</text:span><text:span text:style-name="T3">"pwInvalid"</text:span><text:span text:style-name="T6">).className = </text:span><text:span text:style-name="T3">"invisible"</text:span><text:line-break/><text:span text:style-name="T3"> <text:s text:c="7"/></text:span><text:span text:style-name="T6">forward = </text:span><text:span text:style-name="T8">true</text:span><text:span text:style-name="T6">;</text:span><text:line-break/><text:span text:style-name="T6"> <text:s text:c="3"/>}</text:span><text:span text:style-name="T8">else</text:span><text:span text:style-name="T6">{</text:span><text:line-break/><text:span text:style-name="T6"> <text:s text:c="7"/>document.getElementById(</text:span><text:span text:style-name="T3">'pwInvalid'</text:span><text:span text:style-name="T6">).className = </text:span><text:span text:style-name="T3">"text-danger visible"</text:span><text:line-break/><text:span text:style-name="T3"> <text:s text:c="7"/></text:span><text:span text:style-name="T6">forward=</text:span><text:span text:style-name="T8">false</text:span><text:span text:style-name="T6">;</text:span><text:line-break/><text:span text:style-name="T6"> <text:s text:c="3"/>}</text:span><text:line-break/><text:span text:style-name="T6"> <text:s text:c="3"/></text:span><text:span text:style-name="T8">if</text:span><text:span text:style-name="T6">(forward){</text:span><text:line-break/><text:line-break/><text:span text:style-name="T6"> <text:s text:c="3"/></text:span><text:span text:style-name="T8">var </text:span><text:span text:style-name="T6">xhttp = </text:span><text:span text:style-name="T8">new </text:span><text:span text:style-name="T6">XMLHttpRequest();</text:span><text:line-break/><text:span text:style-name="T6"> <text:s text:c="3"/>xhttp.onreadystatechange = </text:span><text:span text:style-name="T8">function</text:span><text:span text:style-name="T6">() {</text:span><text:line-break/><text:span text:style-name="T6"> <text:s text:c="15"/></text:span><text:span text:style-name="T8">if </text:span><text:span text:style-name="T6">(xhttp.readyState == XMLHttpRequest.DONE) {</text:span><text:line-break/><text:span text:style-name="T6"> <text:s text:c="19"/></text:span><text:span text:style-name="T8">if</text:span><text:span text:style-name="T6">(</text:span><text:span text:style-name="T3">"success" </text:span><text:span text:style-name="T6">== xhttp.responseText){</text:span><text:line-break/><text:span text:style-name="T6"> <text:s text:c="23"/>window.location.href = </text:span><text:span text:style-name="T3">"adminHome"</text:span><text:line-break/><text:span text:style-name="T3"> <text:s text:c="19"/></text:span><text:span text:style-name="T6">}</text:span><text:span text:style-name="T8">else</text:span><text:span text:style-name="T6">{</text:span><text:line-break/><text:span text:style-name="T6"> <text:s text:c="23"/>window.location.href = </text:span><text:span text:style-name="T3">"adminLogin"</text:span><text:line-break/><text:span text:style-name="T3"> <text:s text:c="19"/></text:span><text:span text:style-name="T6">}</text:span><text:line-break/><text:line-break/><text:span text:style-name="T6"> <text:s text:c="15"/>}</text:span><text:line-break/><text:span text:style-name="T6"> <text:s text:c="11"/>}</text:span><text:line-break/><text:line-break/><text:span text:style-name="T6"> <text:s text:c="3"/>xhttp.open(</text:span><text:span text:style-name="T3">"POST"</text:span><text:span text:style-name="T6">, </text:span><text:span text:style-name="T3">"/adminHome"</text:span><text:span text:style-name="T6">, </text:span><text:span text:style-name="T8">true</text:span><text:span text:style-name="T6">);</text:span><text:line-break/><text:span text:style-name="T6"> <text:s text:c="3"/></text:span><text:span text:style-name="T8">var </text:span><text:span text:style-name="T6">user = </text:span><text:span text:style-name="T8">new </text:span><text:span text:style-name="T6">FormData();</text:span><text:line-break/><text:span text:style-name="T6"> <text:s text:c="3"/>user.append(</text:span><text:span text:style-name="T3">"email"</text:span><text:span text:style-name="T6">, email);</text:span><text:line-break/><text:span text:style-name="T6"> <text:s text:c="3"/>user.append(</text:span><text:span text:style-name="T3">"password"</text:span><text:span text:style-name="T6">, pw);</text:span><text:line-break/><text:soft-page-break/><text:span text:style-name="T6"> <text:s text:c="3"/>xhttp.send(user);</text:span><text:line-break/><text:span text:style-name="T6"> <text:s text:c="3"/>}</text:span><text:line-break/><text:span text:style-name="T6"> <text:s/>}</text:span><text:line-break/></text:p>
      <text:p text:style-name="P2"><text:span text:style-name="T6">$(document).ready(</text:span><text:span text:style-name="T8">function</text:span><text:span text:style-name="T6">() {</text:span><text:line-break/><text:span text:style-name="T6"> let table = $(</text:span><text:span text:style-name="T3">'#table_id'</text:span><text:span text:style-name="T6">).DataTable({</text:span><text:line-break/><text:span text:style-name="T6"> <text:s/></text:span><text:span text:style-name="T3">"ajax"</text:span><text:span text:style-name="T6">: {</text:span><text:line-break/><text:span text:style-name="T6"> <text:s text:c="11"/></text:span><text:span text:style-name="T3">"url"</text:span><text:span text:style-name="T6">: </text:span><text:span text:style-name="T3">"getProducts"</text:span><text:span text:style-name="T6">,</text:span><text:line-break/><text:span text:style-name="T6"> <text:s text:c="11"/></text:span><text:span text:style-name="T3">"type"</text:span><text:span text:style-name="T6">: </text:span><text:span text:style-name="T3">"GET"</text:span><text:span text:style-name="T6">,</text:span><text:line-break/><text:span text:style-name="T6"> <text:s text:c="11"/></text:span><text:span text:style-name="T3">"contentType"</text:span><text:span text:style-name="T6">: </text:span><text:span text:style-name="T3">"application/json"</text:span><text:span text:style-name="T6">,</text:span><text:line-break/><text:span text:style-name="T6"> <text:s text:c="11"/></text:span><text:span text:style-name="T3">"dataSrc"</text:span><text:span text:style-name="T6">: </text:span><text:span text:style-name="T3">''</text:span><text:line-break/><text:span text:style-name="T3"> <text:s text:c="9"/></text:span><text:span text:style-name="T6">},</text:span><text:line-break/><text:line-break/><text:span text:style-name="T6"> <text:s text:c="4"/></text:span><text:span text:style-name="T3">"columns"</text:span><text:span text:style-name="T6">: [</text:span><text:line-break/><text:span text:style-name="T6"> <text:s text:c="19"/>{</text:span><text:span text:style-name="T3">'data'</text:span><text:span text:style-name="T6">: </text:span><text:span text:style-name="T3">'product_id'</text:span><text:span text:style-name="T6">,</text:span><text:line-break/><text:span text:style-name="T6"> <text:s text:c="19"/></text:span><text:span text:style-name="T3">"defaultContent"</text:span><text:span text:style-name="T6">: </text:span><text:span text:style-name="T8">null</text:span><text:span text:style-name="T6">,</text:span><text:line-break/><text:span text:style-name="T6"> <text:s text:c="19"/></text:span><text:span text:style-name="T3">"visible"</text:span><text:span text:style-name="T6">: </text:span><text:span text:style-name="T8">false</text:span><text:span text:style-name="T6">},</text:span><text:line-break/><text:span text:style-name="T6"> <text:s text:c="19"/>{</text:span><text:span text:style-name="T3">'data'</text:span><text:span text:style-name="T6">: </text:span><text:span text:style-name="T3">'name'</text:span><text:span text:style-name="T6">},</text:span><text:line-break/><text:span text:style-name="T6"> <text:s text:c="19"/>{</text:span><text:span text:style-name="T3">'data'</text:span><text:span text:style-name="T6">: </text:span><text:span text:style-name="T3">'company'</text:span><text:span text:style-name="T6">},</text:span><text:line-break/><text:span text:style-name="T6"> <text:s text:c="19"/>{</text:span><text:span text:style-name="T3">'data'</text:span><text:span text:style-name="T6">: </text:span><text:span text:style-name="T3">'units'</text:span><text:span text:style-name="T6">},</text:span><text:line-break/><text:span text:style-name="T6"> <text:s text:c="19"/>{</text:span><text:span text:style-name="T3">'data'</text:span><text:span text:style-name="T6">: </text:span><text:span text:style-name="T3">'price'</text:span><text:span text:style-name="T6">},</text:span><text:line-break/><text:span text:style-name="T6"> <text:s text:c="19"/>{</text:span><text:span text:style-name="T3">'data'</text:span><text:span text:style-name="T6">: </text:span><text:span text:style-name="T3">'enabled'</text:span><text:span text:style-name="T6">,</text:span><text:line-break/><text:span text:style-name="T6"> <text:s text:c="19"/></text:span><text:span text:style-name="T3">"defaultContent"</text:span><text:span text:style-name="T6">: </text:span><text:span text:style-name="T8">true</text:span><text:span text:style-name="T6">,</text:span><text:line-break/><text:span text:style-name="T6"> <text:s text:c="19"/></text:span><text:span text:style-name="T3">"visible"</text:span><text:span text:style-name="T6">: </text:span><text:span text:style-name="T8">false</text:span><text:span text:style-name="T6">,},</text:span><text:line-break/><text:span text:style-name="T6"> <text:s text:c="19"/>{</text:span><text:line-break/><text:span text:style-name="T6"> <text:s text:c="19"/></text:span><text:span text:style-name="T3">"targets"</text:span><text:span text:style-name="T6">: [-</text:span><text:span text:style-name="T11">2</text:span><text:span text:style-name="T6">],</text:span><text:line-break/><text:span text:style-name="T6"> <text:s text:c="19"/></text:span><text:span text:style-name="T3">"data"</text:span><text:span text:style-name="T6">: </text:span><text:span text:style-name="T8">null</text:span><text:span text:style-name="T6">,</text:span><text:line-break/><text:span text:style-name="T6"> <text:s text:c="19"/></text:span><text:span text:style-name="T3">"defaultContent"</text:span><text:span text:style-name="T6">: </text:span><text:span text:style-name="T3">"&lt;input id='enable' type='checkbox' checked data-toggle='toggle'&gt; Enabled&lt;/input&gt;"</text:span><text:line-break/><text:span text:style-name="T3"> <text:s text:c="19"/></text:span><text:span text:style-name="T6">},</text:span><text:line-break/><text:span text:style-name="T6"> <text:s text:c="19"/>{</text:span><text:line-break/><text:span text:style-name="T6"> <text:s text:c="19"/></text:span><text:span text:style-name="T3">"targets"</text:span><text:span text:style-name="T6">: [-</text:span><text:span text:style-name="T11">1</text:span><text:span text:style-name="T6">],</text:span><text:line-break/><text:span text:style-name="T6"> <text:s text:c="19"/></text:span><text:span text:style-name="T3">"data"</text:span><text:span text:style-name="T6">: </text:span><text:span text:style-name="T8">null</text:span><text:span text:style-name="T6">,</text:span><text:line-break/><text:span text:style-name="T6"> <text:s text:c="19"/></text:span><text:span text:style-name="T3">"defaultContent"</text:span><text:span text:style-name="T6">: </text:span><text:span text:style-name="T3">"&lt;button id='delRow'&gt;Delete&lt;/button&gt;"</text:span><text:line-break/><text:span text:style-name="T3"> <text:s text:c="19"/></text:span><text:span text:style-name="T6">}</text:span><text:line-break/><text:span text:style-name="T6"> <text:s text:c="16"/>],</text:span><text:line-break/><text:span text:style-name="T6"> <text:s text:c="3"/>} );</text:span><text:line-break/><text:line-break/><text:span text:style-name="T6"> <text:s text:c="3"/>$(</text:span><text:span text:style-name="T3">'#addRow'</text:span><text:span text:style-name="T6">).on(</text:span><text:span text:style-name="T3">'click'</text:span><text:span text:style-name="T6">, </text:span><text:span text:style-name="T8">function</text:span><text:span text:style-name="T6">(){</text:span><text:line-break/><text:span text:style-name="T6"> <text:s text:c="3"/></text:span><text:span text:style-name="T7">//Send Data from form to backend and reload table</text:span><text:line-break/><text:span text:style-name="T7"> <text:s text:c="11"/></text:span><text:span text:style-name="T6">let name = document.getElementById(</text:span><text:span text:style-name="T3">"product"</text:span><text:span text:style-name="T6">).value;</text:span><text:line-break/><text:span text:style-name="T6"> <text:s text:c="11"/>let company = document.getElementById(</text:span><text:span text:style-name="T3">"company"</text:span><text:span text:style-name="T6">).value;</text:span><text:line-break/><text:span text:style-name="T6"> <text:s text:c="11"/>let units = document.getElementById(</text:span><text:span text:style-name="T3">"units"</text:span><text:span text:style-name="T6">).value;</text:span><text:line-break/><text:span text:style-name="T6"> <text:s text:c="11"/>let price = document.getElementById(</text:span><text:span text:style-name="T3">"price"</text:span><text:span text:style-name="T6">).value;</text:span><text:line-break/><text:line-break/><text:span text:style-name="T6"> <text:s text:c="11"/></text:span><text:span text:style-name="T8">if</text:span><text:span text:style-name="T6">(name == </text:span><text:span text:style-name="T8">null </text:span><text:span text:style-name="T6">|| name == </text:span><text:span text:style-name="T3">"" </text:span><text:span text:style-name="T6">||</text:span><text:line-break/><text:span text:style-name="T6"> <text:s text:c="15"/>company == </text:span><text:span text:style-name="T8">null </text:span><text:span text:style-name="T6">|| company == </text:span><text:span text:style-name="T3">"" </text:span><text:span text:style-name="T6">||</text:span><text:line-break/><text:span text:style-name="T6"> <text:s text:c="15"/>units == </text:span><text:span text:style-name="T8">null </text:span><text:span text:style-name="T6">|| units == </text:span><text:span text:style-name="T3">"" </text:span><text:span text:style-name="T6">||</text:span><text:line-break/><text:span text:style-name="T6"> <text:s text:c="15"/>price == </text:span><text:span text:style-name="T8">null </text:span><text:span text:style-name="T6">|| price == </text:span><text:span text:style-name="T3">""</text:span><text:span text:style-name="T6">)</text:span><text:line-break/><text:span text:style-name="T6"> <text:s text:c="11"/>{</text:span><text:line-break/><text:span text:style-name="T6"> <text:s text:c="11"/>alert(</text:span><text:span text:style-name="T3">"All values neccessary"</text:span><text:span text:style-name="T6">)</text:span><text:line-break/><text:span text:style-name="T6"> <text:s text:c="11"/></text:span><text:span text:style-name="T8">return</text:span><text:line-break/><text:span text:style-name="T8"> <text:s text:c="11"/></text:span><text:span text:style-name="T6">}</text:span><text:line-break/><text:line-break/><text:span text:style-name="T6"> <text:s text:c="11"/>let row = {product_id:</text:span><text:span text:style-name="T8">null</text:span><text:span text:style-name="T6">, name: name, company:company, units:units, price:price, enabled : </text:span><text:span text:style-name="T8">true</text:span><text:span text:style-name="T6">}</text:span><text:line-break/><text:span text:style-name="T6"> <text:s text:c="11"/>$.ajax({</text:span><text:line-break/><text:span text:style-name="T6"> <text:s text:c="15"/></text:span><text:span text:style-name="T3">"dataType"</text:span><text:span text:style-name="T6">:</text:span><text:span text:style-name="T3">"json"</text:span><text:span text:style-name="T6">,</text:span><text:line-break/><text:span text:style-name="T6"> <text:s text:c="15"/></text:span><text:span text:style-name="T3">'contentType'</text:span><text:span text:style-name="T6">: </text:span><text:span text:style-name="T3">'application/json'</text:span><text:span text:style-name="T6">,</text:span><text:line-break/><text:span text:style-name="T6"> <text:s text:c="15"/></text:span><text:span text:style-name="T3">"type"</text:span><text:span text:style-name="T6">: </text:span><text:span text:style-name="T3">"POST"</text:span><text:span text:style-name="T6">,</text:span><text:line-break/><text:span text:style-name="T6"> <text:s text:c="15"/></text:span><text:span text:style-name="T3">"url"</text:span><text:span text:style-name="T6">: </text:span><text:span text:style-name="T3">"postProducts"</text:span><text:span text:style-name="T6">,</text:span><text:line-break/><text:span text:style-name="T6"> <text:s text:c="15"/></text:span><text:span text:style-name="T3">"data"</text:span><text:span text:style-name="T6">: JSON.stringify(row)</text:span><text:line-break/><text:span text:style-name="T6"> <text:s text:c="11"/>});</text:span><text:line-break/><text:span text:style-name="T6"> <text:s text:c="11"/>table.ajax.reload();</text:span><text:line-break/><text:soft-page-break/><text:span text:style-name="T6"> <text:s text:c="7"/>});</text:span><text:line-break/><text:line-break/><text:span text:style-name="T6">$(</text:span><text:span text:style-name="T3">'#table_id tbody'</text:span><text:span text:style-name="T6">).on( </text:span><text:span text:style-name="T3">'click'</text:span><text:span text:style-name="T6">, </text:span><text:span text:style-name="T3">'#delRow'</text:span><text:span text:style-name="T6">, </text:span><text:span text:style-name="T8">function </text:span><text:span text:style-name="T6">() {</text:span><text:line-break/><text:span text:style-name="T6"> <text:s text:c="3"/></text:span><text:span text:style-name="T7">//Delete Row of Data from Backend and datatable</text:span><text:line-break/><text:span text:style-name="T7"> <text:s text:c="3"/></text:span><text:span text:style-name="T6">let rowData = table.row( $(</text:span><text:span text:style-name="T8">this</text:span><text:span text:style-name="T6">).parents(</text:span><text:span text:style-name="T3">'tr'</text:span><text:span text:style-name="T6">) ).data();</text:span><text:line-break/><text:line-break/><text:span text:style-name="T6"> <text:s text:c="3"/>$.ajax({</text:span><text:line-break/><text:span text:style-name="T6"> <text:s text:c="7"/></text:span><text:span text:style-name="T3">"dataType"</text:span><text:span text:style-name="T6">:</text:span><text:span text:style-name="T3">"json"</text:span><text:span text:style-name="T6">,</text:span><text:line-break/><text:span text:style-name="T6"> <text:s text:c="7"/></text:span><text:span text:style-name="T3">'contentType'</text:span><text:span text:style-name="T6">: </text:span><text:span text:style-name="T3">'application/json'</text:span><text:span text:style-name="T6">,</text:span><text:line-break/><text:span text:style-name="T6"> <text:s text:c="7"/></text:span><text:span text:style-name="T3">"type"</text:span><text:span text:style-name="T6">: </text:span><text:span text:style-name="T3">"POST"</text:span><text:span text:style-name="T6">,</text:span><text:line-break/><text:span text:style-name="T6"> <text:s text:c="7"/></text:span><text:span text:style-name="T3">"url"</text:span><text:span text:style-name="T6">: </text:span><text:span text:style-name="T3">"delProduct"</text:span><text:span text:style-name="T6">,</text:span><text:line-break/><text:span text:style-name="T6"> <text:s text:c="7"/></text:span><text:span text:style-name="T3">"data"</text:span><text:span text:style-name="T6">: JSON.stringify(rowData)</text:span><text:line-break/><text:span text:style-name="T6"> <text:s text:c="4"/>});</text:span><text:line-break/><text:span text:style-name="T6"> <text:s text:c="3"/>table</text:span><text:line-break/><text:span text:style-name="T6"> <text:s text:c="3"/>.row( $(</text:span><text:span text:style-name="T8">this</text:span><text:span text:style-name="T6">).parents(</text:span><text:span text:style-name="T3">'tr'</text:span><text:span text:style-name="T6">) )</text:span><text:line-break/><text:span text:style-name="T6"> <text:s text:c="3"/>.remove()</text:span><text:line-break/><text:span text:style-name="T6"> <text:s text:c="3"/>.draw();</text:span><text:line-break/><text:span text:style-name="T6">});</text:span><text:line-break/><text:line-break/><text:span text:style-name="T6">$(</text:span><text:span text:style-name="T3">'#table_id tbody'</text:span><text:span text:style-name="T6">).on( </text:span><text:span text:style-name="T3">'click'</text:span><text:span text:style-name="T6">, </text:span><text:span text:style-name="T3">'#enable'</text:span><text:span text:style-name="T6">, </text:span><text:span text:style-name="T8">function </text:span><text:span text:style-name="T6">() {</text:span><text:line-break/><text:span text:style-name="T7">//</text:span><text:span text:style-name="T12">todo update database with enabled/disabled</text:span><text:line-break/><text:span text:style-name="T12"> <text:s text:c="7"/></text:span><text:span text:style-name="T7">//update boolean cell with true or false</text:span><text:line-break/><text:span text:style-name="T7"> <text:s text:c="7"/></text:span><text:span text:style-name="T6">let rowData = table.row( $(</text:span><text:span text:style-name="T8">this</text:span><text:span text:style-name="T6">).parents(</text:span><text:span text:style-name="T3">'tr'</text:span><text:span text:style-name="T6">) ).data();</text:span><text:line-break/><text:span text:style-name="T6"> <text:s text:c="7"/>let idx = table.row( $(</text:span><text:span text:style-name="T8">this</text:span><text:span text:style-name="T6">).parents(</text:span><text:span text:style-name="T3">'tr'</text:span><text:span text:style-name="T6">)).index()</text:span><text:line-break/><text:line-break/><text:span text:style-name="T6"> <text:s text:c="7"/></text:span><text:span text:style-name="T8">if</text:span><text:span text:style-name="T6">($(</text:span><text:span text:style-name="T8">this</text:span><text:span text:style-name="T6">).prop(</text:span><text:span text:style-name="T3">"checked"</text:span><text:span text:style-name="T6">))</text:span><text:line-break/><text:span text:style-name="T6"> <text:s text:c="7"/>{</text:span><text:line-break/><text:span text:style-name="T6"> <text:s text:c="11"/>table.cell(idx, </text:span><text:span text:style-name="T11">5</text:span><text:span text:style-name="T6">).data(</text:span><text:span text:style-name="T8">true</text:span><text:span text:style-name="T6">);</text:span><text:line-break/><text:span text:style-name="T6"> <text:s text:c="11"/>rowData.enabled = </text:span><text:span text:style-name="T8">true</text:span><text:line-break/><text:span text:style-name="T8"> <text:s text:c="7"/></text:span><text:span text:style-name="T6">}</text:span><text:span text:style-name="T8">else</text:span><text:span text:style-name="T6">{</text:span><text:line-break/><text:span text:style-name="T6"> <text:s text:c="11"/>table.cell(idx, </text:span><text:span text:style-name="T11">5</text:span><text:span text:style-name="T6">).data(</text:span><text:span text:style-name="T8">false</text:span><text:span text:style-name="T6">);</text:span><text:line-break/><text:span text:style-name="T6"> <text:s text:c="11"/>rowData.enabled = </text:span><text:span text:style-name="T8">false</text:span><text:line-break/><text:span text:style-name="T8"> <text:s text:c="7"/></text:span><text:span text:style-name="T6">}</text:span><text:line-break/><text:line-break/><text:span text:style-name="T6"> <text:s text:c="7"/>$.ajax({</text:span><text:line-break/><text:span text:style-name="T6"> <text:s text:c="11"/></text:span><text:span text:style-name="T3">"dataType"</text:span><text:span text:style-name="T6">:</text:span><text:span text:style-name="T3">"json"</text:span><text:span text:style-name="T6">,</text:span><text:line-break/><text:span text:style-name="T6"> <text:s text:c="11"/></text:span><text:span text:style-name="T3">'contentType'</text:span><text:span text:style-name="T6">: </text:span><text:span text:style-name="T3">'application/json'</text:span><text:span text:style-name="T6">,</text:span><text:line-break/><text:span text:style-name="T6"> <text:s text:c="11"/></text:span><text:span text:style-name="T3">"type"</text:span><text:span text:style-name="T6">: </text:span><text:span text:style-name="T3">"POST"</text:span><text:span text:style-name="T6">,</text:span><text:line-break/><text:span text:style-name="T6"> <text:s text:c="11"/></text:span><text:span text:style-name="T3">"url"</text:span><text:span text:style-name="T6">: </text:span><text:span text:style-name="T3">"updateEnabled"</text:span><text:span text:style-name="T6">,</text:span><text:line-break/><text:span text:style-name="T6"> <text:s text:c="11"/></text:span><text:span text:style-name="T3">"data"</text:span><text:span text:style-name="T6">: JSON.stringify(rowData)</text:span><text:line-break/><text:span text:style-name="T6"> <text:s text:c="7"/>});</text:span><text:line-break/><text:line-break/><text:line-break/><text:span text:style-name="T6"> <text:s text:c="3"/>});</text:span><text:line-break/><text:span text:style-name="T6">});</text:span></text:p>
      <text:p text:style-name="P2"><text:span text:style-name="T6">$(document).ready(</text:span><text:span text:style-name="T8">function</text:span><text:span text:style-name="T6">() {</text:span><text:line-break/><text:line-break/><text:span text:style-name="T6"> </text:span><text:span text:style-name="T8">var </text:span><text:span text:style-name="T6">table = $(</text:span><text:span text:style-name="T3">'#table_id'</text:span><text:span text:style-name="T6">).DataTable({</text:span><text:line-break/><text:span text:style-name="T6"> </text:span><text:span text:style-name="T7">//</text:span><text:span text:style-name="T12">todo get enabled products from backend</text:span><text:line-break/><text:span text:style-name="T12"> <text:s/></text:span><text:span text:style-name="T3">"ajax"</text:span><text:span text:style-name="T6">: {</text:span><text:line-break/><text:span text:style-name="T6"> <text:s text:c="20"/></text:span><text:span text:style-name="T3">"url"</text:span><text:span text:style-name="T6">: </text:span><text:span text:style-name="T3">"getCart"</text:span><text:span text:style-name="T6">,</text:span><text:line-break/><text:span text:style-name="T6"> <text:s text:c="20"/></text:span><text:span text:style-name="T3">"type"</text:span><text:span text:style-name="T6">: </text:span><text:span text:style-name="T3">"GET"</text:span><text:span text:style-name="T6">,</text:span><text:line-break/><text:span text:style-name="T6"> <text:s text:c="20"/></text:span><text:span text:style-name="T3">"contentType"</text:span><text:span text:style-name="T6">: </text:span><text:span text:style-name="T3">"application/json"</text:span><text:span text:style-name="T6">,</text:span><text:line-break/><text:span text:style-name="T6"> <text:s text:c="20"/></text:span><text:span text:style-name="T3">"dataSrc"</text:span><text:span text:style-name="T6">: </text:span><text:span text:style-name="T3">''</text:span><text:span text:style-name="T6">,</text:span><text:line-break/><text:span text:style-name="T6"> <text:s text:c="18"/>},</text:span><text:line-break/><text:span text:style-name="T6"> <text:s text:c="4"/></text:span><text:span text:style-name="T3">"columns"</text:span><text:span text:style-name="T6">: [</text:span><text:line-break/><text:span text:style-name="T6"> <text:s text:c="17"/>{</text:span><text:span text:style-name="T3">'data'</text:span><text:span text:style-name="T6">: </text:span><text:span text:style-name="T3">'cart_id'</text:span><text:span text:style-name="T6">,</text:span><text:line-break/><text:span text:style-name="T6"> <text:s text:c="18"/></text:span><text:span text:style-name="T3">"visible"</text:span><text:span text:style-name="T6">: </text:span><text:span text:style-name="T8">false</text:span><text:span text:style-name="T6">},</text:span><text:line-break/><text:span text:style-name="T6"> <text:s text:c="17"/>{</text:span><text:span text:style-name="T3">'data'</text:span><text:span text:style-name="T6">: </text:span><text:span text:style-name="T3">'product_id'</text:span><text:span text:style-name="T6">,</text:span><text:line-break/><text:span text:style-name="T6"> <text:s text:c="17"/></text:span><text:span text:style-name="T3">"visible"</text:span><text:span text:style-name="T6">: </text:span><text:span text:style-name="T8">false</text:span><text:span text:style-name="T6">},</text:span><text:line-break/><text:span text:style-name="T6"> <text:s text:c="17"/>{</text:span><text:span text:style-name="T3">'data'</text:span><text:span text:style-name="T6">: </text:span><text:span text:style-name="T3">'name'</text:span><text:span text:style-name="T6">},</text:span><text:line-break/><text:soft-page-break/><text:span text:style-name="T6"> <text:s text:c="17"/>{</text:span><text:span text:style-name="T3">'data'</text:span><text:span text:style-name="T6">: </text:span><text:span text:style-name="T3">'company'</text:span><text:span text:style-name="T6">},</text:span><text:line-break/><text:span text:style-name="T6"> <text:s text:c="17"/>{</text:span><text:span text:style-name="T3">'data'</text:span><text:span text:style-name="T6">: </text:span><text:span text:style-name="T3">'units'</text:span><text:span text:style-name="T6">,</text:span><text:line-break/><text:span text:style-name="T6"> <text:s text:c="17"/></text:span><text:span text:style-name="T3">"visible"</text:span><text:span text:style-name="T6">: </text:span><text:span text:style-name="T8">false</text:span><text:span text:style-name="T6">},</text:span><text:line-break/><text:span text:style-name="T6"> <text:s text:c="17"/>{</text:span><text:span text:style-name="T3">'data'</text:span><text:span text:style-name="T6">: </text:span><text:span text:style-name="T3">'price'</text:span><text:span text:style-name="T6">},</text:span><text:line-break/><text:span text:style-name="T6"> <text:s text:c="17"/>{</text:span><text:span text:style-name="T3">'data'</text:span><text:span text:style-name="T6">: </text:span><text:span text:style-name="T3">'enabled'</text:span><text:span text:style-name="T6">,</text:span><text:line-break/><text:span text:style-name="T6"> <text:s text:c="17"/></text:span><text:span text:style-name="T3">"visible"</text:span><text:span text:style-name="T6">: </text:span><text:span text:style-name="T8">false</text:span><text:span text:style-name="T6">},</text:span><text:line-break/><text:span text:style-name="T6"> <text:s text:c="17"/>{</text:span><text:span text:style-name="T3">'data'</text:span><text:span text:style-name="T6">: </text:span><text:span text:style-name="T3">'quantity'</text:span><text:span text:style-name="T6">},</text:span><text:line-break/><text:span text:style-name="T6"> <text:s text:c="17"/>{</text:span><text:span text:style-name="T3">'data'</text:span><text:span text:style-name="T6">: </text:span><text:span text:style-name="T3">'total'</text:span><text:span text:style-name="T6">,</text:span><text:line-break/><text:span text:style-name="T6"> <text:s text:c="17"/></text:span><text:span text:style-name="T3">"defaultContent"</text:span><text:span text:style-name="T6">: </text:span><text:span text:style-name="T11">0</text:span><text:span text:style-name="T6">}</text:span><text:line-break/><text:span text:style-name="T6"> <text:s text:c="15"/>]</text:span><text:line-break/><text:span text:style-name="T6"> <text:s text:c="3"/>} );</text:span><text:line-break/><text:span text:style-name="T6">});</text:span><text:line-break/><text:line-break/></text:p>
      <text:p text:style-name="P2"><text:span text:style-name="T8">function </text:span><text:span text:style-name="T6">validateEmailWithRegex(email) {</text:span><text:line-break/><text:span text:style-name="T6"> <text:s text:c="3"/>let emailRegex = /^[^\s@]+@[^\s@]+\.[^\s@]+$/;</text:span><text:line-break/><text:span text:style-name="T6"> <text:s/></text:span><text:line-break/><text:span text:style-name="T6"> <text:s text:c="3"/></text:span><text:span text:style-name="T8">return </text:span><text:span text:style-name="T6">!!email &amp;&amp; </text:span><text:span text:style-name="T8">typeof </text:span><text:span text:style-name="T6">email === </text:span><text:span text:style-name="T3">"string" </text:span><text:span text:style-name="T6">&amp;&amp; email.match(emailRegex);</text:span><text:line-break/><text:span text:style-name="T6"> <text:s/>}</text:span><text:line-break/><text:line-break/><text:span text:style-name="T8">function </text:span><text:span text:style-name="T6">escapeHtml(unsafe) {</text:span><text:line-break/><text:span text:style-name="T6"> <text:s text:c="2"/></text:span><text:span text:style-name="T8">return </text:span><text:span text:style-name="T6">unsafe</text:span><text:line-break/><text:span text:style-name="T6"> <text:s text:c="5"/>.replace(/&amp;/g, </text:span><text:span text:style-name="T3">"&amp;amp;"</text:span><text:span text:style-name="T6">)</text:span><text:line-break/><text:span text:style-name="T6"> <text:s text:c="5"/>.replace(/&lt;/g, </text:span><text:span text:style-name="T3">"&amp;lt;"</text:span><text:span text:style-name="T6">)</text:span><text:line-break/><text:span text:style-name="T6"> <text:s text:c="5"/>.replace(/&gt;/g, </text:span><text:span text:style-name="T3">"&amp;gt;"</text:span><text:span text:style-name="T6">)</text:span><text:line-break/><text:span text:style-name="T6"> <text:s text:c="5"/>.replace(/</text:span><text:span text:style-name="T3">"/g, "</text:span><text:span text:style-name="T6">&amp;quot;</text:span><text:span text:style-name="T3">")</text:span><text:line-break/><text:span text:style-name="T3"> <text:s text:c="5"/></text:span><text:span text:style-name="T6">.replace(/</text:span><text:span text:style-name="T3">'/g, "&amp;#039;");</text:span><text:line-break/><text:span text:style-name="T3"> <text:s/></text:span><text:span text:style-name="T6">}</text:span><text:line-break/><text:span text:style-name="T8">function </text:span><text:span text:style-name="T6">validatePassword(pw){</text:span><text:line-break/><text:span text:style-name="T6"> <text:s text:c="3"/></text:span><text:span text:style-name="T8">var </text:span><text:span text:style-name="T6">strongRegex = </text:span><text:span text:style-name="T8">new </text:span><text:span text:style-name="T6">RegExp(</text:span><text:span text:style-name="T3">"^(?=.*[a-z])(?=.*[A-Z])(?=.*[0-9])(?=.*[!@#\$%\^&amp;\*])(?=.{8,})"</text:span><text:span text:style-name="T6">);</text:span><text:line-break/><text:line-break/><text:span text:style-name="T6"> <text:s text:c="3"/></text:span><text:span text:style-name="T8">return </text:span><text:span text:style-name="T6">strongRegex.test(pw);</text:span><text:line-break/><text:span text:style-name="T6">}</text:span><text:line-break/><text:line-break/><text:span text:style-name="T6"> <text:s/></text:span><text:span text:style-name="T8">function </text:span><text:span text:style-name="T6">validateInputs() {</text:span><text:line-break/><text:span text:style-name="T6"> <text:s text:c="3"/></text:span><text:span text:style-name="T7">//console.log("in validate function")</text:span><text:line-break/><text:span text:style-name="T7"> <text:s text:c="3"/></text:span><text:span text:style-name="T6">let forward = </text:span><text:span text:style-name="T8">false</text:span><text:span text:style-name="T6">;</text:span><text:line-break/><text:line-break/><text:span text:style-name="T6"> <text:s text:c="3"/>let email = document.getElementById(</text:span><text:span text:style-name="T3">"email"</text:span><text:span text:style-name="T6">).value;</text:span><text:line-break/><text:span text:style-name="T6"> <text:s/></text:span><text:line-break/><text:span text:style-name="T6"> <text:s text:c="3"/></text:span><text:span text:style-name="T7">// input sanitization</text:span><text:line-break/><text:span text:style-name="T7"> <text:s text:c="3"/></text:span><text:span text:style-name="T6">email = email.trim();</text:span><text:line-break/><text:span text:style-name="T6"> <text:s text:c="3"/>email = escapeHtml(email);</text:span><text:line-break/><text:span text:style-name="T6"> <text:s/></text:span><text:line-break/><text:span text:style-name="T6"> <text:s text:c="3"/>let validEmail = validateEmailWithRegex(email);</text:span><text:line-break/><text:span text:style-name="T6"> <text:s text:c="3"/></text:span><text:span text:style-name="T8">if</text:span><text:span text:style-name="T6">(validEmail == </text:span><text:span text:style-name="T8">false</text:span><text:span text:style-name="T6">){</text:span><text:line-break/><text:span text:style-name="T6"> <text:s text:c="7"/>document.getElementById(</text:span><text:span text:style-name="T3">'emailInvalid'</text:span><text:span text:style-name="T6">).className = </text:span><text:span text:style-name="T3">"text-danger visible"</text:span><text:line-break/><text:span text:style-name="T3"> <text:s text:c="7"/></text:span><text:span text:style-name="T6">forward = </text:span><text:span text:style-name="T8">false</text:span><text:span text:style-name="T6">;</text:span><text:line-break/><text:span text:style-name="T6"> <text:s text:c="3"/>}</text:span><text:span text:style-name="T8">else</text:span><text:span text:style-name="T6">{</text:span><text:line-break/><text:span text:style-name="T6"> <text:s text:c="7"/>document.getElementById(</text:span><text:span text:style-name="T3">'emailInvalid'</text:span><text:span text:style-name="T6">).className = </text:span><text:span text:style-name="T3">"invisible"</text:span><text:line-break/><text:span text:style-name="T3"> <text:s text:c="7"/></text:span><text:span text:style-name="T6">forward = </text:span><text:span text:style-name="T8">true</text:span><text:line-break/><text:span text:style-name="T8"> <text:s text:c="3"/></text:span><text:span text:style-name="T6">}</text:span><text:line-break/><text:line-break/><text:span text:style-name="T6"> <text:s text:c="3"/>let pw =document.getElementById(</text:span><text:span text:style-name="T3">"password"</text:span><text:span text:style-name="T6">).value;</text:span><text:line-break/><text:line-break/><text:span text:style-name="T6"> <text:s text:c="3"/></text:span><text:span text:style-name="T7">// input sanitization</text:span><text:line-break/><text:span text:style-name="T7"> <text:s text:c="3"/></text:span><text:span text:style-name="T6">pw = pw.trim();</text:span><text:line-break/><text:span text:style-name="T6"> <text:s text:c="3"/>pw = escapeHtml(pw);</text:span><text:line-break/><text:line-break/><text:span text:style-name="T6"> <text:s text:c="3"/>let validPW = validatePassword(pw);</text:span><text:line-break/><text:span text:style-name="T6"> <text:s text:c="3"/></text:span><text:span text:style-name="T8">if</text:span><text:span text:style-name="T6">(validPW){</text:span><text:line-break/><text:soft-page-break/><text:span text:style-name="T6"> <text:s text:c="7"/>document.getElementById(</text:span><text:span text:style-name="T3">"pwInvalid"</text:span><text:span text:style-name="T6">).className = </text:span><text:span text:style-name="T3">"invisible"</text:span><text:line-break/><text:span text:style-name="T3"> <text:s text:c="7"/></text:span><text:span text:style-name="T6">forward = </text:span><text:span text:style-name="T8">true</text:span><text:span text:style-name="T6">;</text:span><text:line-break/><text:span text:style-name="T6"> <text:s text:c="3"/>}</text:span><text:span text:style-name="T8">else</text:span><text:span text:style-name="T6">{</text:span><text:line-break/><text:span text:style-name="T6"> <text:s text:c="7"/>document.getElementById(</text:span><text:span text:style-name="T3">'pwInvalid'</text:span><text:span text:style-name="T6">).className = </text:span><text:span text:style-name="T3">"text-danger visible"</text:span><text:line-break/><text:span text:style-name="T3"> <text:s text:c="7"/></text:span><text:span text:style-name="T6">forward=</text:span><text:span text:style-name="T8">false</text:span><text:span text:style-name="T6">;</text:span><text:line-break/><text:span text:style-name="T6"> <text:s text:c="3"/>}</text:span><text:line-break/><text:span text:style-name="T6"> <text:s text:c="3"/></text:span><text:span text:style-name="T8">if</text:span><text:span text:style-name="T6">(forward){</text:span><text:line-break/><text:span text:style-name="T6"> <text:s text:c="5"/></text:span><text:span text:style-name="T8">var </text:span><text:span text:style-name="T6">xhttp = </text:span><text:span text:style-name="T8">new </text:span><text:span text:style-name="T6">XMLHttpRequest();</text:span><text:line-break/><text:span text:style-name="T6"> <text:s text:c="7"/>xhttp.onreadystatechange = </text:span><text:span text:style-name="T8">function</text:span><text:span text:style-name="T6">() {</text:span><text:line-break/><text:span text:style-name="T6"> <text:s text:c="11"/></text:span><text:span text:style-name="T8">if </text:span><text:span text:style-name="T6">(xhttp.readyState == XMLHttpRequest.DONE) {</text:span><text:line-break/><text:span text:style-name="T6"> <text:s text:c="15"/></text:span><text:span text:style-name="T8">if</text:span><text:span text:style-name="T6">(</text:span><text:span text:style-name="T3">"success" </text:span><text:span text:style-name="T6">== xhttp.responseText){</text:span><text:line-break/><text:span text:style-name="T6"> <text:s text:c="19"/>window.location.href = </text:span><text:span text:style-name="T3">"userHome"</text:span><text:line-break/><text:span text:style-name="T3"> <text:s text:c="15"/></text:span><text:span text:style-name="T6">}</text:span><text:span text:style-name="T8">else</text:span><text:span text:style-name="T6">{</text:span><text:line-break/><text:span text:style-name="T6"> <text:s text:c="19"/>window.location.href = </text:span><text:span text:style-name="T3">"userLogin"</text:span><text:line-break/><text:span text:style-name="T3"> <text:s text:c="15"/></text:span><text:span text:style-name="T6">}</text:span><text:line-break/><text:span text:style-name="T6"> <text:s text:c="11"/>}</text:span><text:line-break/><text:span text:style-name="T6"> <text:s text:c="7"/>}</text:span><text:line-break/><text:span text:style-name="T6"> <text:s text:c="7"/>xhttp.open(</text:span><text:span text:style-name="T3">"POST"</text:span><text:span text:style-name="T6">, </text:span><text:span text:style-name="T3">"/userHome"</text:span><text:span text:style-name="T6">, </text:span><text:span text:style-name="T8">true</text:span><text:span text:style-name="T6">);</text:span><text:line-break/><text:span text:style-name="T6"> <text:s text:c="7"/></text:span><text:span text:style-name="T8">var </text:span><text:span text:style-name="T6">user = </text:span><text:span text:style-name="T8">new </text:span><text:span text:style-name="T6">FormData();</text:span><text:line-break/><text:span text:style-name="T6"> <text:s text:c="7"/>user.append(</text:span><text:span text:style-name="T3">"email"</text:span><text:span text:style-name="T6">, email);</text:span><text:line-break/><text:span text:style-name="T6"> <text:s text:c="7"/>user.append(</text:span><text:span text:style-name="T3">"password"</text:span><text:span text:style-name="T6">, pw);</text:span><text:line-break/><text:span text:style-name="T6"> <text:s text:c="7"/>xhttp.send(user);</text:span><text:line-break/><text:span text:style-name="T6"> <text:s text:c="3"/>}</text:span><text:line-break/><text:span text:style-name="T6"> <text:s/>}</text:span></text:p>
      <text:p text:style-name="P2"><text:span text:style-name="T8">function </text:span><text:span text:style-name="T6">validateEmailWithRegex(email) {</text:span><text:line-break/><text:span text:style-name="T6"> <text:s/>let emailRegex = /^[^\s@]+@[^\s@]+\.[^\s@]+$/;</text:span><text:line-break/><text:line-break/><text:span text:style-name="T6"> <text:s/></text:span><text:span text:style-name="T8">return </text:span><text:span text:style-name="T6">!email &amp;&amp; </text:span><text:span text:style-name="T8">typeof </text:span><text:span text:style-name="T6">email === </text:span><text:span text:style-name="T3">"string" </text:span><text:span text:style-name="T6">&amp;&amp; email.match(emailRegex);</text:span><text:line-break/><text:span text:style-name="T6">}</text:span><text:line-break/><text:line-break/><text:span text:style-name="T8">function </text:span><text:span text:style-name="T6">checkInputEmail(email) {</text:span><text:line-break/><text:span text:style-name="T6"> <text:s/>let isValidEmail = validateEmail(email);</text:span><text:line-break/><text:line-break/><text:span text:style-name="T6"> <text:s/></text:span><text:span text:style-name="T8">if </text:span><text:span text:style-name="T6">(isValidEmail) {</text:span><text:line-break/><text:span text:style-name="T6"> <text:s text:c="3"/>document.getElementById(</text:span><text:span text:style-name="T3">"emailHelp"</text:span><text:span text:style-name="T6">).remove();</text:span><text:line-break/><text:span text:style-name="T6"> <text:s text:c="3"/>alert(</text:span><text:span text:style-name="T3">"Valid email!"</text:span><text:span text:style-name="T6">);</text:span><text:line-break/><text:span text:style-name="T6"> <text:s/>} </text:span><text:span text:style-name="T8">else </text:span><text:span text:style-name="T6">{</text:span><text:line-break/><text:span text:style-name="T6"> <text:s text:c="3"/>document.getElementById(</text:span><text:span text:style-name="T3">"emailHelp"</text:span><text:span text:style-name="T6">).innerText = </text:span><text:span text:style-name="T3">"Invalid email!"</text:span><text:span text:style-name="T6">;</text:span><text:line-break/><text:span text:style-name="T6"> <text:s/>}</text:span><text:line-break/><text:span text:style-name="T6">}</text:span><text:line-break/><text:line-break/><text:span text:style-name="T8">function </text:span><text:span text:style-name="T6">validateName(fname, lname){</text:span><text:line-break/><text:line-break/><text:span text:style-name="T6"> <text:s/></text:span><text:span text:style-name="T8">if</text:span><text:span text:style-name="T6">(</text:span><text:span text:style-name="T8">null </text:span><text:span text:style-name="T6">== fname || </text:span><text:span text:style-name="T8">null </text:span><text:span text:style-name="T6">== lname){</text:span><text:line-break/><text:span text:style-name="T6"> <text:s text:c="5"/></text:span><text:span text:style-name="T8">return null</text:span><text:span text:style-name="T6">;</text:span><text:line-break/><text:span text:style-name="T6"> <text:s/>}</text:span><text:line-break/><text:line-break/><text:span text:style-name="T6"> <text:s/></text:span><text:span text:style-name="T8">if </text:span><text:span text:style-name="T6">(</text:span><text:span text:style-name="T3">""</text:span><text:span text:style-name="T6">== fname || </text:span><text:span text:style-name="T3">"" </text:span><text:span text:style-name="T6">== lname){</text:span><text:line-break/><text:span text:style-name="T6"> <text:s text:c="5"/></text:span><text:span text:style-name="T8">return false</text:span><text:span text:style-name="T6">;</text:span><text:line-break/><text:span text:style-name="T6"> <text:s/>}</text:span><text:line-break/><text:line-break/><text:span text:style-name="T6"> <text:s/></text:span><text:span text:style-name="T8">return true</text:span><text:span text:style-name="T6">;</text:span><text:line-break/><text:span text:style-name="T6">}</text:span><text:line-break/><text:line-break/><text:span text:style-name="T8">function </text:span><text:span text:style-name="T6">escapeHtml(unsafe) {</text:span><text:line-break/><text:span text:style-name="T6"> <text:s/></text:span><text:span text:style-name="T8">return </text:span><text:span text:style-name="T6">unsafe</text:span><text:line-break/><text:span text:style-name="T6"> <text:s text:c="3"/>.replace(/&amp;/g, </text:span><text:span text:style-name="T3">"&amp;amp;"</text:span><text:span text:style-name="T6">)</text:span><text:line-break/><text:span text:style-name="T6"> <text:s text:c="3"/>.replace(/&lt;/g, </text:span><text:span text:style-name="T3">"&amp;lt;"</text:span><text:span text:style-name="T6">)</text:span><text:line-break/><text:span text:style-name="T6"> <text:s text:c="3"/>.replace(/&gt;/g, </text:span><text:span text:style-name="T3">"&amp;gt;"</text:span><text:span text:style-name="T6">)</text:span><text:line-break/><text:span text:style-name="T6"> <text:s text:c="3"/>.replace(/</text:span><text:span text:style-name="T3">"/g, "</text:span><text:span text:style-name="T6">&amp;quot;</text:span><text:span text:style-name="T3">")</text:span><text:line-break/><text:span text:style-name="T3"> <text:s text:c="3"/></text:span><text:span text:style-name="T6">.replace(/</text:span><text:span text:style-name="T3">'/g, "&amp;#039;");</text:span><text:line-break/><text:soft-page-break/><text:span text:style-name="T6">}</text:span><text:line-break/><text:line-break/><text:span text:style-name="T8">function </text:span><text:span text:style-name="T6">validateInputs() {</text:span><text:line-break/><text:span text:style-name="T6"> <text:s/>let email = document.getElementById(</text:span><text:span text:style-name="T3">"email"</text:span><text:span text:style-name="T6">).value;</text:span><text:line-break/><text:line-break/><text:span text:style-name="T6"> <text:s/>let forward = </text:span><text:span text:style-name="T8">false</text:span><text:line-break/><text:span text:style-name="T8"> <text:s/></text:span><text:span text:style-name="T7">// input sanitization</text:span><text:line-break/><text:span text:style-name="T7"> <text:s/></text:span><text:span text:style-name="T6">email = email.trim();</text:span><text:line-break/><text:span text:style-name="T6"> <text:s/>email = escapeHtml(email);</text:span><text:line-break/><text:line-break/><text:span text:style-name="T6"> <text:s/>let validEmail = validateEmailWithRegex(email);</text:span><text:line-break/><text:span text:style-name="T6"> <text:s/></text:span><text:span text:style-name="T8">if</text:span><text:span text:style-name="T6">(validEmail == </text:span><text:span text:style-name="T8">false</text:span><text:span text:style-name="T6">){</text:span><text:line-break/><text:span text:style-name="T6"> <text:s text:c="5"/>document.getElementById(</text:span><text:span text:style-name="T3">'emailInvalid'</text:span><text:span text:style-name="T6">).className = </text:span><text:span text:style-name="T3">"text-danger visible"</text:span><text:line-break/><text:span text:style-name="T3"> <text:s text:c="5"/></text:span><text:span text:style-name="T6">forward = </text:span><text:span text:style-name="T8">false</text:span><text:line-break/><text:span text:style-name="T8"> <text:s/></text:span><text:span text:style-name="T6">}</text:span><text:span text:style-name="T8">else</text:span><text:span text:style-name="T6">{</text:span><text:line-break/><text:span text:style-name="T6"> <text:s text:c="5"/>document.getElementById(</text:span><text:span text:style-name="T3">'emailInvalid'</text:span><text:span text:style-name="T6">).className = </text:span><text:span text:style-name="T3">"invisible"</text:span><text:line-break/><text:span text:style-name="T3"> <text:s text:c="5"/></text:span><text:span text:style-name="T6">forward = </text:span><text:span text:style-name="T8">true</text:span><text:line-break/><text:span text:style-name="T8"> <text:s/></text:span><text:span text:style-name="T6">}</text:span><text:line-break/><text:line-break/><text:span text:style-name="T6"> <text:s/>let fname = document.getElementById(</text:span><text:span text:style-name="T3">"fname"</text:span><text:span text:style-name="T6">).value</text:span><text:line-break/><text:span text:style-name="T6"> <text:s/>let lname = document.getElementById(</text:span><text:span text:style-name="T3">"lname"</text:span><text:span text:style-name="T6">).value</text:span><text:line-break/><text:span text:style-name="T6"> <text:s/></text:span><text:line-break/><text:span text:style-name="T6"> <text:s/></text:span><text:span text:style-name="T7">// input sanitization</text:span><text:line-break/><text:span text:style-name="T7"> <text:s/></text:span><text:span text:style-name="T6">fname = fname.trim();</text:span><text:line-break/><text:span text:style-name="T6"> <text:s/>fname = escapeHtml(fname);</text:span><text:line-break/><text:line-break/><text:span text:style-name="T6"> <text:s/></text:span><text:span text:style-name="T7">// input sanitization</text:span><text:line-break/><text:span text:style-name="T7"> <text:s/></text:span><text:span text:style-name="T6">lname = lname.trim();</text:span><text:line-break/><text:span text:style-name="T6"> <text:s/>lname = escapeHtml(lname);</text:span><text:line-break/><text:line-break/><text:span text:style-name="T6"> <text:s/>let validName = validateName(fname, lname);</text:span><text:line-break/><text:span text:style-name="T6"> <text:s/></text:span><text:span text:style-name="T8">if </text:span><text:span text:style-name="T6">(validName == </text:span><text:span text:style-name="T8">false</text:span><text:span text:style-name="T6">){</text:span><text:line-break/><text:span text:style-name="T6"> <text:s text:c="5"/>document.getElementById(</text:span><text:span text:style-name="T3">"nameInvalid"</text:span><text:span text:style-name="T6">).className = </text:span><text:span text:style-name="T3">"text-danger visible"</text:span><text:line-break/><text:span text:style-name="T3"> <text:s text:c="5"/></text:span><text:span text:style-name="T6">forward = </text:span><text:span text:style-name="T8">false</text:span><text:line-break/><text:span text:style-name="T8"> <text:s/></text:span><text:span text:style-name="T6">}</text:span><text:line-break/><text:span text:style-name="T6"> <text:s/></text:span><text:span text:style-name="T8">else</text:span><text:span text:style-name="T6">{</text:span><text:line-break/><text:span text:style-name="T6"> <text:s text:c="5"/>document.getElementById(</text:span><text:span text:style-name="T3">"nameInvalid"</text:span><text:span text:style-name="T6">).className = </text:span><text:span text:style-name="T3">"invisible"</text:span><text:line-break/><text:span text:style-name="T3"> <text:s text:c="5"/></text:span><text:span text:style-name="T6">forward = </text:span><text:span text:style-name="T8">true</text:span><text:line-break/><text:span text:style-name="T8"> <text:s/></text:span><text:span text:style-name="T6">}</text:span><text:line-break/><text:line-break/><text:span text:style-name="T6"> <text:s/>let pw = document.getElementById(</text:span><text:span text:style-name="T3">"password"</text:span><text:span text:style-name="T6">).value</text:span><text:line-break/><text:line-break/><text:span text:style-name="T6"> <text:s/>pw = pw.trim()</text:span><text:line-break/><text:span text:style-name="T6"> <text:s/>pw = escapeHtml(pw)</text:span><text:line-break/><text:line-break/><text:span text:style-name="T6"> <text:s/></text:span><text:span text:style-name="T8">if</text:span><text:span text:style-name="T6">(forward){</text:span><text:line-break/><text:span text:style-name="T6"> <text:s text:c="2"/></text:span><text:span text:style-name="T7">//console.log("in submit form")</text:span><text:line-break/><text:span text:style-name="T7"> <text:s text:c="7"/></text:span><text:span text:style-name="T8">var </text:span><text:span text:style-name="T6">xhttp = </text:span><text:span text:style-name="T8">new </text:span><text:span text:style-name="T6">XMLHttpRequest();</text:span><text:line-break/><text:span text:style-name="T6"> <text:s text:c="9"/>xhttp.onreadystatechange = </text:span><text:span text:style-name="T8">function</text:span><text:span text:style-name="T6">() {</text:span><text:line-break/><text:span text:style-name="T6"> <text:s text:c="13"/></text:span><text:span text:style-name="T8">if </text:span><text:span text:style-name="T6">(xhttp.readyState == XMLHttpRequest.DONE) {</text:span><text:line-break/><text:span text:style-name="T6"> <text:s text:c="17"/></text:span><text:span text:style-name="T8">if</text:span><text:span text:style-name="T6">(</text:span><text:span text:style-name="T3">"success" </text:span><text:span text:style-name="T6">== xhttp.responseText){</text:span><text:line-break/><text:span text:style-name="T6"> <text:s text:c="21"/>window.location.href = </text:span><text:span text:style-name="T3">"userLogin"</text:span><text:line-break/><text:span text:style-name="T3"> <text:s text:c="17"/></text:span><text:span text:style-name="T6">}</text:span><text:span text:style-name="T8">else</text:span><text:span text:style-name="T6">{</text:span><text:line-break/><text:span text:style-name="T6"> <text:s text:c="21"/>window.location.href = </text:span><text:span text:style-name="T3">"userRegister"</text:span><text:line-break/><text:span text:style-name="T3"> <text:s text:c="17"/></text:span><text:span text:style-name="T6">}</text:span><text:line-break/><text:span text:style-name="T6"> <text:s text:c="13"/>}</text:span><text:line-break/><text:span text:style-name="T6"> <text:s text:c="9"/>}</text:span><text:line-break/><text:line-break/><text:line-break/><text:span text:style-name="T6"> <text:s text:c="9"/>xhttp.open(</text:span><text:span text:style-name="T3">"POST"</text:span><text:span text:style-name="T6">, </text:span><text:span text:style-name="T3">"/userRegister"</text:span><text:span text:style-name="T6">, </text:span><text:span text:style-name="T8">true</text:span><text:span text:style-name="T6">);</text:span><text:line-break/><text:soft-page-break/><text:span text:style-name="T6"> <text:s text:c="9"/></text:span><text:span text:style-name="T8">var </text:span><text:span text:style-name="T6">user = </text:span><text:span text:style-name="T8">new </text:span><text:span text:style-name="T6">FormData();</text:span><text:line-break/><text:span text:style-name="T6"> <text:s text:c="9"/>user.append(</text:span><text:span text:style-name="T3">"email"</text:span><text:span text:style-name="T6">, email);</text:span><text:line-break/><text:span text:style-name="T6"> <text:s text:c="9"/>user.append(</text:span><text:span text:style-name="T3">"password"</text:span><text:span text:style-name="T6">, pw);</text:span><text:line-break/><text:span text:style-name="T6"> <text:s text:c="9"/>user.append(</text:span><text:span text:style-name="T3">"fname"</text:span><text:span text:style-name="T6">, fname);</text:span><text:line-break/><text:span text:style-name="T6"> <text:s text:c="9"/>user.append(</text:span><text:span text:style-name="T3">"lname"</text:span><text:span text:style-name="T6">, lname);</text:span><text:line-break/><text:span text:style-name="T6"> <text:s text:c="9"/>xhttp.send(user);</text:span><text:line-break/><text:span text:style-name="T6"> <text:s/>}</text:span><text:line-break/><text:span text:style-name="T6">}</text:span></text:p>
      <text:p text:style-name="P2"><text:span text:style-name="T6">$(document).ready(</text:span><text:span text:style-name="T8">function</text:span><text:span text:style-name="T6">() {</text:span><text:line-break/><text:span text:style-name="T6"> let table = $(</text:span><text:span text:style-name="T3">'#table_id'</text:span><text:span text:style-name="T6">).DataTable({</text:span><text:line-break/><text:span text:style-name="T6"> </text:span><text:span text:style-name="T7">//</text:span><text:span text:style-name="T12">todo get enabled products from backend</text:span><text:line-break/><text:span text:style-name="T12"> </text:span><text:span text:style-name="T7">//</text:span><text:span text:style-name="T12">todo show units in table and that it's not possible to order more</text:span><text:line-break/><text:span text:style-name="T12"> <text:s/></text:span><text:span text:style-name="T3">"ajax"</text:span><text:span text:style-name="T6">: {</text:span><text:line-break/><text:span text:style-name="T6"> <text:s text:c="20"/></text:span><text:span text:style-name="T3">"url"</text:span><text:span text:style-name="T6">: </text:span><text:span text:style-name="T3">"getProducts"</text:span><text:span text:style-name="T6">,</text:span><text:line-break/><text:span text:style-name="T6"> <text:s text:c="20"/></text:span><text:span text:style-name="T3">"type"</text:span><text:span text:style-name="T6">: </text:span><text:span text:style-name="T3">"GET"</text:span><text:span text:style-name="T6">,</text:span><text:line-break/><text:span text:style-name="T6"> <text:s text:c="20"/></text:span><text:span text:style-name="T3">"contentType"</text:span><text:span text:style-name="T6">: </text:span><text:span text:style-name="T3">"application/json"</text:span><text:span text:style-name="T6">,</text:span><text:line-break/><text:span text:style-name="T6"> <text:s text:c="20"/></text:span><text:span text:style-name="T3">"dataSrc"</text:span><text:span text:style-name="T6">: </text:span><text:span text:style-name="T3">''</text:span><text:line-break/><text:span text:style-name="T3"> <text:s text:c="18"/></text:span><text:span text:style-name="T6">},</text:span><text:line-break/><text:span text:style-name="T6"> <text:s text:c="4"/></text:span><text:span text:style-name="T3">"columns"</text:span><text:span text:style-name="T6">: [</text:span><text:line-break/><text:span text:style-name="T6"> <text:s text:c="17"/>{</text:span><text:span text:style-name="T3">'data'</text:span><text:span text:style-name="T6">: </text:span><text:span text:style-name="T3">'cart_id'</text:span><text:span text:style-name="T6">,</text:span><text:line-break/><text:span text:style-name="T6"> <text:s text:c="18"/></text:span><text:span text:style-name="T3">"visible"</text:span><text:span text:style-name="T6">: </text:span><text:span text:style-name="T8">false</text:span><text:span text:style-name="T6">,</text:span><text:line-break/><text:span text:style-name="T6"> <text:s text:c="18"/></text:span><text:span text:style-name="T3">"defaultContent"</text:span><text:span text:style-name="T6">: </text:span><text:span text:style-name="T3">"notSet"</text:span><text:span text:style-name="T6">},</text:span><text:line-break/><text:span text:style-name="T6"> <text:s text:c="17"/>{</text:span><text:span text:style-name="T3">'data'</text:span><text:span text:style-name="T6">: </text:span><text:span text:style-name="T3">'product_id'</text:span><text:span text:style-name="T6">,</text:span><text:line-break/><text:span text:style-name="T6"> <text:s text:c="17"/></text:span><text:span text:style-name="T3">"visible"</text:span><text:span text:style-name="T6">: </text:span><text:span text:style-name="T8">false</text:span><text:span text:style-name="T6">},</text:span><text:line-break/><text:span text:style-name="T6"> <text:s text:c="17"/>{</text:span><text:span text:style-name="T3">'data'</text:span><text:span text:style-name="T6">: </text:span><text:span text:style-name="T3">'name'</text:span><text:span text:style-name="T6">},</text:span><text:line-break/><text:span text:style-name="T6"> <text:s text:c="17"/>{</text:span><text:span text:style-name="T3">'data'</text:span><text:span text:style-name="T6">: </text:span><text:span text:style-name="T3">'company'</text:span><text:span text:style-name="T6">},</text:span><text:line-break/><text:span text:style-name="T6"> <text:s text:c="17"/>{</text:span><text:span text:style-name="T3">'data'</text:span><text:span text:style-name="T6">: </text:span><text:span text:style-name="T3">'units'</text:span><text:span text:style-name="T6">},</text:span><text:line-break/><text:span text:style-name="T6"> <text:s text:c="17"/>{</text:span><text:span text:style-name="T3">'data'</text:span><text:span text:style-name="T6">: </text:span><text:span text:style-name="T3">'price'</text:span><text:span text:style-name="T6">},</text:span><text:line-break/><text:span text:style-name="T6"> <text:s text:c="17"/>{</text:span><text:span text:style-name="T3">'data'</text:span><text:span text:style-name="T6">: </text:span><text:span text:style-name="T3">'enabled'</text:span><text:span text:style-name="T6">,</text:span><text:line-break/><text:span text:style-name="T6"> <text:s text:c="17"/></text:span><text:span text:style-name="T3">"visible"</text:span><text:span text:style-name="T6">: </text:span><text:span text:style-name="T8">false</text:span><text:span text:style-name="T6">},</text:span><text:line-break/><text:span text:style-name="T6"> <text:s text:c="17"/>{</text:span><text:span text:style-name="T3">'data'</text:span><text:span text:style-name="T6">: </text:span><text:span text:style-name="T3">'quantity'</text:span><text:span text:style-name="T6">,</text:span><text:line-break/><text:span text:style-name="T6"> <text:s text:c="17"/></text:span><text:span text:style-name="T3">"defaultContent"</text:span><text:span text:style-name="T6">: </text:span><text:span text:style-name="T11">0</text:span><text:span text:style-name="T6">,</text:span><text:line-break/><text:span text:style-name="T6"> <text:s text:c="17"/></text:span><text:span text:style-name="T3">"visible"</text:span><text:span text:style-name="T6">: </text:span><text:span text:style-name="T8">false</text:span><text:span text:style-name="T6">},</text:span><text:line-break/><text:span text:style-name="T6"> <text:s text:c="17"/>{</text:span><text:line-break/><text:span text:style-name="T6"> <text:s text:c="17"/></text:span><text:span text:style-name="T3">"targets"</text:span><text:span text:style-name="T6">: [-</text:span><text:span text:style-name="T11">2</text:span><text:span text:style-name="T6">],</text:span><text:line-break/><text:span text:style-name="T6"> <text:s text:c="17"/></text:span><text:span text:style-name="T3">"data"</text:span><text:span text:style-name="T6">: </text:span><text:span text:style-name="T8">null</text:span><text:span text:style-name="T6">,</text:span><text:line-break/><text:span text:style-name="T6"> <text:s text:c="17"/></text:span><text:span text:style-name="T3">"defaultContent"</text:span><text:span text:style-name="T6">: </text:span><text:span text:style-name="T3">"&lt;input id='quantity' type='number'&gt;&lt;/input&gt;"</text:span><text:line-break/><text:span text:style-name="T3"> <text:s text:c="17"/></text:span><text:span text:style-name="T6">},</text:span><text:line-break/><text:span text:style-name="T6"> <text:s text:c="17"/>{</text:span><text:span text:style-name="T3">"data:"</text:span><text:span text:style-name="T6">:</text:span><text:span text:style-name="T3">"total"</text:span><text:span text:style-name="T6">,</text:span><text:line-break/><text:span text:style-name="T6"> <text:s text:c="17"/></text:span><text:span text:style-name="T3">"defaultContent"</text:span><text:span text:style-name="T6">: </text:span><text:span text:style-name="T11">0</text:span><text:span text:style-name="T6">},</text:span><text:line-break/><text:span text:style-name="T6"> <text:s text:c="17"/>{</text:span><text:line-break/><text:span text:style-name="T6"> <text:s text:c="17"/></text:span><text:span text:style-name="T3">"targets"</text:span><text:span text:style-name="T6">: [-</text:span><text:span text:style-name="T11">1</text:span><text:span text:style-name="T6">],</text:span><text:line-break/><text:span text:style-name="T6"> <text:s text:c="17"/></text:span><text:span text:style-name="T3">"data"</text:span><text:span text:style-name="T6">: </text:span><text:span text:style-name="T8">null</text:span><text:span text:style-name="T6">,</text:span><text:line-break/><text:span text:style-name="T6"> <text:s text:c="17"/></text:span><text:span text:style-name="T3">"defaultContent"</text:span><text:span text:style-name="T6">: </text:span><text:span text:style-name="T3">"&lt;button id='addToCart'&gt;Add to Cart&lt;/button&gt;"</text:span><text:line-break/><text:span text:style-name="T3"> <text:s text:c="17"/></text:span><text:span text:style-name="T6">}</text:span><text:line-break/><text:span text:style-name="T6"> <text:s text:c="15"/>]</text:span><text:line-break/><text:span text:style-name="T6"> <text:s text:c="3"/>} );</text:span><text:line-break/><text:line-break/><text:span text:style-name="T6"> <text:s text:c="3"/>$(</text:span><text:span text:style-name="T3">'#table_id tbody'</text:span><text:span text:style-name="T6">).on( </text:span><text:span text:style-name="T3">'click'</text:span><text:span text:style-name="T6">, </text:span><text:span text:style-name="T3">'tr'</text:span><text:span text:style-name="T6">, </text:span><text:span text:style-name="T8">function </text:span><text:span text:style-name="T6">() {</text:span><text:line-break/><text:span text:style-name="T6"> <text:s text:c="11"/></text:span><text:span text:style-name="T8">if </text:span><text:span text:style-name="T6">( $(</text:span><text:span text:style-name="T8">this</text:span><text:span text:style-name="T6">).hasClass(</text:span><text:span text:style-name="T3">'selected'</text:span><text:span text:style-name="T6">) ) {</text:span><text:line-break/><text:span text:style-name="T6"> <text:s text:c="15"/>$(</text:span><text:span text:style-name="T8">this</text:span><text:span text:style-name="T6">).removeClass(</text:span><text:span text:style-name="T3">'selected'</text:span><text:span text:style-name="T6">);</text:span><text:line-break/><text:span text:style-name="T6"> <text:s text:c="11"/>}</text:span><text:line-break/><text:span text:style-name="T6"> <text:s text:c="11"/></text:span><text:span text:style-name="T8">else </text:span><text:span text:style-name="T6">{</text:span><text:line-break/><text:span text:style-name="T6"> <text:s text:c="15"/>table.$(</text:span><text:span text:style-name="T3">'tr.selected'</text:span><text:span text:style-name="T6">).removeClass(</text:span><text:span text:style-name="T3">'selected'</text:span><text:span text:style-name="T6">);</text:span><text:line-break/><text:span text:style-name="T6"> <text:s text:c="15"/>$(</text:span><text:span text:style-name="T8">this</text:span><text:span text:style-name="T6">).addClass(</text:span><text:span text:style-name="T3">'selected'</text:span><text:span text:style-name="T6">);</text:span><text:line-break/><text:span text:style-name="T6"> <text:s text:c="11"/>}</text:span><text:line-break/><text:span text:style-name="T6"> <text:s text:c="7"/>} );</text:span><text:line-break/><text:line-break/><text:span text:style-name="T6"> <text:s text:c="3"/>$(</text:span><text:span text:style-name="T3">'#table_id tbody'</text:span><text:span text:style-name="T6">).on( </text:span><text:span text:style-name="T3">'click'</text:span><text:span text:style-name="T6">, </text:span><text:span text:style-name="T3">'#addToCart'</text:span><text:span text:style-name="T6">, </text:span><text:span text:style-name="T8">function </text:span><text:span text:style-name="T6">() {</text:span><text:line-break/><text:span text:style-name="T6"> <text:s text:c="7"/></text:span><text:span text:style-name="T7">//Add Row to Database</text:span><text:line-break/><text:span text:style-name="T7"> <text:s text:c="7"/></text:span><text:span text:style-name="T6">let rowData = table.row( $(</text:span><text:span text:style-name="T8">this</text:span><text:span text:style-name="T6">).parents(</text:span><text:span text:style-name="T3">'tr'</text:span><text:span text:style-name="T6">) ).data();</text:span><text:line-break/><text:span text:style-name="T6"> <text:s text:c="7"/>rowData.quantity = $(</text:span><text:span text:style-name="T8">this</text:span><text:span text:style-name="T6">).parents(</text:span><text:span text:style-name="T3">'tr'</text:span><text:span text:style-name="T6">).find(</text:span><text:span text:style-name="T3">"input"</text:span><text:span text:style-name="T6">).val();</text:span><text:line-break/><text:soft-page-break/><text:span text:style-name="T6"> <text:s text:c="7"/></text:span><text:span text:style-name="T7">//alert($(this).parents('tr').html());</text:span><text:line-break/><text:span text:style-name="T7"> <text:s text:c="7"/>//alert(JSON.stringify(rowData))</text:span><text:line-break/><text:span text:style-name="T7"> <text:s text:c="7"/></text:span><text:span text:style-name="T6">$.ajax({</text:span><text:line-break/><text:span text:style-name="T6"> <text:s text:c="11"/></text:span><text:span text:style-name="T3">"dataType"</text:span><text:span text:style-name="T6">:</text:span><text:span text:style-name="T3">"json"</text:span><text:span text:style-name="T6">,</text:span><text:line-break/><text:span text:style-name="T6"> <text:s text:c="11"/></text:span><text:span text:style-name="T3">'contentType'</text:span><text:span text:style-name="T6">: </text:span><text:span text:style-name="T3">'application/json'</text:span><text:span text:style-name="T6">,</text:span><text:line-break/><text:span text:style-name="T6"> <text:s text:c="11"/></text:span><text:span text:style-name="T3">"type"</text:span><text:span text:style-name="T6">: </text:span><text:span text:style-name="T3">"POST"</text:span><text:span text:style-name="T6">,</text:span><text:line-break/><text:span text:style-name="T6"> <text:s text:c="11"/></text:span><text:span text:style-name="T3">"url"</text:span><text:span text:style-name="T6">: </text:span><text:span text:style-name="T3">"addToCart"</text:span><text:span text:style-name="T6">,</text:span><text:line-break/><text:span text:style-name="T6"> <text:s text:c="11"/></text:span><text:span text:style-name="T3">"data"</text:span><text:span text:style-name="T6">: JSON.stringify(rowData)</text:span><text:line-break/><text:span text:style-name="T6"> <text:s text:c="7"/>});</text:span><text:line-break/><text:span text:style-name="T6"> <text:s text:c="3"/>});</text:span><text:line-break/><text:line-break/><text:span text:style-name="T6"> <text:s text:c="3"/>$(</text:span><text:span text:style-name="T3">'#table_id tbody'</text:span><text:span text:style-name="T6">).on( </text:span><text:span text:style-name="T3">'input'</text:span><text:span text:style-name="T6">, </text:span><text:span text:style-name="T3">'#quantity'</text:span><text:span text:style-name="T6">, </text:span><text:span text:style-name="T8">function </text:span><text:span text:style-name="T6">() {</text:span><text:line-break/><text:span text:style-name="T6"> <text:s text:c="11"/></text:span><text:span text:style-name="T7">//update quantity cell with value</text:span><text:line-break/><text:span text:style-name="T7"> <text:s text:c="11"/></text:span><text:span text:style-name="T6">let value = $(</text:span><text:span text:style-name="T8">this</text:span><text:span text:style-name="T6">).val()</text:span><text:line-break/><text:span text:style-name="T6"> <text:s text:c="11"/>let idx = table.row( $(</text:span><text:span text:style-name="T8">this</text:span><text:span text:style-name="T6">).parents(</text:span><text:span text:style-name="T3">'tr'</text:span><text:span text:style-name="T6">)).index()</text:span><text:line-break/><text:span text:style-name="T6"> <text:s text:c="11"/>let price = table.cell(idx, </text:span><text:span text:style-name="T11">5</text:span><text:span text:style-name="T6">).data()</text:span><text:line-break/><text:span text:style-name="T6"> <text:s text:c="11"/>let unit = table.cell(idx, </text:span><text:span text:style-name="T11">4</text:span><text:span text:style-name="T6">).data()</text:span><text:line-break/><text:span text:style-name="T6"> <text:s text:c="11"/></text:span><text:span text:style-name="T8">if</text:span><text:span text:style-name="T6">(value &gt; unit){</text:span><text:line-break/><text:span text:style-name="T6"> <text:s text:c="15"/>alert(</text:span><text:span text:style-name="T3">"Order ist not in stock"</text:span><text:span text:style-name="T6">)</text:span><text:line-break/><text:span text:style-name="T6"> <text:s text:c="15"/>$(</text:span><text:span text:style-name="T8">this</text:span><text:span text:style-name="T6">).val(unit)</text:span><text:line-break/><text:span text:style-name="T6"> <text:s text:c="15"/></text:span><text:span text:style-name="T8">return</text:span><text:line-break/><text:span text:style-name="T8"> <text:s text:c="11"/></text:span><text:span text:style-name="T6">}</text:span><text:line-break/><text:span text:style-name="T6"> <text:s text:c="11"/>let total = value * price</text:span><text:line-break/><text:span text:style-name="T6"> <text:s text:c="11"/>table.cell(idx, </text:span><text:span text:style-name="T11">7</text:span><text:span text:style-name="T6">).data(value)</text:span><text:line-break/><text:span text:style-name="T6"> <text:s text:c="11"/>table.cell(idx, </text:span><text:span text:style-name="T11">9</text:span><text:span text:style-name="T6">).data(total.toFixed(</text:span><text:span text:style-name="T11">2</text:span><text:span text:style-name="T6">));</text:span><text:line-break/><text:span text:style-name="T6"> <text:s text:c="7"/>});</text:span><text:line-break/><text:span text:style-name="T6">});</text:span><text:line-break/><text:line-break/><text:span text:style-name="T6">document.getElementById(</text:span><text:span text:style-name="T3">'delCart'</text:span><text:span text:style-name="T6">).addEventListener(</text:span><text:span text:style-name="T3">"click"</text:span><text:span text:style-name="T6">, </text:span><text:span text:style-name="T8">function</text:span><text:span text:style-name="T6">() {</text:span><text:line-break/><text:span text:style-name="T6"> <text:s text:c="3"/></text:span><text:span text:style-name="T8">var </text:span><text:span text:style-name="T6">xhttp = </text:span><text:span text:style-name="T8">new </text:span><text:span text:style-name="T6">XMLHttpRequest();</text:span><text:line-break/><text:span text:style-name="T6"> <text:s text:c="3"/>xhttp.onreadystatechange = </text:span><text:span text:style-name="T8">function</text:span><text:span text:style-name="T6">() {</text:span><text:line-break/><text:span text:style-name="T6"> <text:s text:c="7"/></text:span><text:span text:style-name="T8">if </text:span><text:span text:style-name="T6">(xhttp.readyState == XMLHttpRequest.DONE) {</text:span><text:line-break/><text:span text:style-name="T6"> <text:s text:c="7"/>}</text:span><text:line-break/><text:span text:style-name="T6"> <text:s text:c="3"/>}</text:span><text:line-break/><text:span text:style-name="T6"> <text:s text:c="3"/>xhttp.open(</text:span><text:span text:style-name="T3">"GET"</text:span><text:span text:style-name="T6">, </text:span><text:span text:style-name="T3">"/delCart"</text:span><text:span text:style-name="T6">, </text:span><text:span text:style-name="T8">true</text:span><text:span text:style-name="T6">);</text:span><text:line-break/><text:span text:style-name="T6"> <text:s text:c="3"/>xhttp.send(</text:span><text:span text:style-name="T8">null</text:span><text:span text:style-name="T6">);</text:span><text:line-break/><text:span text:style-name="T6">});</text:span><text:line-break/><text:line-break/><text:span text:style-name="T6">document.getElementById(</text:span><text:span text:style-name="T3">'showCart'</text:span><text:span text:style-name="T6">).addEventListener(</text:span><text:span text:style-name="T3">"click"</text:span><text:span text:style-name="T6">, </text:span><text:span text:style-name="T8">function</text:span><text:span text:style-name="T6">() {</text:span><text:line-break/><text:span text:style-name="T6"> <text:s text:c="3"/>location.href =</text:span><text:span text:style-name="T3">"showCart"</text:span><text:line-break/><text:span text:style-name="T6">});</text:span><text:line-break/></text:p>
      <text:p text:style-name="P2"><text:span text:style-name="T6">$(document).ready(</text:span><text:span text:style-name="T8">function</text:span><text:span text:style-name="T6">() {</text:span><text:line-break/><text:span text:style-name="T6"> let table = $(</text:span><text:span text:style-name="T3">'#table_id'</text:span><text:span text:style-name="T6">).DataTable({</text:span><text:line-break/><text:span text:style-name="T6"> </text:span><text:span text:style-name="T7">//</text:span><text:span text:style-name="T12">todo get enabled products from backend</text:span><text:line-break/><text:span text:style-name="T12"> </text:span><text:span text:style-name="T7">//</text:span><text:span text:style-name="T12">todo show units in table and that it's not possible to order more</text:span><text:line-break/><text:span text:style-name="T12"> <text:s/></text:span><text:span text:style-name="T3">"ajax"</text:span><text:span text:style-name="T6">: {</text:span><text:line-break/><text:span text:style-name="T6"> <text:s text:c="20"/></text:span><text:span text:style-name="T3">"url"</text:span><text:span text:style-name="T6">: </text:span><text:span text:style-name="T3">"getProducts"</text:span><text:span text:style-name="T6">,</text:span><text:line-break/><text:span text:style-name="T6"> <text:s text:c="20"/></text:span><text:span text:style-name="T3">"type"</text:span><text:span text:style-name="T6">: </text:span><text:span text:style-name="T3">"GET"</text:span><text:span text:style-name="T6">,</text:span><text:line-break/><text:span text:style-name="T6"> <text:s text:c="20"/></text:span><text:span text:style-name="T3">"contentType"</text:span><text:span text:style-name="T6">: </text:span><text:span text:style-name="T3">"application/json"</text:span><text:span text:style-name="T6">,</text:span><text:line-break/><text:span text:style-name="T6"> <text:s text:c="20"/></text:span><text:span text:style-name="T3">"dataSrc"</text:span><text:span text:style-name="T6">: </text:span><text:span text:style-name="T3">''</text:span><text:line-break/><text:span text:style-name="T3"> <text:s text:c="18"/></text:span><text:span text:style-name="T6">},</text:span><text:line-break/><text:span text:style-name="T6"> <text:s text:c="4"/></text:span><text:span text:style-name="T3">"columns"</text:span><text:span text:style-name="T6">: [</text:span><text:line-break/><text:span text:style-name="T6"> <text:s text:c="17"/>{</text:span><text:span text:style-name="T3">'data'</text:span><text:span text:style-name="T6">: </text:span><text:span text:style-name="T3">'cart_id'</text:span><text:span text:style-name="T6">,</text:span><text:line-break/><text:span text:style-name="T6"> <text:s text:c="18"/></text:span><text:span text:style-name="T3">"visible"</text:span><text:span text:style-name="T6">: </text:span><text:span text:style-name="T8">false</text:span><text:span text:style-name="T6">,</text:span><text:line-break/><text:span text:style-name="T6"> <text:s text:c="18"/></text:span><text:span text:style-name="T3">"defaultContent"</text:span><text:span text:style-name="T6">: </text:span><text:span text:style-name="T3">"notSet"</text:span><text:span text:style-name="T6">},</text:span><text:line-break/><text:span text:style-name="T6"> <text:s text:c="17"/>{</text:span><text:span text:style-name="T3">'data'</text:span><text:span text:style-name="T6">: </text:span><text:span text:style-name="T3">'product_id'</text:span><text:span text:style-name="T6">,</text:span><text:line-break/><text:span text:style-name="T6"> <text:s text:c="17"/></text:span><text:span text:style-name="T3">"visible"</text:span><text:span text:style-name="T6">: </text:span><text:span text:style-name="T8">false</text:span><text:span text:style-name="T6">},</text:span><text:line-break/><text:span text:style-name="T6"> <text:s text:c="17"/>{</text:span><text:span text:style-name="T3">'data'</text:span><text:span text:style-name="T6">: </text:span><text:span text:style-name="T3">'name'</text:span><text:span text:style-name="T6">},</text:span><text:line-break/><text:span text:style-name="T6"> <text:s text:c="17"/>{</text:span><text:span text:style-name="T3">'data'</text:span><text:span text:style-name="T6">: </text:span><text:span text:style-name="T3">'company'</text:span><text:span text:style-name="T6">},</text:span><text:line-break/><text:span text:style-name="T6"> <text:s text:c="17"/>{</text:span><text:span text:style-name="T3">'data'</text:span><text:span text:style-name="T6">: </text:span><text:span text:style-name="T3">'units'</text:span><text:span text:style-name="T6">},</text:span><text:line-break/><text:span text:style-name="T6"> <text:s text:c="17"/>{</text:span><text:span text:style-name="T3">'data'</text:span><text:span text:style-name="T6">: </text:span><text:span text:style-name="T3">'price'</text:span><text:span text:style-name="T6">},</text:span><text:line-break/><text:soft-page-break/><text:span text:style-name="T6"> <text:s text:c="17"/>{</text:span><text:span text:style-name="T3">'data'</text:span><text:span text:style-name="T6">: </text:span><text:span text:style-name="T3">'enabled'</text:span><text:span text:style-name="T6">,</text:span><text:line-break/><text:span text:style-name="T6"> <text:s text:c="17"/></text:span><text:span text:style-name="T3">"visible"</text:span><text:span text:style-name="T6">: </text:span><text:span text:style-name="T8">false</text:span><text:span text:style-name="T6">},</text:span><text:line-break/><text:span text:style-name="T6"> <text:s text:c="17"/>{</text:span><text:span text:style-name="T3">'data'</text:span><text:span text:style-name="T6">: </text:span><text:span text:style-name="T3">'quantity'</text:span><text:span text:style-name="T6">,</text:span><text:line-break/><text:span text:style-name="T6"> <text:s text:c="17"/></text:span><text:span text:style-name="T3">"defaultContent"</text:span><text:span text:style-name="T6">: </text:span><text:span text:style-name="T11">0</text:span><text:span text:style-name="T6">,</text:span><text:line-break/><text:span text:style-name="T6"> <text:s text:c="17"/></text:span><text:span text:style-name="T3">"visible"</text:span><text:span text:style-name="T6">: </text:span><text:span text:style-name="T8">false</text:span><text:span text:style-name="T6">},</text:span><text:line-break/><text:span text:style-name="T6"> <text:s text:c="17"/>{</text:span><text:line-break/><text:span text:style-name="T6"> <text:s text:c="17"/></text:span><text:span text:style-name="T3">"targets"</text:span><text:span text:style-name="T6">: [-</text:span><text:span text:style-name="T11">2</text:span><text:span text:style-name="T6">],</text:span><text:line-break/><text:span text:style-name="T6"> <text:s text:c="17"/></text:span><text:span text:style-name="T3">"data"</text:span><text:span text:style-name="T6">: </text:span><text:span text:style-name="T8">null</text:span><text:span text:style-name="T6">,</text:span><text:line-break/><text:span text:style-name="T6"> <text:s text:c="17"/></text:span><text:span text:style-name="T3">"defaultContent"</text:span><text:span text:style-name="T6">: </text:span><text:span text:style-name="T3">"&lt;input id='quantity' type='number'&gt;&lt;/input&gt;"</text:span><text:line-break/><text:span text:style-name="T3"> <text:s text:c="17"/></text:span><text:span text:style-name="T6">},</text:span><text:line-break/><text:span text:style-name="T6"> <text:s text:c="17"/>{</text:span><text:span text:style-name="T3">"data:"</text:span><text:span text:style-name="T6">:</text:span><text:span text:style-name="T3">"total"</text:span><text:span text:style-name="T6">,</text:span><text:line-break/><text:span text:style-name="T6"> <text:s text:c="17"/></text:span><text:span text:style-name="T3">"defaultContent"</text:span><text:span text:style-name="T6">: </text:span><text:span text:style-name="T11">0</text:span><text:span text:style-name="T6">},</text:span><text:line-break/><text:span text:style-name="T6"> <text:s text:c="17"/>{</text:span><text:line-break/><text:span text:style-name="T6"> <text:s text:c="17"/></text:span><text:span text:style-name="T3">"targets"</text:span><text:span text:style-name="T6">: [-</text:span><text:span text:style-name="T11">1</text:span><text:span text:style-name="T6">],</text:span><text:line-break/><text:span text:style-name="T6"> <text:s text:c="17"/></text:span><text:span text:style-name="T3">"data"</text:span><text:span text:style-name="T6">: </text:span><text:span text:style-name="T8">null</text:span><text:span text:style-name="T6">,</text:span><text:line-break/><text:span text:style-name="T6"> <text:s text:c="17"/></text:span><text:span text:style-name="T3">"defaultContent"</text:span><text:span text:style-name="T6">: </text:span><text:span text:style-name="T3">"&lt;button id='addToCart'&gt;Add to Cart&lt;/button&gt;"</text:span><text:line-break/><text:span text:style-name="T3"> <text:s text:c="17"/></text:span><text:span text:style-name="T6">}</text:span><text:line-break/><text:span text:style-name="T6"> <text:s text:c="15"/>]</text:span><text:line-break/><text:span text:style-name="T6"> <text:s text:c="3"/>} );</text:span><text:line-break/><text:line-break/><text:span text:style-name="T6"> <text:s text:c="3"/>$(</text:span><text:span text:style-name="T3">'#table_id tbody'</text:span><text:span text:style-name="T6">).on( </text:span><text:span text:style-name="T3">'click'</text:span><text:span text:style-name="T6">, </text:span><text:span text:style-name="T3">'tr'</text:span><text:span text:style-name="T6">, </text:span><text:span text:style-name="T8">function </text:span><text:span text:style-name="T6">() {</text:span><text:line-break/><text:span text:style-name="T6"> <text:s text:c="11"/></text:span><text:span text:style-name="T8">if </text:span><text:span text:style-name="T6">( $(</text:span><text:span text:style-name="T8">this</text:span><text:span text:style-name="T6">).hasClass(</text:span><text:span text:style-name="T3">'selected'</text:span><text:span text:style-name="T6">) ) {</text:span><text:line-break/><text:span text:style-name="T6"> <text:s text:c="15"/>$(</text:span><text:span text:style-name="T8">this</text:span><text:span text:style-name="T6">).removeClass(</text:span><text:span text:style-name="T3">'selected'</text:span><text:span text:style-name="T6">);</text:span><text:line-break/><text:span text:style-name="T6"> <text:s text:c="11"/>}</text:span><text:line-break/><text:span text:style-name="T6"> <text:s text:c="11"/></text:span><text:span text:style-name="T8">else </text:span><text:span text:style-name="T6">{</text:span><text:line-break/><text:span text:style-name="T6"> <text:s text:c="15"/>table.$(</text:span><text:span text:style-name="T3">'tr.selected'</text:span><text:span text:style-name="T6">).removeClass(</text:span><text:span text:style-name="T3">'selected'</text:span><text:span text:style-name="T6">);</text:span><text:line-break/><text:span text:style-name="T6"> <text:s text:c="15"/>$(</text:span><text:span text:style-name="T8">this</text:span><text:span text:style-name="T6">).addClass(</text:span><text:span text:style-name="T3">'selected'</text:span><text:span text:style-name="T6">);</text:span><text:line-break/><text:span text:style-name="T6"> <text:s text:c="11"/>}</text:span><text:line-break/><text:span text:style-name="T6"> <text:s text:c="7"/>} );</text:span><text:line-break/><text:line-break/><text:span text:style-name="T6"> <text:s text:c="3"/>$(</text:span><text:span text:style-name="T3">'#table_id tbody'</text:span><text:span text:style-name="T6">).on( </text:span><text:span text:style-name="T3">'click'</text:span><text:span text:style-name="T6">, </text:span><text:span text:style-name="T3">'#addToCart'</text:span><text:span text:style-name="T6">, </text:span><text:span text:style-name="T8">function </text:span><text:span text:style-name="T6">() {</text:span><text:line-break/><text:span text:style-name="T6"> <text:s text:c="7"/></text:span><text:span text:style-name="T7">//Add Row to Database</text:span><text:line-break/><text:span text:style-name="T7"> <text:s text:c="7"/></text:span><text:span text:style-name="T6">let rowData = table.row( $(</text:span><text:span text:style-name="T8">this</text:span><text:span text:style-name="T6">).parents(</text:span><text:span text:style-name="T3">'tr'</text:span><text:span text:style-name="T6">) ).data();</text:span><text:line-break/><text:span text:style-name="T6"> <text:s text:c="7"/>rowData.quantity = $(</text:span><text:span text:style-name="T8">this</text:span><text:span text:style-name="T6">).parents(</text:span><text:span text:style-name="T3">'tr'</text:span><text:span text:style-name="T6">).find(</text:span><text:span text:style-name="T3">"input"</text:span><text:span text:style-name="T6">).val();</text:span><text:line-break/><text:span text:style-name="T6"> <text:s text:c="7"/></text:span><text:span text:style-name="T7">//alert($(this).parents('tr').html());</text:span><text:line-break/><text:span text:style-name="T7"> <text:s text:c="7"/>//alert(JSON.stringify(rowData))</text:span><text:line-break/><text:span text:style-name="T7"> <text:s text:c="7"/></text:span><text:span text:style-name="T6">$.ajax({</text:span><text:line-break/><text:span text:style-name="T6"> <text:s text:c="11"/></text:span><text:span text:style-name="T3">"dataType"</text:span><text:span text:style-name="T6">:</text:span><text:span text:style-name="T3">"json"</text:span><text:span text:style-name="T6">,</text:span><text:line-break/><text:span text:style-name="T6"> <text:s text:c="11"/></text:span><text:span text:style-name="T3">'contentType'</text:span><text:span text:style-name="T6">: </text:span><text:span text:style-name="T3">'application/json'</text:span><text:span text:style-name="T6">,</text:span><text:line-break/><text:span text:style-name="T6"> <text:s text:c="11"/></text:span><text:span text:style-name="T3">"type"</text:span><text:span text:style-name="T6">: </text:span><text:span text:style-name="T3">"POST"</text:span><text:span text:style-name="T6">,</text:span><text:line-break/><text:span text:style-name="T6"> <text:s text:c="11"/></text:span><text:span text:style-name="T3">"url"</text:span><text:span text:style-name="T6">: </text:span><text:span text:style-name="T3">"addToCart"</text:span><text:span text:style-name="T6">,</text:span><text:line-break/><text:span text:style-name="T6"> <text:s text:c="11"/></text:span><text:span text:style-name="T3">"data"</text:span><text:span text:style-name="T6">: JSON.stringify(rowData)</text:span><text:line-break/><text:span text:style-name="T6"> <text:s text:c="7"/>});</text:span><text:line-break/><text:span text:style-name="T6"> <text:s text:c="3"/>});</text:span><text:line-break/><text:line-break/><text:span text:style-name="T6"> <text:s text:c="3"/>$(</text:span><text:span text:style-name="T3">'#table_id tbody'</text:span><text:span text:style-name="T6">).on( </text:span><text:span text:style-name="T3">'input'</text:span><text:span text:style-name="T6">, </text:span><text:span text:style-name="T3">'#quantity'</text:span><text:span text:style-name="T6">, </text:span><text:span text:style-name="T8">function </text:span><text:span text:style-name="T6">() {</text:span><text:line-break/><text:span text:style-name="T6"> <text:s text:c="11"/></text:span><text:span text:style-name="T7">//update quantity cell with value</text:span><text:line-break/><text:span text:style-name="T7"> <text:s text:c="11"/></text:span><text:span text:style-name="T6">let value = $(</text:span><text:span text:style-name="T8">this</text:span><text:span text:style-name="T6">).val()</text:span><text:line-break/><text:span text:style-name="T6"> <text:s text:c="11"/>let idx = table.row( $(</text:span><text:span text:style-name="T8">this</text:span><text:span text:style-name="T6">).parents(</text:span><text:span text:style-name="T3">'tr'</text:span><text:span text:style-name="T6">)).index()</text:span><text:line-break/><text:span text:style-name="T6"> <text:s text:c="11"/>let price = table.cell(idx, </text:span><text:span text:style-name="T11">5</text:span><text:span text:style-name="T6">).data()</text:span><text:line-break/><text:span text:style-name="T6"> <text:s text:c="11"/>let unit = table.cell(idx, </text:span><text:span text:style-name="T11">4</text:span><text:span text:style-name="T6">).data()</text:span><text:line-break/><text:span text:style-name="T6"> <text:s text:c="11"/></text:span><text:span text:style-name="T8">if</text:span><text:span text:style-name="T6">(value &gt; unit){</text:span><text:line-break/><text:span text:style-name="T6"> <text:s text:c="15"/>alert(</text:span><text:span text:style-name="T3">"Order ist not in stock"</text:span><text:span text:style-name="T6">)</text:span><text:line-break/><text:span text:style-name="T6"> <text:s text:c="15"/>$(</text:span><text:span text:style-name="T8">this</text:span><text:span text:style-name="T6">).val(unit)</text:span><text:line-break/><text:span text:style-name="T6"> <text:s text:c="15"/></text:span><text:span text:style-name="T8">return</text:span><text:line-break/><text:span text:style-name="T8"> <text:s text:c="11"/></text:span><text:span text:style-name="T6">}</text:span><text:line-break/><text:span text:style-name="T6"> <text:s text:c="11"/>let total = value * price</text:span><text:line-break/><text:span text:style-name="T6"> <text:s text:c="11"/>table.cell(idx, </text:span><text:span text:style-name="T11">7</text:span><text:span text:style-name="T6">).data(value)</text:span><text:line-break/><text:span text:style-name="T6"> <text:s text:c="11"/>table.cell(idx, </text:span><text:span text:style-name="T11">9</text:span><text:span text:style-name="T6">).data(total.toFixed(</text:span><text:span text:style-name="T11">2</text:span><text:span text:style-name="T6">));</text:span><text:line-break/><text:span text:style-name="T6"> <text:s text:c="7"/>});</text:span><text:line-break/><text:span text:style-name="T6">});</text:span><text:line-break/><text:line-break/><text:soft-page-break/><text:span text:style-name="T6">document.getElementById(</text:span><text:span text:style-name="T3">'delCart'</text:span><text:span text:style-name="T6">).addEventListener(</text:span><text:span text:style-name="T3">"click"</text:span><text:span text:style-name="T6">, </text:span><text:span text:style-name="T8">function</text:span><text:span text:style-name="T6">() {</text:span><text:line-break/><text:span text:style-name="T6"> <text:s text:c="3"/></text:span><text:span text:style-name="T8">var </text:span><text:span text:style-name="T6">xhttp = </text:span><text:span text:style-name="T8">new </text:span><text:span text:style-name="T6">XMLHttpRequest();</text:span><text:line-break/><text:span text:style-name="T6"> <text:s text:c="3"/>xhttp.onreadystatechange = </text:span><text:span text:style-name="T8">function</text:span><text:span text:style-name="T6">() {</text:span><text:line-break/><text:span text:style-name="T6"> <text:s text:c="7"/></text:span><text:span text:style-name="T8">if </text:span><text:span text:style-name="T6">(xhttp.readyState == XMLHttpRequest.DONE) {</text:span><text:line-break/><text:span text:style-name="T6"> <text:s text:c="7"/>}</text:span><text:line-break/><text:span text:style-name="T6"> <text:s text:c="3"/>}</text:span><text:line-break/><text:span text:style-name="T6"> <text:s text:c="3"/>xhttp.open(</text:span><text:span text:style-name="T3">"GET"</text:span><text:span text:style-name="T6">, </text:span><text:span text:style-name="T3">"/delCart"</text:span><text:span text:style-name="T6">, </text:span><text:span text:style-name="T8">true</text:span><text:span text:style-name="T6">);</text:span><text:line-break/><text:span text:style-name="T6"> <text:s text:c="3"/>xhttp.send(</text:span><text:span text:style-name="T8">null</text:span><text:span text:style-name="T6">);</text:span><text:line-break/><text:span text:style-name="T6">});</text:span><text:line-break/><text:line-break/><text:span text:style-name="T6">document.getElementById(</text:span><text:span text:style-name="T3">'showCart'</text:span><text:span text:style-name="T6">).addEventListener(</text:span><text:span text:style-name="T3">"click"</text:span><text:span text:style-name="T6">, </text:span><text:span text:style-name="T8">function</text:span><text:span text:style-name="T6">() {</text:span><text:line-break/><text:span text:style-name="T6"> <text:s text:c="3"/>location.href =</text:span><text:span text:style-name="T3">"showCart"</text:span><text:line-break/><text:span text:style-name="T6">});</text:span><text:line-break/></text:p>
      <text:p text:style-name="P2"><text:span text:style-name="T1">&lt;!DOCTYPE </text:span><text:span text:style-name="T2">html</text:span><text:span text:style-name="T1">&gt;</text:span><text:line-break/><text:span text:style-name="T1">&lt;html </text:span><text:span text:style-name="T2">lang</text:span><text:span text:style-name="T13">="en" </text:span><text:span text:style-name="T2">xmlns:</text:span><text:span text:style-name="T4">th</text:span><text:span text:style-name="T13">="http:/www.thymeleaf.org"</text:span><text:span text:style-name="T1">&gt;</text:span><text:line-break/><text:span text:style-name="T1">&lt;head&gt;</text:span><text:line-break/><text:span text:style-name="T1"> <text:s text:c="3"/>&lt;meta </text:span><text:span text:style-name="T2">charset</text:span><text:span text:style-name="T13">="UTF-8"</text:span><text:span text:style-name="T1">&gt;</text:span><text:line-break/><text:span text:style-name="T1"> <text:s text:c="3"/>&lt;meta </text:span><text:span text:style-name="T2">http-equiv</text:span><text:span text:style-name="T13">="X-UA-Compatible" </text:span><text:span text:style-name="T2">content</text:span><text:span text:style-name="T13">="IE=edge"</text:span><text:span text:style-name="T1">&gt;</text:span><text:line-break/><text:span text:style-name="T1"> <text:s text:c="3"/>&lt;meta </text:span><text:span text:style-name="T2">name</text:span><text:span text:style-name="T13">="viewport" </text:span><text:span text:style-name="T2">content</text:span><text:span text:style-name="T13">="width=device-width, initial-scale=1.0"</text:span><text:span text:style-name="T1">&gt;</text:span><text:line-break/><text:span text:style-name="T1"> <text:s text:c="3"/>&lt;link </text:span><text:span text:style-name="T2">rel</text:span><text:span text:style-name="T13">="stylesheet" </text:span><text:span text:style-name="T2">href</text:span><text:span text:style-name="T13">="https://stackpath.bootstrapcdn.com/bootstrap/4.3.1/css/bootstrap.min.css" </text:span><text:span text:style-name="T2">integrity</text:span><text:span text:style-name="T13">="sha384-ggOyR0iXCbMQv3Xipma34MD+dH/1fQ784/j6cY/iJTQUOhcWr7x9JvoRxT2MZw1T" </text:span><text:span text:style-name="T2">crossorigin</text:span><text:span text:style-name="T13">="anonymous"</text:span><text:span text:style-name="T1">&gt;</text:span><text:line-break/><text:span text:style-name="T1"> <text:s text:c="3"/>&lt;title&gt;</text:span><text:span text:style-name="T6">Document</text:span><text:span text:style-name="T1">&lt;/title&gt;</text:span><text:line-break/><text:span text:style-name="T1">&lt;/head&gt;</text:span><text:line-break/><text:span text:style-name="T1">&lt;body&gt;</text:span><text:line-break/><text:span text:style-name="T1"> <text:s text:c="3"/>&lt;main </text:span><text:span text:style-name="T2">class</text:span><text:span text:style-name="T13">="row"</text:span><text:span text:style-name="T1">&gt;</text:span><text:line-break/><text:span text:style-name="T1"> <text:s text:c="7"/>&lt;div </text:span><text:span text:style-name="T2">class</text:span><text:span text:style-name="T13">="col-5 my-5 mx-auto align-self-center"</text:span><text:span text:style-name="T1">&gt;</text:span><text:line-break/><text:span text:style-name="T1"> <text:s text:c="11"/>&lt;nav </text:span><text:span text:style-name="T2">class</text:span><text:span text:style-name="T13">="navbar navbar-expand-lg navbar-light bg-light"</text:span><text:span text:style-name="T1">&gt;</text:span><text:line-break/><text:span text:style-name="T1"> <text:s text:c="15"/>&lt;a </text:span><text:span text:style-name="T2">class</text:span><text:span text:style-name="T13">="navbar-brand" </text:span><text:span text:style-name="T4">th</text:span><text:span text:style-name="T2">:href</text:span><text:span text:style-name="T13">="@{/}"</text:span><text:span text:style-name="T1">&gt;</text:span><text:span text:style-name="T6">Kitchen Story</text:span><text:span text:style-name="T1">&lt;/a&gt;</text:span><text:line-break/><text:span text:style-name="T1"> <text:s text:c="11"/>&lt;/nav&gt;</text:span><text:line-break/><text:span text:style-name="T1"> <text:s text:c="9"/>&lt;div </text:span><text:span text:style-name="T2">class</text:span><text:span text:style-name="T13">="card card-block"</text:span><text:span text:style-name="T1">&gt;</text:span><text:line-break/><text:span text:style-name="T1"> <text:s text:c="11"/>&lt;header </text:span><text:span text:style-name="T2">class</text:span><text:span text:style-name="T13">="text-center"</text:span><text:span text:style-name="T1">&gt;</text:span><text:line-break/><text:span text:style-name="T1"> <text:s text:c="13"/>&lt;h1 </text:span><text:span text:style-name="T2">class</text:span><text:span text:style-name="T13">="text-primary text-uppercase"</text:span><text:span text:style-name="T1">&gt;</text:span><text:span text:style-name="T6">Admin Login</text:span><text:span text:style-name="T1">&lt;/h1&gt;</text:span><text:line-break/><text:span text:style-name="T1"> <text:s text:c="13"/>&lt;h6 </text:span><text:span text:style-name="T2">class</text:span><text:span text:style-name="T13">="text-secondary"</text:span><text:span text:style-name="T1">&gt;</text:span><text:span text:style-name="T6">Enter your credentials</text:span><text:span text:style-name="T1">&lt;/h6&gt;</text:span><text:line-break/><text:span text:style-name="T1"> <text:s text:c="11"/>&lt;/header&gt;</text:span><text:line-break/><text:span text:style-name="T1"> <text:s text:c="11"/>&lt;hr /&gt;</text:span><text:line-break/><text:span text:style-name="T1"> <text:s/></text:span><text:line-break/><text:span text:style-name="T1"> <text:s text:c="11"/>&lt;section&gt;</text:span><text:line-break/><text:span text:style-name="T1"> <text:s text:c="13"/>&lt;form </text:span><text:span text:style-name="T4">th</text:span><text:span text:style-name="T2">:action</text:span><text:span text:style-name="T13">="@{/adminHome}" </text:span><text:span text:style-name="T2">method</text:span><text:span text:style-name="T13">="post" </text:span><text:span text:style-name="T2">class</text:span><text:span text:style-name="T13">="font-weight-bold"</text:span><text:span text:style-name="T1">&gt;</text:span><text:line-break/><text:span text:style-name="T1"> <text:s text:c="15"/></text:span><text:span text:style-name="T7">&lt;!-- Email --&gt;</text:span><text:line-break/><text:span text:style-name="T7"> <text:s text:c="15"/></text:span><text:span text:style-name="T1">&lt;div </text:span><text:span text:style-name="T2">id</text:span><text:span text:style-name="T13">="emailField" </text:span><text:span text:style-name="T2">name</text:span><text:span text:style-name="T13">="emailField" </text:span><text:span text:style-name="T2">class</text:span><text:span text:style-name="T13">="form-group row"</text:span><text:span text:style-name="T1">&gt;</text:span><text:line-break/><text:span text:style-name="T1"> <text:s text:c="17"/>&lt;label </text:span><text:span text:style-name="T2">for</text:span><text:span text:style-name="T13">="email" </text:span><text:span text:style-name="T2">class</text:span><text:span text:style-name="T13">="col-sm-4 ml-4 col-form-label"</text:span><text:line-break/><text:span text:style-name="T13"> <text:s text:c="19"/></text:span><text:span text:style-name="T1">&gt;</text:span><text:span text:style-name="T6">Email:*</text:span><text:span text:style-name="T1">&lt;/label</text:span><text:line-break/><text:span text:style-name="T1"> <text:s text:c="17"/>&gt;</text:span><text:line-break/><text:span text:style-name="T1"> <text:s text:c="17"/>&lt;div </text:span><text:span text:style-name="T2">class</text:span><text:span text:style-name="T13">="col-sm-6"</text:span><text:span text:style-name="T1">&gt;</text:span><text:line-break/><text:span text:style-name="T1"> <text:s text:c="19"/>&lt;input</text:span><text:line-break/><text:span text:style-name="T1"> <text:s text:c="21"/></text:span><text:span text:style-name="T2">type</text:span><text:span text:style-name="T13">="email"</text:span><text:line-break/><text:span text:style-name="T13"> <text:s text:c="21"/></text:span><text:span text:style-name="T2">id</text:span><text:span text:style-name="T13">="email"</text:span><text:line-break/><text:span text:style-name="T13"> <text:s text:c="21"/></text:span><text:span text:style-name="T2">name</text:span><text:span text:style-name="T13">="email"</text:span><text:line-break/><text:span text:style-name="T13"> <text:s text:c="21"/></text:span><text:span text:style-name="T2">class</text:span><text:span text:style-name="T13">="form-control"</text:span><text:line-break/><text:span text:style-name="T13"> <text:s text:c="21"/></text:span><text:span text:style-name="T2">placeholder</text:span><text:span text:style-name="T13">="abc@xyz.com"</text:span><text:line-break/><text:span text:style-name="T13"> <text:s text:c="21"/></text:span><text:span text:style-name="T2">required</text:span><text:line-break/><text:span text:style-name="T2"> <text:s text:c="19"/></text:span><text:span text:style-name="T1">/&gt;</text:span><text:line-break/><text:span text:style-name="T1"> <text:s text:c="19"/>&lt;small </text:span><text:span text:style-name="T2">id</text:span><text:span text:style-name="T13">="emailInvalid" </text:span><text:span text:style-name="T2">class</text:span><text:span text:style-name="T13">="invisible"</text:span><text:span text:style-name="T1">&gt;</text:span><text:span text:style-name="T6">Invalid Email</text:span><text:span text:style-name="T1">&lt;/small&gt;</text:span><text:line-break/><text:span text:style-name="T1"> <text:s text:c="17"/>&lt;/div&gt;</text:span><text:line-break/><text:span text:style-name="T1"> <text:s text:c="15"/>&lt;/div&gt;</text:span><text:line-break/><text:span text:style-name="T1"> <text:s text:c="15"/></text:span><text:line-break/><text:span text:style-name="T1"> <text:s/></text:span><text:line-break/><text:span text:style-name="T1"> <text:s text:c="15"/></text:span><text:span text:style-name="T7">&lt;!-- Password --&gt;</text:span><text:line-break/><text:span text:style-name="T7"> <text:s text:c="15"/></text:span><text:span text:style-name="T1">&lt;div</text:span><text:line-break/><text:span text:style-name="T1"> <text:s text:c="17"/></text:span><text:span text:style-name="T2">id</text:span><text:span text:style-name="T13">="passwordField"</text:span><text:line-break/><text:soft-page-break/><text:span text:style-name="T13"> <text:s text:c="17"/></text:span><text:span text:style-name="T2">name</text:span><text:span text:style-name="T13">="passwordField"</text:span><text:line-break/><text:span text:style-name="T13"> <text:s text:c="17"/></text:span><text:span text:style-name="T2">class</text:span><text:span text:style-name="T13">="form-group row"</text:span><text:line-break/><text:span text:style-name="T13"> <text:s text:c="15"/></text:span><text:span text:style-name="T1">&gt;</text:span><text:line-break/><text:span text:style-name="T1"> <text:s text:c="17"/>&lt;label </text:span><text:span text:style-name="T2">for</text:span><text:span text:style-name="T13">="password" </text:span><text:span text:style-name="T2">class</text:span><text:span text:style-name="T13">="col-sm-4 ml-4 col-form-label"</text:span><text:line-break/><text:span text:style-name="T13"> <text:s text:c="19"/></text:span><text:span text:style-name="T1">&gt;</text:span><text:span text:style-name="T6">Password:*</text:span><text:span text:style-name="T1">&lt;/label</text:span><text:line-break/><text:span text:style-name="T1"> <text:s text:c="17"/>&gt;</text:span><text:line-break/><text:span text:style-name="T1"> <text:s text:c="17"/>&lt;div </text:span><text:span text:style-name="T2">class</text:span><text:span text:style-name="T13">="col-sm-6"</text:span><text:span text:style-name="T1">&gt;</text:span><text:line-break/><text:span text:style-name="T1"> <text:s text:c="19"/>&lt;input</text:span><text:line-break/><text:span text:style-name="T1"> <text:s text:c="21"/></text:span><text:span text:style-name="T2">type</text:span><text:span text:style-name="T13">="password"</text:span><text:line-break/><text:span text:style-name="T13"> <text:s text:c="21"/></text:span><text:span text:style-name="T2">id</text:span><text:span text:style-name="T13">="password"</text:span><text:line-break/><text:span text:style-name="T13"> <text:s text:c="21"/></text:span><text:span text:style-name="T2">name</text:span><text:span text:style-name="T13">="password"</text:span><text:line-break/><text:span text:style-name="T13"> <text:s text:c="21"/></text:span><text:span text:style-name="T2">class</text:span><text:span text:style-name="T13">="form-control"</text:span><text:line-break/><text:span text:style-name="T13"> <text:s text:c="21"/></text:span><text:span text:style-name="T2">required</text:span><text:line-break/><text:span text:style-name="T2"> <text:s text:c="19"/></text:span><text:span text:style-name="T1">/&gt;</text:span><text:line-break/><text:span text:style-name="T1"> <text:s text:c="19"/>&lt;small </text:span><text:span text:style-name="T2">id</text:span><text:span text:style-name="T13">="pwInvalid" </text:span><text:span text:style-name="T2">class</text:span><text:span text:style-name="T13">="invisible"</text:span><text:span text:style-name="T1">&gt;</text:span><text:span text:style-name="T6">Invalid Password</text:span><text:span text:style-name="T1">&lt;/small&gt;</text:span><text:line-break/><text:span text:style-name="T1"> <text:s text:c="17"/>&lt;/div&gt;</text:span><text:line-break/><text:span text:style-name="T1"> <text:s text:c="15"/>&lt;/div&gt;</text:span><text:line-break/><text:span text:style-name="T1"> <text:s text:c="15"/></text:span><text:line-break/><text:span text:style-name="T1"> <text:s text:c="15"/></text:span><text:span text:style-name="T7">&lt;!-- Stay signed in checkbox --&gt;</text:span><text:line-break/><text:span text:style-name="T7"> <text:s text:c="15"/></text:span><text:span text:style-name="T1">&lt;div</text:span><text:line-break/><text:span text:style-name="T1"> <text:s text:c="17"/></text:span><text:span text:style-name="T2">id</text:span><text:span text:style-name="T13">="staySignedInCheck"</text:span><text:line-break/><text:span text:style-name="T13"> <text:s text:c="17"/></text:span><text:span text:style-name="T2">name</text:span><text:span text:style-name="T13">="staySignedInCheck"</text:span><text:line-break/><text:span text:style-name="T13"> <text:s text:c="17"/></text:span><text:span text:style-name="T2">class</text:span><text:span text:style-name="T13">="form-group font-weight-normal row"</text:span><text:line-break/><text:span text:style-name="T13"> <text:s text:c="15"/></text:span><text:span text:style-name="T1">&gt;</text:span><text:line-break/><text:span text:style-name="T1"> <text:s text:c="17"/>&lt;div </text:span><text:span text:style-name="T2">class</text:span><text:span text:style-name="T13">="col-sm-4 ml-4"</text:span><text:span text:style-name="T1">&gt;&lt;/div&gt;</text:span><text:line-break/><text:span text:style-name="T1"> <text:s text:c="17"/>&lt;div </text:span><text:span text:style-name="T2">class</text:span><text:span text:style-name="T13">="col-sm-6"</text:span><text:span text:style-name="T1">&gt;</text:span><text:line-break/><text:span text:style-name="T1"> <text:s text:c="19"/>&lt;div </text:span><text:span text:style-name="T2">class</text:span><text:span text:style-name="T13">="form-check form-check-inline"</text:span><text:span text:style-name="T1">&gt;</text:span><text:line-break/><text:span text:style-name="T1"> <text:s text:c="21"/>&lt;input</text:span><text:line-break/><text:span text:style-name="T1"> <text:s text:c="23"/></text:span><text:span text:style-name="T2">type</text:span><text:span text:style-name="T13">="checkbox"</text:span><text:line-break/><text:span text:style-name="T13"> <text:s text:c="23"/></text:span><text:span text:style-name="T2">name</text:span><text:span text:style-name="T13">="staySignedIn"</text:span><text:line-break/><text:span text:style-name="T13"> <text:s text:c="23"/></text:span><text:span text:style-name="T2">id</text:span><text:span text:style-name="T13">="staySignedIn"</text:span><text:line-break/><text:span text:style-name="T13"> <text:s text:c="23"/></text:span><text:span text:style-name="T2">class</text:span><text:span text:style-name="T13">="form-check-input"</text:span><text:line-break/><text:span text:style-name="T13"> <text:s text:c="21"/></text:span><text:span text:style-name="T1">/&gt;</text:span><text:line-break/><text:span text:style-name="T1"> <text:s text:c="21"/>&lt;label </text:span><text:span text:style-name="T2">for</text:span><text:span text:style-name="T13">="staySignedIn" </text:span><text:span text:style-name="T2">class</text:span><text:span text:style-name="T13">="form-check-label"</text:span><text:line-break/><text:span text:style-name="T13"> <text:s text:c="23"/></text:span><text:span text:style-name="T1">&gt;</text:span><text:span text:style-name="T6">Keep me signed in</text:span><text:span text:style-name="T1">&lt;/label</text:span><text:line-break/><text:span text:style-name="T1"> <text:s text:c="21"/>&gt;</text:span><text:line-break/><text:span text:style-name="T1"> <text:s text:c="19"/>&lt;/div&gt;</text:span><text:line-break/><text:span text:style-name="T1"> <text:s text:c="17"/>&lt;/div&gt;</text:span><text:line-break/><text:span text:style-name="T1"> <text:s text:c="15"/>&lt;/div&gt;</text:span><text:line-break/><text:span text:style-name="T1"> <text:s/></text:span><text:line-break/><text:span text:style-name="T1"> <text:s text:c="15"/></text:span><text:span text:style-name="T7">&lt;!-- Submit Button --&gt;</text:span><text:line-break/><text:span text:style-name="T7"> <text:s text:c="15"/></text:span><text:span text:style-name="T1">&lt;div </text:span><text:span text:style-name="T2">id</text:span><text:span text:style-name="T13">="loginButton" </text:span><text:span text:style-name="T2">class</text:span><text:span text:style-name="T13">="row"</text:span><text:span text:style-name="T1">&gt;</text:span><text:line-break/><text:span text:style-name="T1"> <text:s text:c="17"/>&lt;div </text:span><text:span text:style-name="T2">class</text:span><text:span text:style-name="T13">="col-sm-10 offset-sm-1"</text:span><text:span text:style-name="T1">&gt;</text:span><text:line-break/><text:span text:style-name="T1"> <text:s text:c="19"/>&lt;input</text:span><text:line-break/><text:span text:style-name="T1"> <text:s text:c="21"/></text:span><text:span text:style-name="T2">type</text:span><text:span text:style-name="T13">="button"</text:span><text:line-break/><text:span text:style-name="T13"> <text:s text:c="21"/></text:span><text:span text:style-name="T2">value</text:span><text:span text:style-name="T13">="Login"</text:span><text:line-break/><text:span text:style-name="T13"> <text:s text:c="21"/></text:span><text:span text:style-name="T2">class</text:span><text:span text:style-name="T13">="btn btn-block btn-primary mb-2"</text:span><text:line-break/><text:span text:style-name="T13"> <text:s text:c="21"/></text:span><text:span text:style-name="T2">onClick</text:span><text:span text:style-name="T13">="validateInputs()"</text:span><text:line-break/><text:span text:style-name="T13"> <text:s text:c="21"/></text:span><text:span text:style-name="T1">/&gt;</text:span><text:line-break/><text:span text:style-name="T1"> <text:s text:c="17"/>&lt;/div&gt;</text:span><text:line-break/><text:span text:style-name="T1"> <text:s text:c="15"/>&lt;/div&gt;</text:span><text:line-break/><text:span text:style-name="T1"> <text:s text:c="13"/>&lt;/form&gt;</text:span><text:line-break/><text:span text:style-name="T1"> <text:s text:c="11"/>&lt;/section&gt;</text:span><text:line-break/><text:span text:style-name="T1"> <text:s text:c="9"/>&lt;/div&gt;</text:span><text:line-break/><text:span text:style-name="T1"> <text:s text:c="7"/>&lt;/div&gt;</text:span><text:line-break/><text:span text:style-name="T1"> <text:s text:c="5"/>&lt;/main&gt;</text:span><text:line-break/><text:span text:style-name="T1"> <text:s text:c="3"/>&lt;script </text:span><text:span text:style-name="T2">src</text:span><text:span text:style-name="T13">="../js/AdminLoginValidation.js"</text:span><text:span text:style-name="T1">&gt;&lt;/script&gt;</text:span><text:line-break/><text:span text:style-name="T1"> <text:s text:c="3"/>&lt;script </text:span><text:span text:style-name="T2">src</text:span><text:span text:style-name="T13">="https://code.jquery.com/jquery-3.3.1.slim.min.js" </text:span><text:span text:style-name="T2">integrity</text:span><text:span text:style-name="T13">="sha384-q8i/X+965DzO0rT7abK41JStQIAqVgRVzpbzo5smXKp4YfRvH+8abtTE1Pi6jizo" </text:span><text:span text:style-name="T2">crossorigin</text:span><text:span text:style-name="T13">="anonymous"</text:span><text:span text:style-name="T1">&gt;&lt;/script&gt;</text:span><text:line-break/><text:span text:style-name="T1"> <text:s text:c="3"/>&lt;script </text:span><text:span text:style-name="T2">src</text:span><text:span text:style-name="T13">="https://cdnjs.cloudflare.com/ajax/libs/popper.js/1.14.7/umd/popper.min.js" </text:span><text:span text:style-name="T2">integrity</text:span><text:span text:style-name="T13">="sha384-UO2eT0CpHqdSJQ6hJty5KVphtPhzWj9WO1clHTMGa3JDZwrnQq4sF86dIHNDz0W1" </text:span><text:span text:style-name="T2">crossorigin</text:span><text:span text:style-name="T13">="anonymous"</text:span><text:span text:style-name="T1">&gt;&lt;/script&gt;</text:span><text:line-break/><text:soft-page-break/><text:span text:style-name="T1"> <text:s text:c="3"/>&lt;script </text:span><text:span text:style-name="T2">src</text:span><text:span text:style-name="T13">="https://stackpath.bootstrapcdn.com/bootstrap/4.3.1/js/bootstrap.min.js" </text:span><text:span text:style-name="T2">integrity</text:span><text:span text:style-name="T13">="sha384-JjSmVgyd0p3pXB1rRibZUAYoIIy6OrQ6VrjIEaFf/nJGzIxFDsf4x0xIM+B07jRM" </text:span><text:span text:style-name="T2">crossorigin</text:span><text:span text:style-name="T13">="anonymous"</text:span><text:span text:style-name="T1">&gt;&lt;/script&gt;</text:span><text:line-break/><text:span text:style-name="T1">&lt;/body&gt;</text:span><text:line-break/><text:span text:style-name="T1">&lt;/html&gt;</text:span></text:p>
      <text:p text:style-name="P2"><text:span text:style-name="T1">&lt;!DOCTYPE </text:span><text:span text:style-name="T2">html</text:span><text:span text:style-name="T1">&gt;</text:span><text:line-break/><text:span text:style-name="T1">&lt;html </text:span><text:span text:style-name="T2">lang</text:span><text:span text:style-name="T13">="en" </text:span><text:span text:style-name="T2">xmlns:</text:span><text:span text:style-name="T4">th</text:span><text:span text:style-name="T13">="http:/www.thymeleaf.org"</text:span><text:span text:style-name="T1">&gt;</text:span><text:line-break/><text:span text:style-name="T1">&lt;head&gt;</text:span><text:line-break/><text:span text:style-name="T1"> <text:s text:c="3"/>&lt;meta </text:span><text:span text:style-name="T2">charset</text:span><text:span text:style-name="T13">="UTF-8"</text:span><text:span text:style-name="T1">&gt;</text:span><text:line-break/><text:span text:style-name="T1"> <text:s text:c="3"/>&lt;meta </text:span><text:span text:style-name="T2">http-equiv</text:span><text:span text:style-name="T13">="X-UA-Compatible" </text:span><text:span text:style-name="T2">content</text:span><text:span text:style-name="T13">="IE=edge"</text:span><text:span text:style-name="T1">&gt;</text:span><text:line-break/><text:span text:style-name="T1"> <text:s text:c="3"/>&lt;meta </text:span><text:span text:style-name="T2">name</text:span><text:span text:style-name="T13">="viewport" </text:span><text:span text:style-name="T2">content</text:span><text:span text:style-name="T13">="width=device-width, initial-scale=1.0"</text:span><text:span text:style-name="T1">&gt;</text:span><text:line-break/><text:span text:style-name="T1"> <text:s text:c="3"/>&lt;link </text:span><text:span text:style-name="T2">rel</text:span><text:span text:style-name="T13">="stylesheet" </text:span><text:span text:style-name="T2">href</text:span><text:span text:style-name="T13">="https://stackpath.bootstrapcdn.com/bootstrap/4.3.1/css/bootstrap.min.css" </text:span><text:span text:style-name="T2">integrity</text:span><text:span text:style-name="T13">="sha384-ggOyR0iXCbMQv3Xipma34MD+dH/1fQ784/j6cY/iJTQUOhcWr7x9JvoRxT2MZw1T" </text:span><text:span text:style-name="T2">crossorigin</text:span><text:span text:style-name="T13">="anonymous"</text:span><text:span text:style-name="T1">&gt;</text:span><text:line-break/><text:span text:style-name="T1"> <text:s text:c="3"/>&lt;title&gt;</text:span><text:span text:style-name="T6">Document</text:span><text:span text:style-name="T1">&lt;/title&gt;</text:span><text:line-break/><text:span text:style-name="T1">&lt;/head&gt;</text:span><text:line-break/><text:span text:style-name="T1">&lt;body&gt;</text:span><text:line-break/><text:span text:style-name="T1"> <text:s text:c="3"/>&lt;main </text:span><text:span text:style-name="T2">class</text:span><text:span text:style-name="T13">="col-md-8 mx-auto"</text:span><text:span text:style-name="T1">&gt;</text:span><text:line-break/><text:span text:style-name="T1"> <text:s text:c="7"/>&lt;section&gt;</text:span><text:line-break/><text:span text:style-name="T1"> <text:s text:c="11"/>&lt;nav </text:span><text:span text:style-name="T2">class</text:span><text:span text:style-name="T13">="navbar navbar-expand-lg navbar-light bg-light"</text:span><text:span text:style-name="T1">&gt;</text:span><text:line-break/><text:span text:style-name="T1"> <text:s text:c="15"/>&lt;a </text:span><text:span text:style-name="T2">class</text:span><text:span text:style-name="T13">="navbar-brand" </text:span><text:span text:style-name="T4">th</text:span><text:span text:style-name="T2">:href</text:span><text:span text:style-name="T13">="@{/}"</text:span><text:span text:style-name="T1">&gt;</text:span><text:span text:style-name="T6">Kitchen Story</text:span><text:span text:style-name="T1">&lt;/a&gt;</text:span><text:line-break/><text:span text:style-name="T1"> <text:s text:c="15"/>&lt;div </text:span><text:span text:style-name="T2">class</text:span><text:span text:style-name="T13">="collapse navbar-collapse flex-grow-1 text-right"</text:span><text:span text:style-name="T1">&gt;</text:span><text:line-break/><text:span text:style-name="T1"> <text:s text:c="19"/>&lt;ul </text:span><text:span text:style-name="T2">class</text:span><text:span text:style-name="T13">="navbar-nav ml-auto flex-nowrap"</text:span><text:span text:style-name="T1">&gt;</text:span><text:line-break/><text:span text:style-name="T1"> <text:s text:c="23"/>&lt;li </text:span><text:span text:style-name="T2">class</text:span><text:span text:style-name="T13">="nav-item"</text:span><text:span text:style-name="T1">&gt;&lt;a </text:span><text:span text:style-name="T2">class</text:span><text:span text:style-name="T13">="nav-link" </text:span><text:span text:style-name="T4">th</text:span><text:span text:style-name="T2">:href</text:span><text:span text:style-name="T13">="@{adminLogin}"</text:span><text:span text:style-name="T1">&gt;</text:span><text:span text:style-name="T6">Login </text:span><text:span text:style-name="T1">&lt;span </text:span><text:span text:style-name="T2">class</text:span><text:span text:style-name="T13">="sr-only"</text:span><text:span text:style-name="T1">&gt;</text:span><text:span text:style-name="T6">(current)</text:span><text:span text:style-name="T1">&lt;/span&gt;&lt;/a&gt;&lt;/li&gt;</text:span><text:line-break/><text:span text:style-name="T1"> <text:s text:c="19"/>&lt;/ul&gt;</text:span><text:line-break/><text:span text:style-name="T1"> <text:s text:c="15"/>&lt;/div&gt;</text:span><text:line-break/><text:span text:style-name="T1"> <text:s text:c="11"/>&lt;/nav&gt;</text:span><text:line-break/><text:span text:style-name="T1"> <text:s text:c="7"/>&lt;/section&gt;</text:span><text:line-break/><text:span text:style-name="T1"> <text:s text:c="7"/>&lt;section&gt;</text:span><text:line-break/><text:span text:style-name="T1"> <text:s text:c="11"/>&lt;header </text:span><text:span text:style-name="T2">class</text:span><text:span text:style-name="T13">="text-center"</text:span><text:span text:style-name="T1">&gt;</text:span><text:line-break/><text:span text:style-name="T1"> <text:s text:c="15"/>&lt;h1 </text:span><text:span text:style-name="T2">class</text:span><text:span text:style-name="T13">="text-primary text-uppercase"</text:span><text:span text:style-name="T1">&gt;</text:span><text:span text:style-name="T6">Hello Admin</text:span><text:span text:style-name="T1">&lt;/h1&gt;</text:span><text:line-break/><text:span text:style-name="T1"> <text:s text:c="11"/>&lt;/header&gt;</text:span><text:line-break/><text:span text:style-name="T1"> <text:s text:c="7"/>&lt;/section&gt;</text:span><text:line-break/><text:span text:style-name="T1"> <text:s text:c="3"/>&lt;/main&gt;</text:span><text:line-break/><text:line-break/><text:span text:style-name="T1"> <text:s text:c="3"/>&lt;script </text:span><text:span text:style-name="T2">src</text:span><text:span text:style-name="T13">="https://code.jquery.com/jquery-3.3.1.slim.min.js" </text:span><text:span text:style-name="T2">integrity</text:span><text:span text:style-name="T13">="sha384-q8i/X+965DzO0rT7abK41JStQIAqVgRVzpbzo5smXKp4YfRvH+8abtTE1Pi6jizo" </text:span><text:span text:style-name="T2">crossorigin</text:span><text:span text:style-name="T13">="anonymous"</text:span><text:span text:style-name="T1">&gt;&lt;/script&gt;</text:span><text:line-break/><text:span text:style-name="T1"> <text:s text:c="3"/>&lt;script </text:span><text:span text:style-name="T2">src</text:span><text:span text:style-name="T13">="https://cdnjs.cloudflare.com/ajax/libs/popper.js/1.14.7/umd/popper.min.js" </text:span><text:span text:style-name="T2">integrity</text:span><text:span text:style-name="T13">="sha384-UO2eT0CpHqdSJQ6hJty5KVphtPhzWj9WO1clHTMGa3JDZwrnQq4sF86dIHNDz0W1" </text:span><text:span text:style-name="T2">crossorigin</text:span><text:span text:style-name="T13">="anonymous"</text:span><text:span text:style-name="T1">&gt;&lt;/script&gt;</text:span><text:line-break/><text:span text:style-name="T1"> <text:s text:c="3"/>&lt;script </text:span><text:span text:style-name="T2">src</text:span><text:span text:style-name="T13">="https://stackpath.bootstrapcdn.com/bootstrap/4.3.1/js/bootstrap.min.js" </text:span><text:span text:style-name="T2">integrity</text:span><text:span text:style-name="T13">="sha384-JjSmVgyd0p3pXB1rRibZUAYoIIy6OrQ6VrjIEaFf/nJGzIxFDsf4x0xIM+B07jRM" </text:span><text:span text:style-name="T2">crossorigin</text:span><text:span text:style-name="T13">="anonymous"</text:span><text:span text:style-name="T1">&gt;&lt;/script&gt;</text:span><text:line-break/><text:span text:style-name="T1">&lt;/body&gt;</text:span><text:line-break/><text:span text:style-name="T1">&lt;/html&gt;</text:span></text:p>
      <text:p text:style-name="P2"><text:span text:style-name="T1">&lt;!DOCTYPE </text:span><text:span text:style-name="T2">html</text:span><text:span text:style-name="T1">&gt;</text:span><text:line-break/><text:span text:style-name="T1">&lt;html </text:span><text:span text:style-name="T2">lang</text:span><text:span text:style-name="T13">="en" </text:span><text:span text:style-name="T2">xmlns:</text:span><text:span text:style-name="T4">th</text:span><text:span text:style-name="T13">="http:/www.thymeleaf.org"</text:span><text:span text:style-name="T1">&gt;</text:span><text:line-break/><text:span text:style-name="T1">&lt;head&gt;</text:span><text:line-break/><text:span text:style-name="T1"> <text:s text:c="3"/>&lt;meta </text:span><text:span text:style-name="T2">charset</text:span><text:span text:style-name="T13">="UTF-8"</text:span><text:span text:style-name="T1">&gt;</text:span><text:line-break/><text:span text:style-name="T1"> <text:s text:c="3"/>&lt;meta </text:span><text:span text:style-name="T2">http-equiv</text:span><text:span text:style-name="T13">="X-UA-Compatible" </text:span><text:span text:style-name="T2">content</text:span><text:span text:style-name="T13">="IE=edge"</text:span><text:span text:style-name="T1">&gt;</text:span><text:line-break/><text:span text:style-name="T1"> <text:s text:c="3"/>&lt;meta </text:span><text:span text:style-name="T2">name</text:span><text:span text:style-name="T13">="viewport" </text:span><text:span text:style-name="T2">content</text:span><text:span text:style-name="T13">="width=device-width, initial-scale=1.0"</text:span><text:span text:style-name="T1">&gt;</text:span><text:line-break/><text:span text:style-name="T1"> <text:s text:c="3"/>&lt;link </text:span><text:span text:style-name="T2">rel</text:span><text:span text:style-name="T13">="stylesheet" </text:span><text:span text:style-name="T2">href</text:span><text:span text:style-name="T13">="https://stackpath.bootstrapcdn.com/bootstrap/4.3.1/css/bootstrap.min.css" </text:span><text:span text:style-name="T2">integrity</text:span><text:span text:style-name="T13">="sha384-ggOyR0iXCbMQv3Xipma34MD+dH/1fQ784/j6cY/iJTQUOhcWr7x9JvoRxT2MZw1T" </text:span><text:span text:style-name="T2">crossorigin</text:span><text:span text:style-name="T13">="anonymous"</text:span><text:span text:style-name="T1">&gt;</text:span><text:line-break/><text:span text:style-name="T1"> <text:s text:c="3"/>&lt;link </text:span><text:span text:style-name="T2">rel</text:span><text:span text:style-name="T13">="stylesheet" </text:span><text:span text:style-name="T2">type</text:span><text:span text:style-name="T13">="text/css" </text:span><text:span text:style-name="T2">href</text:span><text:span text:style-name="T13">="https://cdn.datatables.net/1.11.4/css/jquery.dataTables.css"</text:span><text:span text:style-name="T1">&gt;</text:span><text:line-break/><text:span text:style-name="T1"> <text:s text:c="3"/>&lt;title&gt;</text:span><text:span text:style-name="T6">Document</text:span><text:span text:style-name="T1">&lt;/title&gt;</text:span><text:line-break/><text:span text:style-name="T1">&lt;/head&gt;</text:span><text:line-break/><text:span text:style-name="T1">&lt;body&gt;</text:span><text:line-break/><text:span text:style-name="T1">&lt;main </text:span><text:span text:style-name="T2">class</text:span><text:span text:style-name="T13">="row"</text:span><text:span text:style-name="T1">&gt;</text:span><text:line-break/><text:span text:style-name="T1"> <text:s text:c="3"/>&lt;div </text:span><text:span text:style-name="T2">class</text:span><text:span text:style-name="T13">="col-10 my-5 mx-auto align-self-center"</text:span><text:span text:style-name="T1">&gt;</text:span><text:line-break/><text:soft-page-break/><text:span text:style-name="T1"> <text:s text:c="7"/>&lt;nav </text:span><text:span text:style-name="T2">class</text:span><text:span text:style-name="T13">="navbar navbar-expand-lg navbar-light bg-light"</text:span><text:span text:style-name="T1">&gt;</text:span><text:line-break/><text:span text:style-name="T1"> <text:s text:c="11"/>&lt;a </text:span><text:span text:style-name="T2">class</text:span><text:span text:style-name="T13">="navbar-brand" </text:span><text:span text:style-name="T4">th</text:span><text:span text:style-name="T2">:href</text:span><text:span text:style-name="T13">="@{/}"</text:span><text:span text:style-name="T1">&gt;</text:span><text:span text:style-name="T6">Kitchen Story</text:span><text:span text:style-name="T1">&lt;/a&gt;</text:span><text:line-break/><text:span text:style-name="T1"> <text:s text:c="11"/>&lt;div </text:span><text:span text:style-name="T2">class</text:span><text:span text:style-name="T13">="collapse navbar-collapse flex-grow-1 text-left"</text:span><text:span text:style-name="T1">&gt;</text:span><text:line-break/><text:span text:style-name="T1"> <text:s text:c="15"/>&lt;ul </text:span><text:span text:style-name="T2">class</text:span><text:span text:style-name="T13">="navbar-nav ml-auto flex-nowrap"</text:span><text:span text:style-name="T1">&gt;</text:span><text:line-break/><text:span text:style-name="T1"> <text:s text:c="19"/>&lt;li </text:span><text:span text:style-name="T2">class</text:span><text:span text:style-name="T13">="nav-item"</text:span><text:span text:style-name="T1">&gt;</text:span><text:span text:style-name="T6">Order Cart</text:span><text:span text:style-name="T1">&lt;/li&gt;</text:span><text:line-break/><text:span text:style-name="T1"> <text:s text:c="15"/>&lt;/ul&gt;</text:span><text:line-break/><text:span text:style-name="T1"> <text:s text:c="11"/>&lt;/div&gt;</text:span><text:line-break/><text:span text:style-name="T1"> <text:s text:c="11"/>&lt;div </text:span><text:span text:style-name="T2">class</text:span><text:span text:style-name="T13">="collapse navbar-collapse flex-grow-1 text-right"</text:span><text:span text:style-name="T1">&gt;</text:span><text:line-break/><text:span text:style-name="T1"> <text:s text:c="15"/>&lt;ul </text:span><text:span text:style-name="T2">class</text:span><text:span text:style-name="T13">="navbar-nav ml-auto flex-nowrap"</text:span><text:span text:style-name="T1">&gt;</text:span><text:line-break/><text:span text:style-name="T1"> <text:s text:c="19"/>&lt;li </text:span><text:span text:style-name="T2">class</text:span><text:span text:style-name="T13">="nav-item"</text:span><text:span text:style-name="T1">&gt;&lt;a </text:span><text:span text:style-name="T2">class</text:span><text:span text:style-name="T13">="nav-link" </text:span><text:span text:style-name="T4">th</text:span><text:span text:style-name="T2">:href</text:span><text:span text:style-name="T13">="@{/}"</text:span><text:span text:style-name="T1">&gt;</text:span><text:span text:style-name="T6">Logout </text:span><text:span text:style-name="T1">&lt;span </text:span><text:span text:style-name="T2">class</text:span><text:span text:style-name="T13">="sr-only"</text:span><text:span text:style-name="T1">&gt;</text:span><text:span text:style-name="T6">(current)</text:span><text:span text:style-name="T1">&lt;/span&gt;&lt;/a&gt;&lt;/li&gt;</text:span><text:line-break/><text:span text:style-name="T1"> <text:s text:c="15"/>&lt;/ul&gt;</text:span><text:line-break/><text:span text:style-name="T1"> <text:s text:c="11"/>&lt;/div&gt;</text:span><text:line-break/><text:span text:style-name="T1"> <text:s text:c="7"/>&lt;/nav&gt;</text:span><text:line-break/><text:span text:style-name="T1"> <text:s text:c="7"/>&lt;div&gt;</text:span><text:line-break/><text:span text:style-name="T1"> <text:s text:c="11"/>&lt;section&gt;</text:span><text:line-break/><text:span text:style-name="T1"> <text:s text:c="15"/>&lt;table </text:span><text:span text:style-name="T2">id</text:span><text:span text:style-name="T13">="table_id" </text:span><text:span text:style-name="T2">class</text:span><text:span text:style-name="T13">="display"</text:span><text:span text:style-name="T1">&gt;</text:span><text:line-break/><text:span text:style-name="T1"> <text:s text:c="19"/>&lt;thead&gt;</text:span><text:line-break/><text:span text:style-name="T1"> <text:s text:c="19"/>&lt;tr&gt;</text:span><text:line-break/><text:span text:style-name="T1"> <text:s text:c="23"/>&lt;th&gt;</text:span><text:span text:style-name="T6">Cart ID</text:span><text:span text:style-name="T1">&lt;/th&gt;</text:span><text:line-break/><text:span text:style-name="T1"> <text:s text:c="23"/>&lt;th&gt;</text:span><text:span text:style-name="T6">Product ID</text:span><text:span text:style-name="T1">&lt;/th&gt;</text:span><text:line-break/><text:span text:style-name="T1"> <text:s text:c="23"/>&lt;th&gt;</text:span><text:span text:style-name="T6">Name</text:span><text:span text:style-name="T1">&lt;/th&gt;</text:span><text:line-break/><text:span text:style-name="T1"> <text:s text:c="23"/>&lt;th&gt;</text:span><text:span text:style-name="T6">Company</text:span><text:span text:style-name="T1">&lt;/th&gt;</text:span><text:line-break/><text:span text:style-name="T1"> <text:s text:c="23"/>&lt;th&gt;</text:span><text:span text:style-name="T6">Unit</text:span><text:span text:style-name="T1">&lt;/th&gt;</text:span><text:line-break/><text:span text:style-name="T1"> <text:s text:c="23"/>&lt;th&gt;</text:span><text:span text:style-name="T6">Price</text:span><text:span text:style-name="T1">&lt;/th&gt;</text:span><text:line-break/><text:span text:style-name="T1"> <text:s text:c="23"/>&lt;th&gt;</text:span><text:span text:style-name="T6">enabled</text:span><text:span text:style-name="T1">&lt;/th&gt;</text:span><text:line-break/><text:span text:style-name="T1"> <text:s text:c="23"/>&lt;th&gt;</text:span><text:span text:style-name="T6">Quantity</text:span><text:span text:style-name="T1">&lt;/th&gt;</text:span><text:line-break/><text:span text:style-name="T1"> <text:s text:c="23"/>&lt;th&gt;</text:span><text:span text:style-name="T6">Total</text:span><text:span text:style-name="T1">&lt;/th&gt;</text:span><text:line-break/><text:span text:style-name="T1"> <text:s text:c="19"/>&lt;/tr&gt;</text:span><text:line-break/><text:span text:style-name="T1"> <text:s text:c="19"/>&lt;/thead&gt;</text:span><text:line-break/><text:span text:style-name="T1"> <text:s text:c="19"/>&lt;tbody&gt;</text:span><text:line-break/><text:span text:style-name="T1"> <text:s text:c="19"/>&lt;tr&gt;</text:span><text:line-break/><text:span text:style-name="T1"> <text:s text:c="23"/>&lt;td&gt;&lt;/td&gt;</text:span><text:line-break/><text:span text:style-name="T1"> <text:s text:c="23"/>&lt;td&gt;&lt;/td&gt;</text:span><text:line-break/><text:span text:style-name="T1"> <text:s text:c="23"/>&lt;td&gt;&lt;/td&gt;</text:span><text:line-break/><text:span text:style-name="T1"> <text:s text:c="23"/>&lt;td&gt;&lt;/td&gt;</text:span><text:line-break/><text:span text:style-name="T1"> <text:s text:c="23"/>&lt;td&gt;&lt;/td&gt;</text:span><text:line-break/><text:span text:style-name="T1"> <text:s text:c="23"/>&lt;td&gt;&lt;/td&gt;</text:span><text:line-break/><text:span text:style-name="T1"> <text:s text:c="23"/>&lt;td&gt;&lt;/td&gt;</text:span><text:line-break/><text:span text:style-name="T1"> <text:s text:c="23"/>&lt;td&gt;&lt;/td&gt;</text:span><text:line-break/><text:span text:style-name="T1"> <text:s text:c="23"/>&lt;td&gt;&lt;/td&gt;</text:span><text:line-break/><text:span text:style-name="T1"> <text:s text:c="19"/>&lt;/tr&gt;</text:span><text:line-break/><text:span text:style-name="T1"> <text:s text:c="19"/>&lt;/tbody&gt;</text:span><text:line-break/><text:span text:style-name="T1"> <text:s text:c="15"/>&lt;/table&gt;</text:span><text:line-break/><text:span text:style-name="T1"> <text:s text:c="11"/>&lt;/section&gt;</text:span><text:line-break/><text:span text:style-name="T1"> <text:s text:c="7"/>&lt;/div&gt;</text:span><text:line-break/><text:span text:style-name="T1"> <text:s text:c="3"/>&lt;/div&gt;</text:span><text:line-break/><text:span text:style-name="T1">&lt;/main&gt;</text:span><text:line-break/><text:line-break/><text:span text:style-name="T1">&lt;script </text:span><text:span text:style-name="T2">src</text:span><text:span text:style-name="T13">="../vendor/jquery-3.6.0.min.js"</text:span><text:span text:style-name="T1">&gt;&lt;/script&gt;</text:span><text:line-break/><text:span text:style-name="T1">&lt;script </text:span><text:span text:style-name="T2">type</text:span><text:span text:style-name="T13">="text/javascript" </text:span><text:span text:style-name="T2">charset</text:span><text:span text:style-name="T13">="utf8" </text:span><text:span text:style-name="T2">src</text:span><text:span text:style-name="T13">="https://cdn.datatables.net/1.11.4/js/jquery.dataTables.js"</text:span><text:span text:style-name="T1">&gt;&lt;/script&gt;</text:span><text:line-break/><text:span text:style-name="T1">&lt;script </text:span><text:span text:style-name="T2">src</text:span><text:span text:style-name="T13">="https://cdn.datatables.net/buttons/2.2.2/js/dataTables.buttons.min.js"</text:span><text:span text:style-name="T1">&gt;&lt;/script&gt;</text:span><text:line-break/><text:span text:style-name="T1">&lt;script </text:span><text:span text:style-name="T2">src</text:span><text:span text:style-name="T13">="../js/cart.js"</text:span><text:span text:style-name="T1">&gt;&lt;/script&gt;</text:span><text:line-break/><text:span text:style-name="T7">&lt;!--script src="https://code.jquery.com/jquery-3.3.1.slim.min.js" integrity="sha384-q8i/X+965DzO0rT7abK41JStQIAqVgRVzpbzo5smXKp4YfRvH+8abtTE1Pi6jizo" crossorigin="anonymous"&gt;&lt;/script--&gt;</text:span><text:line-break/><text:span text:style-name="T1">&lt;script </text:span><text:span text:style-name="T2">src</text:span><text:span text:style-name="T13">="https://cdnjs.cloudflare.com/ajax/libs/popper.js/1.14.7/umd/popper.min.js" </text:span><text:span text:style-name="T2">integrity</text:span><text:span text:style-name="T13">="sha384-UO2eT0CpHqdSJQ6hJty5KVphtPhzWj9WO1clHTMGa3JDZwrnQq4sF86dIHNDz0W1" </text:span><text:span text:style-name="T2">crossorigin</text:span><text:span text:style-name="T13">="anonymous"</text:span><text:span text:style-name="T1">&gt;&lt;/script&gt;</text:span><text:line-break/><text:span text:style-name="T1">&lt;script </text:span><text:span text:style-name="T2">src</text:span><text:span text:style-name="T13">="https://stackpath.bootstrapcdn.com/bootstrap/4.3.1/js/bootstrap.min.js" </text:span><text:span text:style-name="T2">integrity</text:span><text:span text:style-name="T13">="sha384-JjSmVgyd0p3pXB1rRibZUAYoIIy6OrQ6VrjIEaFf/nJGzIxFDsf4x0xIM+B07jRM" </text:span><text:span text:style-name="T2">crossorigin</text:span><text:span text:style-name="T13">="anonymous"</text:span><text:span text:style-name="T1">&gt;&lt;/script&gt;</text:span><text:line-break/><text:soft-page-break/><text:span text:style-name="T1">&lt;/body&gt;</text:span><text:line-break/><text:span text:style-name="T1">&lt;/html&gt;</text:span></text:p>
      <text:p text:style-name="P2"><text:span text:style-name="T1">&lt;!DOCTYPE </text:span><text:span text:style-name="T2">html</text:span><text:span text:style-name="T1">&gt;</text:span><text:line-break/><text:span text:style-name="T1">&lt;html </text:span><text:span text:style-name="T2">lang</text:span><text:span text:style-name="T13">="en" </text:span><text:span text:style-name="T2">xmlns:</text:span><text:span text:style-name="T4">th</text:span><text:span text:style-name="T13">="http:/www.thymeleaf.org"</text:span><text:span text:style-name="T1">&gt;</text:span><text:line-break/><text:span text:style-name="T1">&lt;head&gt;</text:span><text:line-break/><text:span text:style-name="T1"> <text:s text:c="3"/>&lt;meta </text:span><text:span text:style-name="T2">http-equiv</text:span><text:span text:style-name="T13">="Content-Type" </text:span><text:span text:style-name="T2">content</text:span><text:span text:style-name="T13">="text/html; charset=UTF-8" </text:span><text:span text:style-name="T1">/&gt;</text:span><text:line-break/><text:span text:style-name="T1"> <text:s text:c="3"/>&lt;meta </text:span><text:span text:style-name="T2">name</text:span><text:span text:style-name="T13">="viewport" </text:span><text:span text:style-name="T2">content</text:span><text:span text:style-name="T13">="width=device-width, initial-scale=1.0"</text:span><text:span text:style-name="T1">&gt;</text:span><text:line-break/><text:span text:style-name="T1"> <text:s text:c="3"/>&lt;link </text:span><text:span text:style-name="T2">rel</text:span><text:span text:style-name="T13">="stylesheet" </text:span><text:span text:style-name="T2">href</text:span><text:span text:style-name="T13">="https://stackpath.bootstrapcdn.com/bootstrap/4.3.1/css/bootstrap.min.css" </text:span><text:span text:style-name="T2">integrity</text:span><text:span text:style-name="T13">="sha384-ggOyR0iXCbMQv3Xipma34MD+dH/1fQ784/j6cY/iJTQUOhcWr7x9JvoRxT2MZw1T" </text:span><text:span text:style-name="T2">crossorigin</text:span><text:span text:style-name="T13">="anonymous"</text:span><text:span text:style-name="T1">&gt;</text:span><text:line-break/><text:span text:style-name="T1"> <text:s text:c="3"/>&lt;title&gt;</text:span><text:span text:style-name="T6">Document</text:span><text:span text:style-name="T1">&lt;/title&gt;</text:span><text:line-break/><text:span text:style-name="T1">&lt;/head&gt;</text:span><text:line-break/><text:span text:style-name="T1">&lt;body&gt;</text:span><text:line-break/><text:span text:style-name="T1"> <text:s text:c="3"/>&lt;main </text:span><text:span text:style-name="T2">class</text:span><text:span text:style-name="T13">="col-md-8 mx-auto"</text:span><text:span text:style-name="T1">&gt;</text:span><text:line-break/><text:span text:style-name="T1"> <text:s text:c="7"/>&lt;header&gt;</text:span><text:line-break/><text:span text:style-name="T1"> <text:s text:c="11"/>&lt;nav </text:span><text:span text:style-name="T2">class</text:span><text:span text:style-name="T13">="navbar navbar-expand-lg navbar-light bg-light"</text:span><text:span text:style-name="T1">&gt;</text:span><text:line-break/><text:span text:style-name="T1"> <text:s text:c="15"/>&lt;a </text:span><text:span text:style-name="T2">class</text:span><text:span text:style-name="T13">="navbar-brand" </text:span><text:span text:style-name="T2">href</text:span><text:span text:style-name="T13">="#"</text:span><text:span text:style-name="T1">&gt;</text:span><text:span text:style-name="T6">Kitchen Story</text:span><text:span text:style-name="T1">&lt;/a&gt;</text:span><text:line-break/><text:span text:style-name="T1"> <text:s text:c="15"/>&lt;div </text:span><text:span text:style-name="T2">class</text:span><text:span text:style-name="T13">="collapse navbar-collapse flex-grow-1 text-right"</text:span><text:span text:style-name="T1">&gt;</text:span><text:line-break/><text:line-break/><text:span text:style-name="T1"> <text:s text:c="19"/>&lt;ul </text:span><text:span text:style-name="T2">class</text:span><text:span text:style-name="T13">="navbar-nav ml-auto flex-nowrap"</text:span><text:span text:style-name="T1">&gt;</text:span><text:line-break/><text:span text:style-name="T1"> <text:s text:c="23"/>&lt;li </text:span><text:span text:style-name="T2">class</text:span><text:span text:style-name="T13">="nav-item"</text:span><text:span text:style-name="T1">&gt;&lt;a </text:span><text:span text:style-name="T2">class</text:span><text:span text:style-name="T13">="nav-link" </text:span><text:span text:style-name="T4">th</text:span><text:span text:style-name="T2">:href</text:span><text:span text:style-name="T13">="@{userMain}"</text:span><text:span text:style-name="T1">&gt;</text:span><text:span text:style-name="T6">User Portal</text:span><text:span text:style-name="T1">&lt;span </text:span><text:span text:style-name="T2">class</text:span><text:span text:style-name="T13">="sr-only"</text:span><text:span text:style-name="T1">&gt;</text:span><text:span text:style-name="T6">(current)</text:span><text:span text:style-name="T1">&lt;/span&gt;&lt;/a&gt;&lt;/li&gt;</text:span><text:line-break/><text:span text:style-name="T1"> <text:s text:c="23"/>&lt;li </text:span><text:span text:style-name="T2">class</text:span><text:span text:style-name="T13">="nav-item"</text:span><text:span text:style-name="T1">&gt;&lt;a </text:span><text:span text:style-name="T2">class</text:span><text:span text:style-name="T13">="nav-link" </text:span><text:span text:style-name="T4">th</text:span><text:span text:style-name="T2">:href</text:span><text:span text:style-name="T13">="@{adminMain}"</text:span><text:span text:style-name="T1">&gt;</text:span><text:span text:style-name="T6">Admin Portal</text:span><text:span text:style-name="T1">&lt;span </text:span><text:span text:style-name="T2">class</text:span><text:span text:style-name="T13">="sr-only"</text:span><text:span text:style-name="T1">&gt;</text:span><text:span text:style-name="T6">(current)</text:span><text:span text:style-name="T1">&lt;/span&gt;&lt;/a&gt;&lt;/li&gt;</text:span><text:line-break/><text:span text:style-name="T1"> <text:s text:c="19"/>&lt;/ul&gt;</text:span><text:line-break/><text:span text:style-name="T1"> <text:s text:c="15"/>&lt;/div&gt;</text:span><text:line-break/><text:span text:style-name="T1"> <text:s text:c="11"/>&lt;/nav&gt;</text:span><text:line-break/><text:span text:style-name="T1"> <text:s text:c="7"/>&lt;/header&gt;</text:span><text:line-break/><text:line-break/><text:span text:style-name="T1"> <text:s text:c="7"/>&lt;section&gt;</text:span><text:line-break/><text:line-break/><text:span text:style-name="T1"> <text:s text:c="7"/>&lt;/section&gt;</text:span><text:line-break/><text:span text:style-name="T1"> <text:s text:c="3"/>&lt;/main&gt;</text:span><text:line-break/><text:span text:style-name="T1"> <text:s text:c="3"/>&lt;script </text:span><text:span text:style-name="T2">src</text:span><text:span text:style-name="T13">="https://code.jquery.com/jquery-3.3.1.slim.min.js" </text:span><text:span text:style-name="T2">integrity</text:span><text:span text:style-name="T13">="sha384-q8i/X+965DzO0rT7abK41JStQIAqVgRVzpbzo5smXKp4YfRvH+8abtTE1Pi6jizo" </text:span><text:span text:style-name="T2">crossorigin</text:span><text:span text:style-name="T13">="anonymous"</text:span><text:span text:style-name="T1">&gt;&lt;/script&gt;</text:span><text:line-break/><text:span text:style-name="T1"> <text:s text:c="3"/>&lt;script </text:span><text:span text:style-name="T2">src</text:span><text:span text:style-name="T13">="https://cdnjs.cloudflare.com/ajax/libs/popper.js/1.14.7/umd/popper.min.js" </text:span><text:span text:style-name="T2">integrity</text:span><text:span text:style-name="T13">="sha384-UO2eT0CpHqdSJQ6hJty5KVphtPhzWj9WO1clHTMGa3JDZwrnQq4sF86dIHNDz0W1" </text:span><text:span text:style-name="T2">crossorigin</text:span><text:span text:style-name="T13">="anonymous"</text:span><text:span text:style-name="T1">&gt;&lt;/script&gt;</text:span><text:line-break/><text:span text:style-name="T1"> <text:s text:c="3"/>&lt;script </text:span><text:span text:style-name="T2">src</text:span><text:span text:style-name="T13">="https://stackpath.bootstrapcdn.com/bootstrap/4.3.1/js/bootstrap.min.js" </text:span><text:span text:style-name="T2">integrity</text:span><text:span text:style-name="T13">="sha384-JjSmVgyd0p3pXB1rRibZUAYoIIy6OrQ6VrjIEaFf/nJGzIxFDsf4x0xIM+B07jRM" </text:span><text:span text:style-name="T2">crossorigin</text:span><text:span text:style-name="T13">="anonymous"</text:span><text:span text:style-name="T1">&gt;&lt;/script&gt;</text:span><text:line-break/><text:span text:style-name="T1">&lt;/body&gt;</text:span><text:line-break/><text:span text:style-name="T1">&lt;/html&gt;</text:span></text:p>
      <text:p text:style-name="P2"><text:span text:style-name="T1">&lt;!DOCTYPE </text:span><text:span text:style-name="T2">html</text:span><text:span text:style-name="T1">&gt;</text:span><text:line-break/><text:span text:style-name="T1">&lt;html </text:span><text:span text:style-name="T2">lang</text:span><text:span text:style-name="T13">="en" </text:span><text:span text:style-name="T2">xmlns:</text:span><text:span text:style-name="T4">th</text:span><text:span text:style-name="T13">="http:/www.thymeleaf.org"</text:span><text:span text:style-name="T1">&gt;</text:span><text:line-break/><text:span text:style-name="T1">&lt;head&gt;</text:span><text:line-break/><text:span text:style-name="T1"> <text:s text:c="3"/>&lt;meta </text:span><text:span text:style-name="T2">charset</text:span><text:span text:style-name="T13">="UTF-8"</text:span><text:span text:style-name="T1">&gt;</text:span><text:line-break/><text:span text:style-name="T1"> <text:s text:c="3"/>&lt;meta </text:span><text:span text:style-name="T2">http-equiv</text:span><text:span text:style-name="T13">="X-UA-Compatible" </text:span><text:span text:style-name="T2">content</text:span><text:span text:style-name="T13">="IE=edge"</text:span><text:span text:style-name="T1">&gt;</text:span><text:line-break/><text:span text:style-name="T1"> <text:s text:c="3"/>&lt;meta </text:span><text:span text:style-name="T2">name</text:span><text:span text:style-name="T13">="viewport" </text:span><text:span text:style-name="T2">content</text:span><text:span text:style-name="T13">="width=device-width, initial-scale=1.0"</text:span><text:span text:style-name="T1">&gt;</text:span><text:line-break/><text:span text:style-name="T1"> <text:s text:c="3"/>&lt;link </text:span><text:span text:style-name="T2">rel</text:span><text:span text:style-name="T13">="stylesheet" </text:span><text:span text:style-name="T2">href</text:span><text:span text:style-name="T13">="https://stackpath.bootstrapcdn.com/bootstrap/4.3.1/css/bootstrap.min.css" </text:span><text:span text:style-name="T2">integrity</text:span><text:span text:style-name="T13">="sha384-ggOyR0iXCbMQv3Xipma34MD+dH/1fQ784/j6cY/iJTQUOhcWr7x9JvoRxT2MZw1T" </text:span><text:span text:style-name="T2">crossorigin</text:span><text:span text:style-name="T13">="anonymous"</text:span><text:span text:style-name="T1">&gt;</text:span><text:line-break/><text:span text:style-name="T1"> <text:s text:c="3"/>&lt;link </text:span><text:span text:style-name="T2">rel</text:span><text:span text:style-name="T13">="stylesheet" </text:span><text:span text:style-name="T2">type</text:span><text:span text:style-name="T13">="text/css" </text:span><text:span text:style-name="T2">href</text:span><text:span text:style-name="T13">="https://cdn.datatables.net/1.11.4/css/jquery.dataTables.css"</text:span><text:span text:style-name="T1">&gt;</text:span><text:line-break/><text:span text:style-name="T1"> <text:s text:c="3"/>&lt;title&gt;</text:span><text:span text:style-name="T6">Document</text:span><text:span text:style-name="T1">&lt;/title&gt;</text:span><text:line-break/><text:span text:style-name="T1">&lt;/head&gt;</text:span><text:line-break/><text:span text:style-name="T1">&lt;body&gt;</text:span><text:line-break/><text:span text:style-name="T1">&lt;main </text:span><text:span text:style-name="T2">class</text:span><text:span text:style-name="T13">="row"</text:span><text:span text:style-name="T1">&gt;</text:span><text:line-break/><text:span text:style-name="T1"> <text:s text:c="3"/>&lt;div </text:span><text:span text:style-name="T2">class</text:span><text:span text:style-name="T13">="col-10 my-5 mx-auto align-self-center"</text:span><text:span text:style-name="T1">&gt;</text:span><text:line-break/><text:span text:style-name="T1"> <text:s text:c="7"/>&lt;nav </text:span><text:span text:style-name="T2">class</text:span><text:span text:style-name="T13">="navbar navbar-expand-lg navbar-light bg-light"</text:span><text:span text:style-name="T1">&gt;</text:span><text:line-break/><text:span text:style-name="T1"> <text:s text:c="11"/>&lt;a </text:span><text:span text:style-name="T2">class</text:span><text:span text:style-name="T13">="navbar-brand" </text:span><text:span text:style-name="T4">th</text:span><text:span text:style-name="T2">:href</text:span><text:span text:style-name="T13">="@{/}"</text:span><text:span text:style-name="T1">&gt;</text:span><text:span text:style-name="T6">Kitchen Story</text:span><text:span text:style-name="T1">&lt;/a&gt;</text:span><text:line-break/><text:span text:style-name="T1"> <text:s text:c="11"/>&lt;div </text:span><text:span text:style-name="T2">class</text:span><text:span text:style-name="T13">="collapse navbar-collapse flex-grow-1 text-left"</text:span><text:span text:style-name="T1">&gt;</text:span><text:line-break/><text:soft-page-break/><text:span text:style-name="T1"> <text:s text:c="15"/>&lt;ul </text:span><text:span text:style-name="T2">class</text:span><text:span text:style-name="T13">="navbar-nav ml-auto flex-nowrap"</text:span><text:span text:style-name="T1">&gt;</text:span><text:line-break/><text:span text:style-name="T1"> <text:s text:c="19"/>&lt;li </text:span><text:span text:style-name="T2">class</text:span><text:span text:style-name="T13">="nav-item"</text:span><text:span text:style-name="T1">&gt;</text:span><text:span text:style-name="T6">User</text:span><text:span text:style-name="T1">&lt;/li&gt;</text:span><text:line-break/><text:span text:style-name="T1"> <text:s text:c="15"/>&lt;/ul&gt;</text:span><text:line-break/><text:span text:style-name="T1"> <text:s text:c="11"/>&lt;/div&gt;</text:span><text:line-break/><text:span text:style-name="T1"> <text:s text:c="11"/>&lt;div </text:span><text:span text:style-name="T2">class</text:span><text:span text:style-name="T13">="collapse navbar-collapse flex-grow-1 text-right"</text:span><text:span text:style-name="T1">&gt;</text:span><text:line-break/><text:span text:style-name="T1"> <text:s text:c="15"/>&lt;ul </text:span><text:span text:style-name="T2">class</text:span><text:span text:style-name="T13">="navbar-nav ml-auto flex-nowrap"</text:span><text:span text:style-name="T1">&gt;</text:span><text:line-break/><text:span text:style-name="T1"> <text:s text:c="19"/>&lt;li </text:span><text:span text:style-name="T2">class</text:span><text:span text:style-name="T13">="nav-item"</text:span><text:span text:style-name="T1">&gt;&lt;a </text:span><text:span text:style-name="T2">class</text:span><text:span text:style-name="T13">="nav-link" </text:span><text:span text:style-name="T4">th</text:span><text:span text:style-name="T2">:href</text:span><text:span text:style-name="T13">="@{/}"</text:span><text:span text:style-name="T1">&gt;</text:span><text:span text:style-name="T6">Logout </text:span><text:span text:style-name="T1">&lt;span </text:span><text:span text:style-name="T2">class</text:span><text:span text:style-name="T13">="sr-only"</text:span><text:span text:style-name="T1">&gt;</text:span><text:span text:style-name="T6">(current)</text:span><text:span text:style-name="T1">&lt;/span&gt;&lt;/a&gt;&lt;/li&gt;</text:span><text:line-break/><text:span text:style-name="T1"> <text:s text:c="15"/>&lt;/ul&gt;</text:span><text:line-break/><text:span text:style-name="T1"> <text:s text:c="11"/>&lt;/div&gt;</text:span><text:line-break/><text:span text:style-name="T1"> <text:s text:c="7"/>&lt;/nav&gt;</text:span><text:line-break/><text:span text:style-name="T1"> <text:s text:c="7"/>&lt;div&gt;</text:span><text:line-break/><text:span text:style-name="T1"> <text:s text:c="7"/>&lt;section&gt;</text:span><text:line-break/><text:span text:style-name="T1"> <text:s text:c="11"/>&lt;div&gt;</text:span><text:line-break/><text:span text:style-name="T1"> <text:s text:c="15"/>&lt;input </text:span><text:span text:style-name="T2">type</text:span><text:span text:style-name="T13">="button" </text:span><text:span text:style-name="T2">id</text:span><text:span text:style-name="T13">="showCart" </text:span><text:span text:style-name="T2">value</text:span><text:span text:style-name="T13">="Show Cart" </text:span><text:span text:style-name="T2">class</text:span><text:span text:style-name="T13">="btn btn-block btn-primary mb-2"</text:span><text:span text:style-name="T1">/&gt;</text:span><text:line-break/><text:span text:style-name="T1"> <text:s text:c="15"/>&lt;input </text:span><text:span text:style-name="T2">type</text:span><text:span text:style-name="T13">="button" </text:span><text:span text:style-name="T2">id</text:span><text:span text:style-name="T13">="delCart" </text:span><text:span text:style-name="T2">value</text:span><text:span text:style-name="T13">="Delete Cart" </text:span><text:span text:style-name="T2">class</text:span><text:span text:style-name="T13">="btn btn-block btn-primary mb-2"</text:span><text:span text:style-name="T1">/&gt;</text:span><text:line-break/><text:span text:style-name="T1"> <text:s text:c="11"/>&lt;/div&gt;</text:span><text:line-break/><text:span text:style-name="T1"> <text:s text:c="11"/>&lt;table </text:span><text:span text:style-name="T2">id</text:span><text:span text:style-name="T13">="table_id" </text:span><text:span text:style-name="T2">class</text:span><text:span text:style-name="T13">="display"</text:span><text:span text:style-name="T1">&gt;</text:span><text:line-break/><text:span text:style-name="T1"> <text:s text:c="15"/>&lt;thead&gt;</text:span><text:line-break/><text:span text:style-name="T1"> <text:s text:c="15"/>&lt;tr&gt;</text:span><text:line-break/><text:span text:style-name="T1"> <text:s text:c="19"/>&lt;th&gt;</text:span><text:span text:style-name="T6">Cart ID</text:span><text:span text:style-name="T1">&lt;/th&gt;</text:span><text:line-break/><text:span text:style-name="T1"> <text:s text:c="19"/>&lt;th&gt;</text:span><text:span text:style-name="T6">Product ID</text:span><text:span text:style-name="T1">&lt;/th&gt;</text:span><text:line-break/><text:span text:style-name="T1"> <text:s text:c="19"/>&lt;th&gt;</text:span><text:span text:style-name="T6">Name</text:span><text:span text:style-name="T1">&lt;/th&gt;</text:span><text:line-break/><text:span text:style-name="T1"> <text:s text:c="19"/>&lt;th&gt;</text:span><text:span text:style-name="T6">Company</text:span><text:span text:style-name="T1">&lt;/th&gt;</text:span><text:line-break/><text:span text:style-name="T1"> <text:s text:c="19"/>&lt;th&gt;</text:span><text:span text:style-name="T6">Unit</text:span><text:span text:style-name="T1">&lt;/th&gt;</text:span><text:line-break/><text:span text:style-name="T1"> <text:s text:c="19"/>&lt;th&gt;</text:span><text:span text:style-name="T6">Price</text:span><text:span text:style-name="T1">&lt;/th&gt;</text:span><text:line-break/><text:span text:style-name="T1"> <text:s text:c="19"/>&lt;th&gt;</text:span><text:span text:style-name="T6">enabled</text:span><text:span text:style-name="T1">&lt;/th&gt;</text:span><text:line-break/><text:span text:style-name="T1"> <text:s text:c="19"/>&lt;th&gt;</text:span><text:span text:style-name="T6">Quantity</text:span><text:span text:style-name="T1">&lt;/th&gt;</text:span><text:line-break/><text:span text:style-name="T1"> <text:s text:c="19"/>&lt;th&gt;</text:span><text:span text:style-name="T6">Quantity</text:span><text:span text:style-name="T1">&lt;/th&gt;</text:span><text:line-break/><text:span text:style-name="T1"> <text:s text:c="19"/>&lt;th&gt;</text:span><text:span text:style-name="T6">Total</text:span><text:span text:style-name="T1">&lt;/th&gt;</text:span><text:line-break/><text:span text:style-name="T1"> <text:s text:c="19"/>&lt;th&gt;&lt;/th&gt;</text:span><text:line-break/><text:span text:style-name="T1"> <text:s text:c="15"/>&lt;/tr&gt;</text:span><text:line-break/><text:span text:style-name="T1"> <text:s text:c="15"/>&lt;/thead&gt;</text:span><text:line-break/><text:span text:style-name="T1"> <text:s text:c="15"/>&lt;tbody&gt;</text:span><text:line-break/><text:span text:style-name="T1"> <text:s text:c="15"/>&lt;tr&gt;</text:span><text:line-break/><text:span text:style-name="T1"> <text:s text:c="19"/>&lt;td&gt;&lt;/td&gt;</text:span><text:line-break/><text:span text:style-name="T1"> <text:s text:c="19"/>&lt;td&gt;&lt;/td&gt;</text:span><text:line-break/><text:span text:style-name="T1"> <text:s text:c="19"/>&lt;td&gt;&lt;/td&gt;</text:span><text:line-break/><text:span text:style-name="T1"> <text:s text:c="19"/>&lt;td&gt;&lt;/td&gt;</text:span><text:line-break/><text:span text:style-name="T1"> <text:s text:c="19"/>&lt;td&gt;&lt;/td&gt;</text:span><text:line-break/><text:span text:style-name="T1"> <text:s text:c="19"/>&lt;td&gt;&lt;/td&gt;</text:span><text:line-break/><text:span text:style-name="T1"> <text:s text:c="19"/>&lt;td&gt;&lt;/td&gt;</text:span><text:line-break/><text:span text:style-name="T1"> <text:s text:c="19"/>&lt;td&gt;&lt;/td&gt;</text:span><text:line-break/><text:span text:style-name="T1"> <text:s text:c="19"/>&lt;td&gt;&lt;/td&gt;</text:span><text:line-break/><text:span text:style-name="T1"> <text:s text:c="19"/>&lt;td&gt;&lt;/td&gt;</text:span><text:line-break/><text:span text:style-name="T1"> <text:s text:c="19"/>&lt;td&gt;&lt;/td&gt;</text:span><text:line-break/><text:span text:style-name="T1"> <text:s text:c="15"/>&lt;/tr&gt;</text:span><text:line-break/><text:span text:style-name="T1"> <text:s text:c="15"/>&lt;/tbody&gt;</text:span><text:line-break/><text:span text:style-name="T1"> <text:s text:c="11"/>&lt;/table&gt;</text:span><text:line-break/><text:span text:style-name="T1"> <text:s text:c="7"/>&lt;/section&gt;</text:span><text:line-break/><text:span text:style-name="T1"> <text:s text:c="7"/>&lt;/div&gt;</text:span><text:line-break/><text:span text:style-name="T1"> <text:s text:c="3"/>&lt;/div&gt;</text:span><text:line-break/><text:span text:style-name="T1">&lt;/main&gt;</text:span><text:line-break/><text:line-break/><text:span text:style-name="T1">&lt;script </text:span><text:span text:style-name="T2">src</text:span><text:span text:style-name="T13">="../vendor/jquery-3.6.0.min.js"</text:span><text:span text:style-name="T1">&gt;&lt;/script&gt;</text:span><text:line-break/><text:span text:style-name="T1">&lt;script </text:span><text:span text:style-name="T2">type</text:span><text:span text:style-name="T13">="text/javascript" </text:span><text:span text:style-name="T2">charset</text:span><text:span text:style-name="T13">="utf8" </text:span><text:span text:style-name="T2">src</text:span><text:span text:style-name="T13">="https://cdn.datatables.net/1.11.4/js/jquery.dataTables.js"</text:span><text:span text:style-name="T1">&gt;&lt;/script&gt;</text:span><text:line-break/><text:span text:style-name="T1">&lt;script </text:span><text:span text:style-name="T2">src</text:span><text:span text:style-name="T13">="https://cdn.datatables.net/buttons/2.2.2/js/dataTables.buttons.min.js"</text:span><text:span text:style-name="T1">&gt;&lt;/script&gt;</text:span><text:line-break/><text:span text:style-name="T1">&lt;script </text:span><text:span text:style-name="T2">src</text:span><text:span text:style-name="T13">="../js/UserTable.js"</text:span><text:span text:style-name="T1">&gt;&lt;/script&gt;</text:span><text:line-break/><text:span text:style-name="T7">&lt;!--script src="https://code.jquery.com/jquery-3.3.1.slim.min.js" integrity="sha384-q8i/X+965DzO0rT7abK41JStQIAqVgRVzpbzo5smXKp4YfRvH+8abtTE1Pi6jizo" crossorigin="anonymous"&gt;&lt;/script--&gt;</text:span><text:line-break/><text:span text:style-name="T1">&lt;script </text:span><text:span text:style-name="T2">src</text:span><text:span text:style-name="T13">="https://cdnjs.cloudflare.com/ajax/libs/popper.js/1.14.7/umd/popper.min.js" </text:span><text:span text:style-name="T2">integrity</text:span><text:span text:style-name="T13">="sha384-</text:span><text:soft-page-break/><text:span text:style-name="T13">UO2eT0CpHqdSJQ6hJty5KVphtPhzWj9WO1clHTMGa3JDZwrnQq4sF86dIHNDz0W1" </text:span><text:span text:style-name="T2">crossorigin</text:span><text:span text:style-name="T13">="anonymous"</text:span><text:span text:style-name="T1">&gt;&lt;/script&gt;</text:span><text:line-break/><text:span text:style-name="T1">&lt;script </text:span><text:span text:style-name="T2">src</text:span><text:span text:style-name="T13">="https://stackpath.bootstrapcdn.com/bootstrap/4.3.1/js/bootstrap.min.js" </text:span><text:span text:style-name="T2">integrity</text:span><text:span text:style-name="T13">="sha384-JjSmVgyd0p3pXB1rRibZUAYoIIy6OrQ6VrjIEaFf/nJGzIxFDsf4x0xIM+B07jRM" </text:span><text:span text:style-name="T2">crossorigin</text:span><text:span text:style-name="T13">="anonymous"</text:span><text:span text:style-name="T1">&gt;&lt;/script&gt;</text:span><text:line-break/><text:span text:style-name="T1">&lt;/body&gt;</text:span><text:line-break/><text:span text:style-name="T1">&lt;/html&gt;</text:span></text:p>
      <text:p text:style-name="P2"><text:span text:style-name="T1">&lt;!DOCTYPE </text:span><text:span text:style-name="T2">html</text:span><text:span text:style-name="T1">&gt;</text:span><text:line-break/><text:span text:style-name="T1">&lt;html </text:span><text:span text:style-name="T2">lang</text:span><text:span text:style-name="T13">="en" </text:span><text:span text:style-name="T2">xmlns:</text:span><text:span text:style-name="T4">th</text:span><text:span text:style-name="T13">="http:/www.thymeleaf.org"</text:span><text:span text:style-name="T1">&gt;</text:span><text:line-break/><text:span text:style-name="T1">&lt;head&gt;</text:span><text:line-break/><text:span text:style-name="T1"> <text:s text:c="3"/>&lt;meta </text:span><text:span text:style-name="T2">charset</text:span><text:span text:style-name="T13">="UTF-8"</text:span><text:span text:style-name="T1">&gt;</text:span><text:line-break/><text:span text:style-name="T1"> <text:s text:c="3"/>&lt;meta </text:span><text:span text:style-name="T2">http-equiv</text:span><text:span text:style-name="T13">="X-UA-Compatible" </text:span><text:span text:style-name="T2">content</text:span><text:span text:style-name="T13">="IE=edge"</text:span><text:span text:style-name="T1">&gt;</text:span><text:line-break/><text:span text:style-name="T1"> <text:s text:c="3"/>&lt;meta </text:span><text:span text:style-name="T2">name</text:span><text:span text:style-name="T13">="viewport" </text:span><text:span text:style-name="T2">content</text:span><text:span text:style-name="T13">="width=device-width, initial-scale=1.0"</text:span><text:span text:style-name="T1">&gt;</text:span><text:line-break/><text:span text:style-name="T1"> <text:s text:c="3"/>&lt;link </text:span><text:span text:style-name="T2">rel</text:span><text:span text:style-name="T13">="stylesheet" </text:span><text:span text:style-name="T2">href</text:span><text:span text:style-name="T13">="https://stackpath.bootstrapcdn.com/bootstrap/4.3.1/css/bootstrap.min.css" </text:span><text:span text:style-name="T2">integrity</text:span><text:span text:style-name="T13">="sha384-ggOyR0iXCbMQv3Xipma34MD+dH/1fQ784/j6cY/iJTQUOhcWr7x9JvoRxT2MZw1T" </text:span><text:span text:style-name="T2">crossorigin</text:span><text:span text:style-name="T13">="anonymous"</text:span><text:span text:style-name="T1">&gt;</text:span><text:line-break/><text:span text:style-name="T1"> <text:s text:c="3"/>&lt;title&gt;</text:span><text:span text:style-name="T6">Document</text:span><text:span text:style-name="T1">&lt;/title&gt;</text:span><text:line-break/><text:span text:style-name="T1">&lt;/head&gt;</text:span><text:line-break/><text:span text:style-name="T1">&lt;body&gt;</text:span><text:line-break/><text:span text:style-name="T1"> <text:s text:c="3"/>&lt;main </text:span><text:span text:style-name="T2">class</text:span><text:span text:style-name="T13">="row"</text:span><text:span text:style-name="T1">&gt;</text:span><text:line-break/><text:span text:style-name="T1"> <text:s text:c="7"/>&lt;div </text:span><text:span text:style-name="T2">class</text:span><text:span text:style-name="T13">="col-5 my-5 mx-auto align-self-center"</text:span><text:span text:style-name="T1">&gt;</text:span><text:line-break/><text:span text:style-name="T1"> <text:s text:c="11"/>&lt;nav </text:span><text:span text:style-name="T2">class</text:span><text:span text:style-name="T13">="navbar navbar-expand-lg navbar-light bg-light"</text:span><text:span text:style-name="T1">&gt;</text:span><text:line-break/><text:span text:style-name="T1"> <text:s text:c="15"/>&lt;a </text:span><text:span text:style-name="T2">class</text:span><text:span text:style-name="T13">="navbar-brand" </text:span><text:span text:style-name="T4">th</text:span><text:span text:style-name="T2">:href</text:span><text:span text:style-name="T13">="@{/}"</text:span><text:span text:style-name="T1">&gt;</text:span><text:span text:style-name="T6">Kitchen Story</text:span><text:span text:style-name="T1">&lt;/a&gt;</text:span><text:line-break/><text:span text:style-name="T1"> <text:s text:c="11"/>&lt;/nav&gt;</text:span><text:line-break/><text:span text:style-name="T1"> <text:s text:c="9"/>&lt;div </text:span><text:span text:style-name="T2">class</text:span><text:span text:style-name="T13">="card card-block"</text:span><text:span text:style-name="T1">&gt;</text:span><text:line-break/><text:span text:style-name="T1"> <text:s text:c="11"/>&lt;header </text:span><text:span text:style-name="T2">class</text:span><text:span text:style-name="T13">="text-center"</text:span><text:span text:style-name="T1">&gt;</text:span><text:line-break/><text:span text:style-name="T1"> <text:s text:c="13"/>&lt;h1 </text:span><text:span text:style-name="T2">class</text:span><text:span text:style-name="T13">="text-primary text-uppercase"</text:span><text:span text:style-name="T1">&gt;</text:span><text:span text:style-name="T6">User Login</text:span><text:span text:style-name="T1">&lt;/h1&gt;</text:span><text:line-break/><text:span text:style-name="T1"> <text:s text:c="13"/>&lt;h6 </text:span><text:span text:style-name="T2">class</text:span><text:span text:style-name="T13">="text-secondary"</text:span><text:span text:style-name="T1">&gt;</text:span><text:span text:style-name="T6">Enter your credentials</text:span><text:span text:style-name="T1">&lt;/h6&gt;</text:span><text:line-break/><text:span text:style-name="T1"> <text:s text:c="11"/>&lt;/header&gt;</text:span><text:line-break/><text:span text:style-name="T1"> <text:s text:c="11"/>&lt;hr /&gt;</text:span><text:line-break/><text:span text:style-name="T1"> <text:s/></text:span><text:line-break/><text:span text:style-name="T1"> <text:s text:c="11"/>&lt;section&gt;</text:span><text:line-break/><text:span text:style-name="T1"> <text:s text:c="13"/>&lt;form </text:span><text:span text:style-name="T4">th</text:span><text:span text:style-name="T2">:action</text:span><text:span text:style-name="T13">="@{/userHome}" </text:span><text:span text:style-name="T2">method</text:span><text:span text:style-name="T13">="POST" </text:span><text:span text:style-name="T2">class</text:span><text:span text:style-name="T13">="font-weight-bold"</text:span><text:span text:style-name="T1">&gt;</text:span><text:line-break/><text:span text:style-name="T1"> <text:s text:c="15"/></text:span><text:span text:style-name="T7">&lt;!-- Email --&gt;</text:span><text:line-break/><text:span text:style-name="T7"> <text:s text:c="15"/></text:span><text:span text:style-name="T1">&lt;div </text:span><text:span text:style-name="T2">id</text:span><text:span text:style-name="T13">="emailField" </text:span><text:span text:style-name="T2">name</text:span><text:span text:style-name="T13">="emailField" </text:span><text:span text:style-name="T2">class</text:span><text:span text:style-name="T13">="form-group row"</text:span><text:span text:style-name="T1">&gt;</text:span><text:line-break/><text:span text:style-name="T1"> <text:s text:c="17"/>&lt;label </text:span><text:span text:style-name="T2">for</text:span><text:span text:style-name="T13">="email" </text:span><text:span text:style-name="T2">class</text:span><text:span text:style-name="T13">="col-sm-4 ml-4 col-form-label"</text:span><text:line-break/><text:span text:style-name="T13"> <text:s text:c="19"/></text:span><text:span text:style-name="T1">&gt;</text:span><text:span text:style-name="T6">Email:*</text:span><text:span text:style-name="T1">&lt;/label</text:span><text:line-break/><text:span text:style-name="T1"> <text:s text:c="17"/>&gt;</text:span><text:line-break/><text:span text:style-name="T1"> <text:s text:c="17"/>&lt;div </text:span><text:span text:style-name="T2">class</text:span><text:span text:style-name="T13">="col-sm-6"</text:span><text:span text:style-name="T1">&gt;</text:span><text:line-break/><text:span text:style-name="T1"> <text:s text:c="19"/>&lt;input</text:span><text:line-break/><text:span text:style-name="T1"> <text:s text:c="21"/></text:span><text:span text:style-name="T2">type</text:span><text:span text:style-name="T13">="email"</text:span><text:line-break/><text:span text:style-name="T13"> <text:s text:c="21"/></text:span><text:span text:style-name="T2">id</text:span><text:span text:style-name="T13">="email"</text:span><text:line-break/><text:span text:style-name="T13"> <text:s text:c="21"/></text:span><text:span text:style-name="T2">name</text:span><text:span text:style-name="T13">="email"</text:span><text:line-break/><text:span text:style-name="T13"> <text:s text:c="21"/></text:span><text:span text:style-name="T2">class</text:span><text:span text:style-name="T13">="form-control"</text:span><text:line-break/><text:span text:style-name="T13"> <text:s text:c="21"/></text:span><text:span text:style-name="T2">placeholder</text:span><text:span text:style-name="T13">="abc@xyz.com"</text:span><text:line-break/><text:span text:style-name="T13"> <text:s text:c="21"/></text:span><text:span text:style-name="T2">required</text:span><text:line-break/><text:span text:style-name="T2"> <text:s text:c="19"/></text:span><text:span text:style-name="T1">/&gt;</text:span><text:line-break/><text:span text:style-name="T1"> <text:s text:c="19"/>&lt;small </text:span><text:span text:style-name="T2">id</text:span><text:span text:style-name="T13">="emailInvalid" </text:span><text:span text:style-name="T2">class</text:span><text:span text:style-name="T13">="invisible"</text:span><text:span text:style-name="T1">&gt;</text:span><text:span text:style-name="T6">Invalid Email</text:span><text:span text:style-name="T1">&lt;/small&gt;</text:span><text:line-break/><text:span text:style-name="T1"> <text:s/></text:span><text:line-break/><text:span text:style-name="T1"> <text:s text:c="17"/>&lt;/div&gt;</text:span><text:line-break/><text:span text:style-name="T1"> <text:s text:c="15"/>&lt;/div&gt;</text:span><text:line-break/><text:span text:style-name="T1"> <text:s/></text:span><text:line-break/><text:span text:style-name="T1"> <text:s text:c="15"/></text:span><text:span text:style-name="T7">&lt;!-- Password --&gt;</text:span><text:line-break/><text:span text:style-name="T7"> <text:s text:c="15"/></text:span><text:span text:style-name="T1">&lt;div</text:span><text:line-break/><text:span text:style-name="T1"> <text:s text:c="17"/></text:span><text:span text:style-name="T2">id</text:span><text:span text:style-name="T13">="passwordField"</text:span><text:line-break/><text:span text:style-name="T13"> <text:s text:c="17"/></text:span><text:span text:style-name="T2">name</text:span><text:span text:style-name="T13">="passwordField"</text:span><text:line-break/><text:span text:style-name="T13"> <text:s text:c="17"/></text:span><text:span text:style-name="T2">class</text:span><text:span text:style-name="T13">="form-group row"</text:span><text:line-break/><text:span text:style-name="T13"> <text:s text:c="15"/></text:span><text:span text:style-name="T1">&gt;</text:span><text:line-break/><text:span text:style-name="T1"> <text:s text:c="17"/>&lt;label </text:span><text:span text:style-name="T2">for</text:span><text:span text:style-name="T13">="password" </text:span><text:span text:style-name="T2">class</text:span><text:span text:style-name="T13">="col-sm-4 ml-4 col-form-label"</text:span><text:line-break/><text:span text:style-name="T13"> <text:s text:c="19"/></text:span><text:span text:style-name="T1">&gt;</text:span><text:span text:style-name="T6">Password:*</text:span><text:span text:style-name="T1">&lt;/label</text:span><text:line-break/><text:span text:style-name="T1"> <text:s text:c="17"/>&gt;</text:span><text:line-break/><text:span text:style-name="T1"> <text:s text:c="17"/>&lt;div </text:span><text:span text:style-name="T2">class</text:span><text:span text:style-name="T13">="col-sm-6"</text:span><text:span text:style-name="T1">&gt;</text:span><text:line-break/><text:span text:style-name="T1"> <text:s text:c="19"/>&lt;input</text:span><text:line-break/><text:soft-page-break/><text:span text:style-name="T1"> <text:s text:c="21"/></text:span><text:span text:style-name="T2">type</text:span><text:span text:style-name="T13">="password"</text:span><text:line-break/><text:span text:style-name="T13"> <text:s text:c="21"/></text:span><text:span text:style-name="T2">id</text:span><text:span text:style-name="T13">="password"</text:span><text:line-break/><text:span text:style-name="T13"> <text:s text:c="21"/></text:span><text:span text:style-name="T2">name</text:span><text:span text:style-name="T13">="password"</text:span><text:line-break/><text:span text:style-name="T13"> <text:s text:c="21"/></text:span><text:span text:style-name="T2">class</text:span><text:span text:style-name="T13">="form-control"</text:span><text:line-break/><text:span text:style-name="T13"> <text:s text:c="21"/></text:span><text:span text:style-name="T2">required</text:span><text:line-break/><text:span text:style-name="T2"> <text:s text:c="19"/></text:span><text:span text:style-name="T1">/&gt;</text:span><text:line-break/><text:span text:style-name="T1"> <text:s text:c="19"/>&lt;small </text:span><text:span text:style-name="T2">id</text:span><text:span text:style-name="T13">="pwInvalid" </text:span><text:span text:style-name="T2">class</text:span><text:span text:style-name="T13">="invisible"</text:span><text:span text:style-name="T1">&gt;</text:span><text:span text:style-name="T6">Invalid Password</text:span><text:span text:style-name="T1">&lt;/small&gt;</text:span><text:line-break/><text:span text:style-name="T1"> <text:s text:c="17"/>&lt;/div&gt;</text:span><text:line-break/><text:span text:style-name="T1"> <text:s text:c="15"/>&lt;/div&gt;</text:span><text:line-break/><text:span text:style-name="T1"> <text:s text:c="15"/></text:span><text:line-break/><text:span text:style-name="T1"> <text:s/></text:span><text:line-break/><text:span text:style-name="T1"> <text:s text:c="15"/></text:span><text:span text:style-name="T7">&lt;!-- Stay signed in checkbox --&gt;</text:span><text:line-break/><text:span text:style-name="T7"> <text:s text:c="15"/></text:span><text:span text:style-name="T1">&lt;div</text:span><text:line-break/><text:span text:style-name="T1"> <text:s text:c="17"/></text:span><text:span text:style-name="T2">id</text:span><text:span text:style-name="T13">="staySignedInCheck"</text:span><text:line-break/><text:span text:style-name="T13"> <text:s text:c="17"/></text:span><text:span text:style-name="T2">name</text:span><text:span text:style-name="T13">="staySignedInCheck"</text:span><text:line-break/><text:span text:style-name="T13"> <text:s text:c="17"/></text:span><text:span text:style-name="T2">class</text:span><text:span text:style-name="T13">="form-group font-weight-normal row"</text:span><text:line-break/><text:span text:style-name="T13"> <text:s text:c="15"/></text:span><text:span text:style-name="T1">&gt;</text:span><text:line-break/><text:span text:style-name="T1"> <text:s text:c="17"/>&lt;div </text:span><text:span text:style-name="T2">class</text:span><text:span text:style-name="T13">="col-sm-4 ml-4"</text:span><text:span text:style-name="T1">&gt;&lt;/div&gt;</text:span><text:line-break/><text:span text:style-name="T1"> <text:s text:c="17"/>&lt;div </text:span><text:span text:style-name="T2">class</text:span><text:span text:style-name="T13">="col-sm-6"</text:span><text:span text:style-name="T1">&gt;</text:span><text:line-break/><text:span text:style-name="T1"> <text:s text:c="19"/>&lt;div </text:span><text:span text:style-name="T2">class</text:span><text:span text:style-name="T13">="form-check form-check-inline"</text:span><text:span text:style-name="T1">&gt;</text:span><text:line-break/><text:span text:style-name="T1"> <text:s text:c="21"/>&lt;input</text:span><text:line-break/><text:span text:style-name="T1"> <text:s text:c="23"/></text:span><text:span text:style-name="T2">type</text:span><text:span text:style-name="T13">="checkbox"</text:span><text:line-break/><text:span text:style-name="T13"> <text:s text:c="23"/></text:span><text:span text:style-name="T2">name</text:span><text:span text:style-name="T13">="staySignedIn"</text:span><text:line-break/><text:span text:style-name="T13"> <text:s text:c="23"/></text:span><text:span text:style-name="T2">id</text:span><text:span text:style-name="T13">="staySignedIn"</text:span><text:line-break/><text:span text:style-name="T13"> <text:s text:c="23"/></text:span><text:span text:style-name="T2">class</text:span><text:span text:style-name="T13">="form-check-input"</text:span><text:line-break/><text:span text:style-name="T13"> <text:s text:c="21"/></text:span><text:span text:style-name="T1">/&gt;</text:span><text:line-break/><text:span text:style-name="T1"> <text:s text:c="21"/>&lt;label </text:span><text:span text:style-name="T2">for</text:span><text:span text:style-name="T13">="staySignedIn" </text:span><text:span text:style-name="T2">class</text:span><text:span text:style-name="T13">="form-check-label"</text:span><text:line-break/><text:span text:style-name="T13"> <text:s text:c="23"/></text:span><text:span text:style-name="T1">&gt;</text:span><text:span text:style-name="T6">Keep me signed in</text:span><text:span text:style-name="T1">&lt;/label</text:span><text:line-break/><text:span text:style-name="T1"> <text:s text:c="21"/>&gt;</text:span><text:line-break/><text:span text:style-name="T1"> <text:s text:c="19"/>&lt;/div&gt;</text:span><text:line-break/><text:span text:style-name="T1"> <text:s text:c="17"/>&lt;/div&gt;</text:span><text:line-break/><text:span text:style-name="T1"> <text:s text:c="15"/>&lt;/div&gt;</text:span><text:line-break/><text:span text:style-name="T1"> <text:s/></text:span><text:line-break/><text:span text:style-name="T1"> <text:s text:c="15"/></text:span><text:span text:style-name="T7">&lt;!-- Submit Button --&gt;</text:span><text:line-break/><text:span text:style-name="T7"> <text:s text:c="15"/></text:span><text:span text:style-name="T1">&lt;div </text:span><text:span text:style-name="T2">id</text:span><text:span text:style-name="T13">="loginButton" </text:span><text:span text:style-name="T2">class</text:span><text:span text:style-name="T13">="row"</text:span><text:span text:style-name="T1">&gt;</text:span><text:line-break/><text:span text:style-name="T1"> <text:s text:c="17"/>&lt;div </text:span><text:span text:style-name="T2">class</text:span><text:span text:style-name="T13">="col-sm-10 offset-sm-1"</text:span><text:span text:style-name="T1">&gt;</text:span><text:line-break/><text:span text:style-name="T1"> <text:s text:c="19"/>&lt;input</text:span><text:line-break/><text:span text:style-name="T1"> <text:s text:c="21"/></text:span><text:span text:style-name="T2">type</text:span><text:span text:style-name="T13">="button"</text:span><text:line-break/><text:span text:style-name="T13"> <text:s text:c="21"/></text:span><text:span text:style-name="T2">value</text:span><text:span text:style-name="T13">="Login"</text:span><text:line-break/><text:span text:style-name="T13"> <text:s text:c="21"/></text:span><text:span text:style-name="T2">class</text:span><text:span text:style-name="T13">="btn btn-block btn-primary mb-2"</text:span><text:line-break/><text:span text:style-name="T13"> <text:s text:c="21"/></text:span><text:span text:style-name="T2">onClick</text:span><text:span text:style-name="T13">="validateInputs()"</text:span><text:line-break/><text:span text:style-name="T13"> <text:s text:c="19"/></text:span><text:span text:style-name="T1">/&gt;</text:span><text:line-break/><text:span text:style-name="T1"> <text:s text:c="17"/>&lt;/div&gt;</text:span><text:line-break/><text:span text:style-name="T1"> <text:s text:c="15"/>&lt;/div&gt;</text:span><text:line-break/><text:span text:style-name="T1"> <text:s text:c="13"/>&lt;/form&gt;</text:span><text:line-break/><text:span text:style-name="T1"> <text:s text:c="11"/>&lt;/section&gt;</text:span><text:line-break/><text:span text:style-name="T1"> <text:s text:c="9"/>&lt;/div&gt;</text:span><text:line-break/><text:span text:style-name="T1"> <text:s text:c="7"/>&lt;/div&gt;</text:span><text:line-break/><text:span text:style-name="T1"> <text:s text:c="5"/>&lt;/main&gt;</text:span><text:line-break/><text:span text:style-name="T1"> <text:s text:c="3"/>&lt;script </text:span><text:span text:style-name="T2">src</text:span><text:span text:style-name="T13">="../js/UserLoginValidation.js"</text:span><text:span text:style-name="T1">&gt;&lt;/script&gt;</text:span><text:line-break/><text:span text:style-name="T1"> <text:s text:c="3"/>&lt;script </text:span><text:span text:style-name="T2">src</text:span><text:span text:style-name="T13">="https://code.jquery.com/jquery-3.3.1.slim.min.js" </text:span><text:span text:style-name="T2">integrity</text:span><text:span text:style-name="T13">="sha384-q8i/X+965DzO0rT7abK41JStQIAqVgRVzpbzo5smXKp4YfRvH+8abtTE1Pi6jizo" </text:span><text:span text:style-name="T2">crossorigin</text:span><text:span text:style-name="T13">="anonymous"</text:span><text:span text:style-name="T1">&gt;&lt;/script&gt;</text:span><text:line-break/><text:span text:style-name="T1"> <text:s text:c="3"/>&lt;script </text:span><text:span text:style-name="T2">src</text:span><text:span text:style-name="T13">="https://cdnjs.cloudflare.com/ajax/libs/popper.js/1.14.7/umd/popper.min.js" </text:span><text:span text:style-name="T2">integrity</text:span><text:span text:style-name="T13">="sha384-UO2eT0CpHqdSJQ6hJty5KVphtPhzWj9WO1clHTMGa3JDZwrnQq4sF86dIHNDz0W1" </text:span><text:span text:style-name="T2">crossorigin</text:span><text:span text:style-name="T13">="anonymous"</text:span><text:span text:style-name="T1">&gt;&lt;/script&gt;</text:span><text:line-break/><text:span text:style-name="T1"> <text:s text:c="3"/>&lt;script </text:span><text:span text:style-name="T2">src</text:span><text:span text:style-name="T13">="https://stackpath.bootstrapcdn.com/bootstrap/4.3.1/js/bootstrap.min.js" </text:span><text:span text:style-name="T2">integrity</text:span><text:span text:style-name="T13">="sha384-JjSmVgyd0p3pXB1rRibZUAYoIIy6OrQ6VrjIEaFf/nJGzIxFDsf4x0xIM+B07jRM" </text:span><text:span text:style-name="T2">crossorigin</text:span><text:span text:style-name="T13">="anonymous"</text:span><text:span text:style-name="T1">&gt;&lt;/script&gt;</text:span><text:line-break/><text:span text:style-name="T1">&lt;/body&gt;</text:span><text:line-break/><text:span text:style-name="T1">&lt;/html&gt;</text:span></text:p>
      <text:p text:style-name="P2"><text:span text:style-name="T1">&lt;!DOCTYPE </text:span><text:span text:style-name="T2">html</text:span><text:span text:style-name="T1">&gt;</text:span><text:line-break/><text:span text:style-name="T1">&lt;html </text:span><text:span text:style-name="T2">lang</text:span><text:span text:style-name="T13">="en" </text:span><text:span text:style-name="T2">xmlns:</text:span><text:span text:style-name="T4">th</text:span><text:span text:style-name="T13">="http:/www.thymeleaf.org"</text:span><text:span text:style-name="T1">&gt;</text:span><text:line-break/><text:soft-page-break/><text:span text:style-name="T1">&lt;head&gt;</text:span><text:line-break/><text:span text:style-name="T1"> <text:s text:c="3"/>&lt;meta </text:span><text:span text:style-name="T2">charset</text:span><text:span text:style-name="T13">="UTF-8"</text:span><text:span text:style-name="T1">&gt;</text:span><text:line-break/><text:span text:style-name="T1"> <text:s text:c="3"/>&lt;meta </text:span><text:span text:style-name="T2">http-equiv</text:span><text:span text:style-name="T13">="X-UA-Compatible" </text:span><text:span text:style-name="T2">content</text:span><text:span text:style-name="T13">="IE=edge"</text:span><text:span text:style-name="T1">&gt;</text:span><text:line-break/><text:span text:style-name="T1"> <text:s text:c="3"/>&lt;meta </text:span><text:span text:style-name="T2">name</text:span><text:span text:style-name="T13">="viewport" </text:span><text:span text:style-name="T2">content</text:span><text:span text:style-name="T13">="width=device-width, initial-scale=1.0"</text:span><text:span text:style-name="T1">&gt;</text:span><text:line-break/><text:span text:style-name="T1"> <text:s text:c="3"/>&lt;link </text:span><text:span text:style-name="T2">rel</text:span><text:span text:style-name="T13">="stylesheet" </text:span><text:span text:style-name="T2">href</text:span><text:span text:style-name="T13">="https://stackpath.bootstrapcdn.com/bootstrap/4.3.1/css/bootstrap.min.css" </text:span><text:span text:style-name="T2">integrity</text:span><text:span text:style-name="T13">="sha384-ggOyR0iXCbMQv3Xipma34MD+dH/1fQ784/j6cY/iJTQUOhcWr7x9JvoRxT2MZw1T" </text:span><text:span text:style-name="T2">crossorigin</text:span><text:span text:style-name="T13">="anonymous"</text:span><text:span text:style-name="T1">&gt;</text:span><text:line-break/><text:span text:style-name="T1"> <text:s text:c="3"/>&lt;title&gt;</text:span><text:span text:style-name="T6">Document</text:span><text:span text:style-name="T1">&lt;/title&gt;</text:span><text:line-break/><text:span text:style-name="T1">&lt;/head&gt;</text:span><text:line-break/><text:span text:style-name="T1">&lt;body&gt;</text:span><text:line-break/><text:span text:style-name="T1"> <text:s text:c="3"/>&lt;main </text:span><text:span text:style-name="T2">class</text:span><text:span text:style-name="T13">="col-md-8 mx-auto"</text:span><text:span text:style-name="T1">&gt;</text:span><text:line-break/><text:span text:style-name="T1"> <text:s text:c="7"/>&lt;section&gt;</text:span><text:line-break/><text:span text:style-name="T1"> <text:s text:c="11"/>&lt;nav </text:span><text:span text:style-name="T2">class</text:span><text:span text:style-name="T13">="navbar navbar-expand-lg navbar-light bg-light"</text:span><text:span text:style-name="T1">&gt;</text:span><text:line-break/><text:span text:style-name="T1"> <text:s text:c="15"/>&lt;a </text:span><text:span text:style-name="T2">class</text:span><text:span text:style-name="T13">="navbar-brand" </text:span><text:span text:style-name="T4">th</text:span><text:span text:style-name="T2">:href</text:span><text:span text:style-name="T13">="@{/}"</text:span><text:span text:style-name="T1">&gt;</text:span><text:span text:style-name="T6">Kitchen Story</text:span><text:span text:style-name="T1">&lt;/a&gt;</text:span><text:line-break/><text:span text:style-name="T1"> <text:s text:c="15"/>&lt;div </text:span><text:span text:style-name="T2">class</text:span><text:span text:style-name="T13">="collapse navbar-collapse flex-grow-1 text-right"</text:span><text:span text:style-name="T1">&gt;</text:span><text:line-break/><text:line-break/><text:span text:style-name="T1"> <text:s text:c="19"/>&lt;ul </text:span><text:span text:style-name="T2">class</text:span><text:span text:style-name="T13">="navbar-nav ml-auto flex-nowrap"</text:span><text:span text:style-name="T1">&gt;</text:span><text:line-break/><text:span text:style-name="T1"> <text:s text:c="23"/>&lt;li </text:span><text:span text:style-name="T2">class</text:span><text:span text:style-name="T13">="nav-item"</text:span><text:span text:style-name="T1">&gt;&lt;a </text:span><text:span text:style-name="T2">class</text:span><text:span text:style-name="T13">="nav-link" </text:span><text:span text:style-name="T4">th</text:span><text:span text:style-name="T2">:href</text:span><text:span text:style-name="T13">="@{userRegister}"</text:span><text:span text:style-name="T1">&gt;</text:span><text:span text:style-name="T6">Register </text:span><text:span text:style-name="T1">&lt;span </text:span><text:span text:style-name="T2">class</text:span><text:span text:style-name="T13">="sr-only"</text:span><text:span text:style-name="T1">&gt;</text:span><text:span text:style-name="T6">(current)</text:span><text:span text:style-name="T1">&lt;/span&gt;&lt;/a&gt;&lt;/li&gt;</text:span><text:line-break/><text:span text:style-name="T1"> <text:s text:c="23"/>&lt;li </text:span><text:span text:style-name="T2">class</text:span><text:span text:style-name="T13">="nav-item"</text:span><text:span text:style-name="T1">&gt;&lt;a </text:span><text:span text:style-name="T2">class</text:span><text:span text:style-name="T13">="nav-link" </text:span><text:span text:style-name="T4">th</text:span><text:span text:style-name="T2">:href</text:span><text:span text:style-name="T13">="@{userLogin}"</text:span><text:span text:style-name="T1">&gt;</text:span><text:span text:style-name="T6">Login </text:span><text:span text:style-name="T1">&lt;span </text:span><text:span text:style-name="T2">class</text:span><text:span text:style-name="T13">="sr-only"</text:span><text:span text:style-name="T1">&gt;</text:span><text:span text:style-name="T6">(current)</text:span><text:span text:style-name="T1">&lt;/span&gt;&lt;/a&gt;&lt;/li&gt;</text:span><text:line-break/><text:span text:style-name="T1"> <text:s text:c="19"/>&lt;/ul&gt;</text:span><text:line-break/><text:span text:style-name="T1"> <text:s text:c="15"/>&lt;/div&gt;</text:span><text:line-break/><text:span text:style-name="T1"> <text:s text:c="11"/>&lt;/nav&gt;</text:span><text:line-break/><text:span text:style-name="T1"> <text:s text:c="7"/>&lt;/section&gt;</text:span><text:line-break/><text:span text:style-name="T1"> <text:s text:c="7"/>&lt;section&gt;</text:span><text:line-break/><text:span text:style-name="T1"> <text:s text:c="11"/>&lt;header </text:span><text:span text:style-name="T2">class</text:span><text:span text:style-name="T13">="text-center"</text:span><text:span text:style-name="T1">&gt;</text:span><text:line-break/><text:span text:style-name="T1"> <text:s text:c="15"/>&lt;h1 </text:span><text:span text:style-name="T2">class</text:span><text:span text:style-name="T13">="text-primary text-uppercase"</text:span><text:span text:style-name="T1">&gt;</text:span><text:span text:style-name="T6">Hello User</text:span><text:span text:style-name="T1">&lt;/h1&gt;</text:span><text:line-break/><text:span text:style-name="T1"> <text:s text:c="11"/>&lt;/header&gt;</text:span><text:line-break/><text:span text:style-name="T1"> <text:s text:c="7"/>&lt;/section&gt;</text:span><text:line-break/><text:span text:style-name="T1"> <text:s text:c="3"/>&lt;/main&gt;</text:span><text:line-break/><text:span text:style-name="T1"> <text:s text:c="3"/>&lt;section&gt;</text:span><text:line-break/><text:line-break/><text:span text:style-name="T1"> <text:s text:c="3"/>&lt;/section&gt;</text:span><text:line-break/><text:span text:style-name="T1"> <text:s text:c="3"/></text:span><text:line-break/><text:span text:style-name="T1"> <text:s text:c="3"/></text:span><text:line-break/><text:span text:style-name="T1"> <text:s text:c="3"/>&lt;script </text:span><text:span text:style-name="T2">src</text:span><text:span text:style-name="T13">="https://code.jquery.com/jquery-3.3.1.slim.min.js" </text:span><text:span text:style-name="T2">integrity</text:span><text:span text:style-name="T13">="sha384-q8i/X+965DzO0rT7abK41JStQIAqVgRVzpbzo5smXKp4YfRvH+8abtTE1Pi6jizo" </text:span><text:span text:style-name="T2">crossorigin</text:span><text:span text:style-name="T13">="anonymous"</text:span><text:span text:style-name="T1">&gt;&lt;/script&gt;</text:span><text:line-break/><text:span text:style-name="T1"> <text:s text:c="3"/>&lt;script </text:span><text:span text:style-name="T2">src</text:span><text:span text:style-name="T13">="https://cdnjs.cloudflare.com/ajax/libs/popper.js/1.14.7/umd/popper.min.js" </text:span><text:span text:style-name="T2">integrity</text:span><text:span text:style-name="T13">="sha384-UO2eT0CpHqdSJQ6hJty5KVphtPhzWj9WO1clHTMGa3JDZwrnQq4sF86dIHNDz0W1" </text:span><text:span text:style-name="T2">crossorigin</text:span><text:span text:style-name="T13">="anonymous"</text:span><text:span text:style-name="T1">&gt;&lt;/script&gt;</text:span><text:line-break/><text:span text:style-name="T1"> <text:s text:c="3"/>&lt;script </text:span><text:span text:style-name="T2">src</text:span><text:span text:style-name="T13">="https://stackpath.bootstrapcdn.com/bootstrap/4.3.1/js/bootstrap.min.js" </text:span><text:span text:style-name="T2">integrity</text:span><text:span text:style-name="T13">="sha384-JjSmVgyd0p3pXB1rRibZUAYoIIy6OrQ6VrjIEaFf/nJGzIxFDsf4x0xIM+B07jRM" </text:span><text:span text:style-name="T2">crossorigin</text:span><text:span text:style-name="T13">="anonymous"</text:span><text:span text:style-name="T1">&gt;&lt;/script&gt;</text:span><text:line-break/><text:span text:style-name="T1">&lt;/body&gt;</text:span><text:line-break/><text:span text:style-name="T1">&lt;/html&gt;</text:span></text:p>
      <text:p text:style-name="P2"><text:span text:style-name="T1">&lt;!DOCTYPE </text:span><text:span text:style-name="T2">html</text:span><text:span text:style-name="T1">&gt;</text:span><text:line-break/><text:span text:style-name="T1">&lt;html </text:span><text:span text:style-name="T2">lang</text:span><text:span text:style-name="T13">="en" </text:span><text:span text:style-name="T2">xmlns:</text:span><text:span text:style-name="T4">th</text:span><text:span text:style-name="T13">="http:/www.thymeleaf.org"</text:span><text:span text:style-name="T1">&gt;</text:span><text:line-break/><text:span text:style-name="T1">&lt;head&gt;</text:span><text:line-break/><text:span text:style-name="T1"> <text:s text:c="3"/>&lt;meta </text:span><text:span text:style-name="T2">charset</text:span><text:span text:style-name="T13">="UTF-8"</text:span><text:span text:style-name="T1">&gt;</text:span><text:line-break/><text:span text:style-name="T1"> <text:s text:c="3"/>&lt;meta </text:span><text:span text:style-name="T2">http-equiv</text:span><text:span text:style-name="T13">="X-UA-Compatible" </text:span><text:span text:style-name="T2">content</text:span><text:span text:style-name="T13">="IE=edge"</text:span><text:span text:style-name="T1">&gt;</text:span><text:line-break/><text:span text:style-name="T1"> <text:s text:c="3"/>&lt;meta </text:span><text:span text:style-name="T2">name</text:span><text:span text:style-name="T13">="viewport" </text:span><text:span text:style-name="T2">content</text:span><text:span text:style-name="T13">="width=device-width, initial-scale=1.0"</text:span><text:span text:style-name="T1">&gt;</text:span><text:line-break/><text:span text:style-name="T1"> <text:s text:c="3"/>&lt;link </text:span><text:span text:style-name="T2">rel</text:span><text:span text:style-name="T13">="stylesheet" </text:span><text:span text:style-name="T2">href</text:span><text:span text:style-name="T13">="https://stackpath.bootstrapcdn.com/bootstrap/4.3.1/css/bootstrap.min.css" </text:span><text:span text:style-name="T2">integrity</text:span><text:span text:style-name="T13">="sha384-ggOyR0iXCbMQv3Xipma34MD+dH/1fQ784/j6cY/iJTQUOhcWr7x9JvoRxT2MZw1T" </text:span><text:span text:style-name="T2">crossorigin</text:span><text:span text:style-name="T13">="anonymous"</text:span><text:span text:style-name="T1">&gt;</text:span><text:line-break/><text:span text:style-name="T1"> <text:s text:c="3"/>&lt;title&gt;</text:span><text:span text:style-name="T6">Document</text:span><text:span text:style-name="T1">&lt;/title&gt;</text:span><text:line-break/><text:span text:style-name="T1">&lt;/head&gt;</text:span><text:line-break/><text:span text:style-name="T1">&lt;body&gt;</text:span><text:line-break/><text:span text:style-name="T1"> <text:s text:c="3"/>&lt;main </text:span><text:span text:style-name="T2">class</text:span><text:span text:style-name="T13">="col-md-8 mx-auto"</text:span><text:span text:style-name="T1">&gt;</text:span><text:line-break/><text:span text:style-name="T1"> <text:s text:c="7"/>&lt;section&gt;</text:span><text:line-break/><text:span text:style-name="T1"> <text:s text:c="11"/>&lt;nav </text:span><text:span text:style-name="T2">class</text:span><text:span text:style-name="T13">="navbar navbar-expand-lg navbar-light bg-light"</text:span><text:span text:style-name="T1">&gt;</text:span><text:line-break/><text:soft-page-break/><text:span text:style-name="T1"> <text:s text:c="15"/>&lt;a </text:span><text:span text:style-name="T2">class</text:span><text:span text:style-name="T13">="navbar-brand" </text:span><text:span text:style-name="T4">th</text:span><text:span text:style-name="T2">:href</text:span><text:span text:style-name="T13">="@{/}"</text:span><text:span text:style-name="T1">&gt;</text:span><text:span text:style-name="T6">Kitchen Story</text:span><text:span text:style-name="T1">&lt;/a&gt;</text:span><text:line-break/><text:span text:style-name="T1"> <text:s text:c="15"/>&lt;div </text:span><text:span text:style-name="T2">class</text:span><text:span text:style-name="T13">="collapse navbar-collapse flex-grow-1 text-right"</text:span><text:span text:style-name="T1">&gt;</text:span><text:line-break/><text:line-break/><text:span text:style-name="T1"> <text:s text:c="19"/>&lt;ul </text:span><text:span text:style-name="T2">class</text:span><text:span text:style-name="T13">="navbar-nav ml-auto flex-nowrap"</text:span><text:span text:style-name="T1">&gt;</text:span><text:line-break/><text:span text:style-name="T1"> <text:s text:c="23"/>&lt;li </text:span><text:span text:style-name="T2">class</text:span><text:span text:style-name="T13">="nav-item"</text:span><text:span text:style-name="T1">&gt;&lt;a </text:span><text:span text:style-name="T2">class</text:span><text:span text:style-name="T13">="nav-link" </text:span><text:span text:style-name="T4">th</text:span><text:span text:style-name="T2">:href</text:span><text:span text:style-name="T13">="@{userRegister}"</text:span><text:span text:style-name="T1">&gt;</text:span><text:span text:style-name="T6">Register </text:span><text:span text:style-name="T1">&lt;span </text:span><text:span text:style-name="T2">class</text:span><text:span text:style-name="T13">="sr-only"</text:span><text:span text:style-name="T1">&gt;</text:span><text:span text:style-name="T6">(current)</text:span><text:span text:style-name="T1">&lt;/span&gt;&lt;/a&gt;&lt;/li&gt;</text:span><text:line-break/><text:span text:style-name="T1"> <text:s text:c="23"/>&lt;li </text:span><text:span text:style-name="T2">class</text:span><text:span text:style-name="T13">="nav-item"</text:span><text:span text:style-name="T1">&gt;&lt;a </text:span><text:span text:style-name="T2">class</text:span><text:span text:style-name="T13">="nav-link" </text:span><text:span text:style-name="T4">th</text:span><text:span text:style-name="T2">:href</text:span><text:span text:style-name="T13">="@{userLogin}"</text:span><text:span text:style-name="T1">&gt;</text:span><text:span text:style-name="T6">Login </text:span><text:span text:style-name="T1">&lt;span </text:span><text:span text:style-name="T2">class</text:span><text:span text:style-name="T13">="sr-only"</text:span><text:span text:style-name="T1">&gt;</text:span><text:span text:style-name="T6">(current)</text:span><text:span text:style-name="T1">&lt;/span&gt;&lt;/a&gt;&lt;/li&gt;</text:span><text:line-break/><text:span text:style-name="T1"> <text:s text:c="19"/>&lt;/ul&gt;</text:span><text:line-break/><text:span text:style-name="T1"> <text:s text:c="15"/>&lt;/div&gt;</text:span><text:line-break/><text:span text:style-name="T1"> <text:s text:c="11"/>&lt;/nav&gt;</text:span><text:line-break/><text:span text:style-name="T1"> <text:s text:c="7"/>&lt;/section&gt;</text:span><text:line-break/><text:span text:style-name="T1"> <text:s text:c="7"/>&lt;section&gt;</text:span><text:line-break/><text:span text:style-name="T1"> <text:s text:c="11"/>&lt;header </text:span><text:span text:style-name="T2">class</text:span><text:span text:style-name="T13">="text-center"</text:span><text:span text:style-name="T1">&gt;</text:span><text:line-break/><text:span text:style-name="T1"> <text:s text:c="15"/>&lt;h1 </text:span><text:span text:style-name="T2">class</text:span><text:span text:style-name="T13">="text-primary text-uppercase"</text:span><text:span text:style-name="T1">&gt;</text:span><text:span text:style-name="T6">Hello User</text:span><text:span text:style-name="T1">&lt;/h1&gt;</text:span><text:line-break/><text:span text:style-name="T1"> <text:s text:c="11"/>&lt;/header&gt;</text:span><text:line-break/><text:span text:style-name="T1"> <text:s text:c="7"/>&lt;/section&gt;</text:span><text:line-break/><text:span text:style-name="T1"> <text:s text:c="3"/>&lt;/main&gt;</text:span><text:line-break/><text:span text:style-name="T1"> <text:s text:c="3"/>&lt;section&gt;</text:span><text:line-break/><text:line-break/><text:span text:style-name="T1"> <text:s text:c="3"/>&lt;/section&gt;</text:span><text:line-break/><text:span text:style-name="T1"> <text:s text:c="3"/></text:span><text:line-break/><text:span text:style-name="T1"> <text:s text:c="3"/></text:span><text:line-break/><text:span text:style-name="T1"> <text:s text:c="3"/>&lt;script </text:span><text:span text:style-name="T2">src</text:span><text:span text:style-name="T13">="https://code.jquery.com/jquery-3.3.1.slim.min.js" </text:span><text:span text:style-name="T2">integrity</text:span><text:span text:style-name="T13">="sha384-q8i/X+965DzO0rT7abK41JStQIAqVgRVzpbzo5smXKp4YfRvH+8abtTE1Pi6jizo" </text:span><text:span text:style-name="T2">crossorigin</text:span><text:span text:style-name="T13">="anonymous"</text:span><text:span text:style-name="T1">&gt;&lt;/script&gt;</text:span><text:line-break/><text:span text:style-name="T1"> <text:s text:c="3"/>&lt;script </text:span><text:span text:style-name="T2">src</text:span><text:span text:style-name="T13">="https://cdnjs.cloudflare.com/ajax/libs/popper.js/1.14.7/umd/popper.min.js" </text:span><text:span text:style-name="T2">integrity</text:span><text:span text:style-name="T13">="sha384-UO2eT0CpHqdSJQ6hJty5KVphtPhzWj9WO1clHTMGa3JDZwrnQq4sF86dIHNDz0W1" </text:span><text:span text:style-name="T2">crossorigin</text:span><text:span text:style-name="T13">="anonymous"</text:span><text:span text:style-name="T1">&gt;&lt;/script&gt;</text:span><text:line-break/><text:span text:style-name="T1"> <text:s text:c="3"/>&lt;script </text:span><text:span text:style-name="T2">src</text:span><text:span text:style-name="T13">="https://stackpath.bootstrapcdn.com/bootstrap/4.3.1/js/bootstrap.min.js" </text:span><text:span text:style-name="T2">integrity</text:span><text:span text:style-name="T13">="sha384-JjSmVgyd0p3pXB1rRibZUAYoIIy6OrQ6VrjIEaFf/nJGzIxFDsf4x0xIM+B07jRM" </text:span><text:span text:style-name="T2">crossorigin</text:span><text:span text:style-name="T13">="anonymous"</text:span><text:span text:style-name="T1">&gt;&lt;/script&gt;</text:span><text:line-break/><text:span text:style-name="T1">&lt;/body&gt;</text:span><text:line-break/><text:span text:style-name="T1">&lt;/html&gt;</text:span></text:p>
      <text:p text:style-name="P1"><text:span text:style-name="T1">&lt;!DOCTYPE </text:span><text:span text:style-name="T2">html</text:span><text:span text:style-name="T1">&gt;</text:span><text:line-break/><text:span text:style-name="T1">&lt;html </text:span><text:span text:style-name="T2">lang</text:span><text:span text:style-name="T13">="en" </text:span><text:span text:style-name="T2">xmlns:</text:span><text:span text:style-name="T4">th</text:span><text:span text:style-name="T13">="http:/www.thymeleaf.org"</text:span><text:span text:style-name="T1">&gt;</text:span><text:line-break/><text:span text:style-name="T1">&lt;head&gt;</text:span><text:line-break/><text:span text:style-name="T1"> <text:s text:c="3"/>&lt;meta </text:span><text:span text:style-name="T2">charset</text:span><text:span text:style-name="T13">="UTF-8"</text:span><text:span text:style-name="T1">&gt;</text:span><text:line-break/><text:span text:style-name="T1"> <text:s text:c="3"/>&lt;meta </text:span><text:span text:style-name="T2">http-equiv</text:span><text:span text:style-name="T13">="X-UA-Compatible" </text:span><text:span text:style-name="T2">content</text:span><text:span text:style-name="T13">="IE=edge"</text:span><text:span text:style-name="T1">&gt;</text:span><text:line-break/><text:span text:style-name="T1"> <text:s text:c="3"/>&lt;meta </text:span><text:span text:style-name="T2">name</text:span><text:span text:style-name="T13">="viewport" </text:span><text:span text:style-name="T2">content</text:span><text:span text:style-name="T13">="width=device-width, initial-scale=1.0"</text:span><text:span text:style-name="T1">&gt;</text:span><text:line-break/><text:span text:style-name="T1"> <text:s text:c="3"/>&lt;link </text:span><text:span text:style-name="T2">rel</text:span><text:span text:style-name="T13">="stylesheet" </text:span><text:span text:style-name="T2">href</text:span><text:span text:style-name="T13">="https://stackpath.bootstrapcdn.com/bootstrap/4.3.1/css/bootstrap.min.css" </text:span><text:span text:style-name="T2">integrity</text:span><text:span text:style-name="T13">="sha384-ggOyR0iXCbMQv3Xipma34MD+dH/1fQ784/j6cY/iJTQUOhcWr7x9JvoRxT2MZw1T" </text:span><text:span text:style-name="T2">crossorigin</text:span><text:span text:style-name="T13">="anonymous"</text:span><text:span text:style-name="T1">&gt;</text:span><text:line-break/><text:span text:style-name="T1"> <text:s text:c="3"/>&lt;title&gt;</text:span><text:span text:style-name="T6">Document</text:span><text:span text:style-name="T1">&lt;/title&gt;</text:span><text:line-break/><text:span text:style-name="T1">&lt;/head&gt;</text:span><text:line-break/><text:span text:style-name="T1">&lt;body&gt;</text:span><text:line-break/><text:span text:style-name="T1"> <text:s text:c="3"/>&lt;main </text:span><text:span text:style-name="T2">class</text:span><text:span text:style-name="T13">="col-md-5 mx-auto"</text:span><text:span text:style-name="T1">&gt;</text:span><text:line-break/><text:span text:style-name="T1"> <text:s text:c="7"/>&lt;nav </text:span><text:span text:style-name="T2">class</text:span><text:span text:style-name="T13">="navbar navbar-expand-lg navbar-light bg-light"</text:span><text:span text:style-name="T1">&gt;</text:span><text:line-break/><text:span text:style-name="T1"> <text:s text:c="11"/>&lt;a </text:span><text:span text:style-name="T2">class</text:span><text:span text:style-name="T13">="navbar-brand" </text:span><text:span text:style-name="T4">th</text:span><text:span text:style-name="T2">:href</text:span><text:span text:style-name="T13">="@{/}"</text:span><text:span text:style-name="T1">&gt;</text:span><text:span text:style-name="T6">Kitchen Story</text:span><text:span text:style-name="T1">&lt;/a&gt;</text:span><text:line-break/><text:span text:style-name="T1"> <text:s text:c="11"/>&lt;div </text:span><text:span text:style-name="T2">class</text:span><text:span text:style-name="T13">="collapse navbar-collapse flex-grow-1 text-right"</text:span><text:span text:style-name="T1">&gt;</text:span><text:line-break/><text:span text:style-name="T1"> <text:s text:c="15"/>&lt;ul </text:span><text:span text:style-name="T2">class</text:span><text:span text:style-name="T13">="navbar-nav ml-auto flex-nowrap"</text:span><text:span text:style-name="T1">&gt;</text:span><text:line-break/><text:span text:style-name="T1"> <text:s text:c="19"/>&lt;li </text:span><text:span text:style-name="T2">class</text:span><text:span text:style-name="T13">="nav-item"</text:span><text:span text:style-name="T1">&gt;&lt;a </text:span><text:span text:style-name="T2">class</text:span><text:span text:style-name="T13">="nav-link" </text:span><text:span text:style-name="T4">th</text:span><text:span text:style-name="T2">:href</text:span><text:span text:style-name="T13">="@{userLogin}"</text:span><text:span text:style-name="T1">&gt;</text:span><text:span text:style-name="T6">Login </text:span><text:span text:style-name="T1">&lt;span </text:span><text:span text:style-name="T2">class</text:span><text:span text:style-name="T13">="sr-only"</text:span><text:span text:style-name="T1">&gt;</text:span><text:span text:style-name="T6">(current)</text:span><text:span text:style-name="T1">&lt;/span&gt;&lt;/a&gt;&lt;/li&gt;</text:span><text:line-break/><text:span text:style-name="T1"> <text:s text:c="15"/>&lt;/ul&gt;</text:span><text:line-break/><text:span text:style-name="T1"> <text:s text:c="11"/>&lt;/div&gt;</text:span><text:line-break/><text:span text:style-name="T1"> <text:s text:c="7"/>&lt;/nav&gt;</text:span><text:line-break/><text:span text:style-name="T1"> <text:s text:c="7"/>&lt;header </text:span><text:span text:style-name="T2">class</text:span><text:span text:style-name="T13">="text-center"</text:span><text:span text:style-name="T1">&gt;</text:span><text:line-break/><text:span text:style-name="T1"> <text:s text:c="9"/>&lt;h1 </text:span><text:span text:style-name="T2">class</text:span><text:span text:style-name="T13">="text-primary text-uppercase"</text:span><text:span text:style-name="T1">&gt;</text:span><text:span text:style-name="T6">Register</text:span><text:span text:style-name="T1">&lt;/h1&gt;</text:span><text:line-break/><text:span text:style-name="T1"> <text:s text:c="9"/>&lt;h6 </text:span><text:span text:style-name="T2">class</text:span><text:span text:style-name="T13">="text-secondary"</text:span><text:span text:style-name="T1">&gt;</text:span><text:span text:style-name="T6">Provide your details</text:span><text:span text:style-name="T1">&lt;/h6&gt;</text:span><text:line-break/><text:span text:style-name="T1"> <text:s text:c="7"/>&lt;/header&gt;</text:span><text:line-break/><text:span text:style-name="T1"> <text:s text:c="7"/>&lt;hr /&gt;</text:span><text:line-break/><text:span text:style-name="T1"> <text:s/></text:span><text:line-break/><text:soft-page-break/><text:span text:style-name="T1"> <text:s text:c="7"/>&lt;section&gt;</text:span><text:line-break/><text:span text:style-name="T1"> <text:s text:c="9"/>&lt;form </text:span><text:span text:style-name="T2">action</text:span><text:span text:style-name="T13">="register-backend" </text:span><text:span text:style-name="T2">method</text:span><text:span text:style-name="T13">="GET" </text:span><text:span text:style-name="T2">class</text:span><text:span text:style-name="T13">="font-weight-bold"</text:span><text:span text:style-name="T1">&gt;</text:span><text:line-break/><text:span text:style-name="T1"> <text:s text:c="11"/></text:span><text:span text:style-name="T7">&lt;!-- Name (firstname and lastname) --&gt;</text:span><text:line-break/><text:span text:style-name="T7"> <text:s text:c="11"/></text:span><text:span text:style-name="T1">&lt;div </text:span><text:span text:style-name="T2">id</text:span><text:span text:style-name="T13">="name" </text:span><text:span text:style-name="T2">name</text:span><text:span text:style-name="T13">="name" </text:span><text:span text:style-name="T2">class</text:span><text:span text:style-name="T13">="row form-group"</text:span><text:span text:style-name="T1">&gt;</text:span><text:line-break/><text:span text:style-name="T1"> <text:s text:c="13"/>&lt;div </text:span><text:span text:style-name="T2">id</text:span><text:span text:style-name="T13">="firstNameField" </text:span><text:span text:style-name="T2">name</text:span><text:span text:style-name="T13">="nameField" </text:span><text:span text:style-name="T2">class</text:span><text:span text:style-name="T13">="col"</text:span><text:span text:style-name="T1">&gt;</text:span><text:line-break/><text:span text:style-name="T1"> <text:s text:c="15"/>&lt;label </text:span><text:span text:style-name="T2">for</text:span><text:span text:style-name="T13">="fname"</text:span><text:span text:style-name="T1">&gt;</text:span><text:span text:style-name="T6">First name:*</text:span><text:span text:style-name="T1">&lt;/label&gt;&lt;br /&gt;</text:span><text:line-break/><text:span text:style-name="T1"> <text:s text:c="15"/>&lt;input</text:span><text:line-break/><text:span text:style-name="T1"> <text:s text:c="17"/></text:span><text:span text:style-name="T2">type</text:span><text:span text:style-name="T13">="text"</text:span><text:line-break/><text:span text:style-name="T13"> <text:s text:c="17"/></text:span><text:span text:style-name="T2">id</text:span><text:span text:style-name="T13">="fname"</text:span><text:line-break/><text:span text:style-name="T13"> <text:s text:c="17"/></text:span><text:span text:style-name="T2">name</text:span><text:span text:style-name="T13">="fname"</text:span><text:line-break/><text:span text:style-name="T13"> <text:s text:c="17"/></text:span><text:span text:style-name="T2">class</text:span><text:span text:style-name="T13">="form-control"</text:span><text:line-break/><text:span text:style-name="T13"> <text:s text:c="17"/></text:span><text:span text:style-name="T2">autocomplete</text:span><text:span text:style-name="T13">="off"</text:span><text:line-break/><text:span text:style-name="T13"> <text:s text:c="17"/></text:span><text:span text:style-name="T2">autofocus</text:span><text:line-break/><text:span text:style-name="T2"> <text:s text:c="17"/>required</text:span><text:line-break/><text:span text:style-name="T2"> <text:s text:c="15"/></text:span><text:span text:style-name="T1">/&gt;</text:span><text:line-break/><text:span text:style-name="T1"> <text:s text:c="13"/>&lt;/div&gt;</text:span><text:line-break/><text:span text:style-name="T1"> <text:s text:c="13"/>&lt;div </text:span><text:span text:style-name="T2">id</text:span><text:span text:style-name="T13">="lastNameField" </text:span><text:span text:style-name="T2">name</text:span><text:span text:style-name="T13">="nameField" </text:span><text:span text:style-name="T2">class</text:span><text:span text:style-name="T13">="col"</text:span><text:span text:style-name="T1">&gt;</text:span><text:line-break/><text:span text:style-name="T1"> <text:s text:c="15"/>&lt;label </text:span><text:span text:style-name="T2">for</text:span><text:span text:style-name="T13">="lname"</text:span><text:span text:style-name="T1">&gt;</text:span><text:span text:style-name="T6">Last name:</text:span><text:span text:style-name="T1">&lt;/label&gt;&lt;br /&gt;</text:span><text:line-break/><text:span text:style-name="T1"> <text:s text:c="15"/>&lt;input </text:span><text:span text:style-name="T2">type</text:span><text:span text:style-name="T13">="text" </text:span><text:span text:style-name="T2">id</text:span><text:span text:style-name="T13">="lname" </text:span><text:span text:style-name="T2">name</text:span><text:span text:style-name="T13">="lname" </text:span><text:span text:style-name="T2">class</text:span><text:span text:style-name="T13">="form-control" </text:span><text:span text:style-name="T1">/&gt;</text:span><text:line-break/><text:span text:style-name="T1"> <text:s text:c="13"/>&lt;/div&gt;</text:span><text:line-break/><text:span text:style-name="T1"> <text:s text:c="11"/>&lt;/div&gt;</text:span><text:line-break/><text:span text:style-name="T1"> <text:s text:c="11"/>&lt;small </text:span><text:span text:style-name="T2">id</text:span><text:span text:style-name="T13">="nameInvalid" </text:span><text:span text:style-name="T2">class</text:span><text:span text:style-name="T13">="invisible"</text:span><text:span text:style-name="T1">&gt;</text:span><text:span text:style-name="T6">Name invalid</text:span><text:span text:style-name="T1">&lt;/small&gt;</text:span><text:line-break/><text:span text:style-name="T1"> <text:s/></text:span><text:line-break/><text:span text:style-name="T1"> <text:s text:c="11"/></text:span><text:span text:style-name="T7">&lt;!-- Email --&gt;</text:span><text:line-break/><text:span text:style-name="T7"> <text:s text:c="11"/></text:span><text:span text:style-name="T1">&lt;div </text:span><text:span text:style-name="T2">id</text:span><text:span text:style-name="T13">="emailField" </text:span><text:span text:style-name="T2">name</text:span><text:span text:style-name="T13">="emailField" </text:span><text:span text:style-name="T2">class</text:span><text:span text:style-name="T13">="form-group"</text:span><text:span text:style-name="T1">&gt;</text:span><text:line-break/><text:span text:style-name="T1"> <text:s text:c="13"/>&lt;label </text:span><text:span text:style-name="T2">for</text:span><text:span text:style-name="T13">="email"</text:span><text:span text:style-name="T1">&gt;</text:span><text:span text:style-name="T6">Email:*</text:span><text:span text:style-name="T1">&lt;/label&gt;&lt;br /&gt;</text:span><text:line-break/><text:span text:style-name="T1"> <text:s text:c="13"/>&lt;input</text:span><text:line-break/><text:span text:style-name="T1"> <text:s text:c="15"/></text:span><text:span text:style-name="T2">type</text:span><text:span text:style-name="T13">="email"</text:span><text:line-break/><text:span text:style-name="T13"> <text:s text:c="15"/></text:span><text:span text:style-name="T2">id</text:span><text:span text:style-name="T13">="email"</text:span><text:line-break/><text:span text:style-name="T13"> <text:s text:c="15"/></text:span><text:span text:style-name="T2">name</text:span><text:span text:style-name="T13">="email"</text:span><text:line-break/><text:span text:style-name="T13"> <text:s text:c="15"/></text:span><text:span text:style-name="T2">class</text:span><text:span text:style-name="T13">="form-control"</text:span><text:line-break/><text:span text:style-name="T13"> <text:s text:c="15"/></text:span><text:span text:style-name="T2">placeholder</text:span><text:span text:style-name="T13">="abc@xyz.com"</text:span><text:line-break/><text:span text:style-name="T13"> <text:s text:c="15"/></text:span><text:span text:style-name="T2">required</text:span><text:line-break/><text:span text:style-name="T2"> <text:s text:c="13"/></text:span><text:span text:style-name="T1">/&gt;</text:span><text:line-break/><text:span text:style-name="T1"> <text:s text:c="13"/>&lt;small </text:span><text:span text:style-name="T2">id</text:span><text:span text:style-name="T13">="emailFieldHelp" </text:span><text:span text:style-name="T2">class</text:span><text:span text:style-name="T13">="form-text text-muted"</text:span><text:line-break/><text:span text:style-name="T13"> <text:s text:c="15"/></text:span><text:span text:style-name="T1">&gt;</text:span><text:span text:style-name="T6">Your email is safe with us :)</text:span><text:span text:style-name="T1">&lt;/small&gt;</text:span><text:line-break/><text:span text:style-name="T1"> <text:s text:c="13"/>&lt;small </text:span><text:span text:style-name="T2">id</text:span><text:span text:style-name="T13">="emailInvalid" </text:span><text:span text:style-name="T2">class</text:span><text:span text:style-name="T13">="invisible"</text:span><text:span text:style-name="T1">&gt;</text:span><text:span text:style-name="T6">Invalid Email</text:span><text:span text:style-name="T1">&lt;/small&gt;</text:span><text:line-break/><text:span text:style-name="T1"> <text:s text:c="11"/>&lt;/div&gt;</text:span><text:line-break/><text:span text:style-name="T1"> <text:s/></text:span><text:line-break/><text:span text:style-name="T1"> <text:s text:c="11"/></text:span><text:span text:style-name="T7">&lt;!-- Password --&gt;</text:span><text:line-break/><text:span text:style-name="T7"> <text:s text:c="11"/></text:span><text:span text:style-name="T1">&lt;div </text:span><text:span text:style-name="T2">id</text:span><text:span text:style-name="T13">="passwordField" </text:span><text:span text:style-name="T2">name</text:span><text:span text:style-name="T13">="passwordField" </text:span><text:span text:style-name="T2">class</text:span><text:span text:style-name="T13">="form-group"</text:span><text:span text:style-name="T1">&gt;</text:span><text:line-break/><text:span text:style-name="T1"> <text:s text:c="13"/>&lt;label </text:span><text:span text:style-name="T2">for</text:span><text:span text:style-name="T13">="password"</text:span><text:span text:style-name="T1">&gt;</text:span><text:span text:style-name="T6">Password:*</text:span><text:span text:style-name="T1">&lt;/label&gt;&lt;br /&gt;</text:span><text:line-break/><text:span text:style-name="T1"> <text:s text:c="13"/>&lt;input</text:span><text:line-break/><text:span text:style-name="T1"> <text:s text:c="15"/></text:span><text:span text:style-name="T2">type</text:span><text:span text:style-name="T13">="password"</text:span><text:line-break/><text:span text:style-name="T13"> <text:s text:c="15"/></text:span><text:span text:style-name="T2">id</text:span><text:span text:style-name="T13">="password"</text:span><text:line-break/><text:span text:style-name="T13"> <text:s text:c="15"/></text:span><text:span text:style-name="T2">name</text:span><text:span text:style-name="T13">="password"</text:span><text:line-break/><text:span text:style-name="T13"> <text:s text:c="15"/></text:span><text:span text:style-name="T2">class</text:span><text:span text:style-name="T13">="form-control"</text:span><text:line-break/><text:span text:style-name="T13"> <text:s text:c="15"/></text:span><text:span text:style-name="T2">required</text:span><text:line-break/><text:span text:style-name="T2"> <text:s text:c="13"/></text:span><text:span text:style-name="T1">/&gt;</text:span><text:line-break/><text:span text:style-name="T1"> <text:s text:c="13"/>&lt;small </text:span><text:span text:style-name="T2">id</text:span><text:span text:style-name="T13">="passwordHelp" </text:span><text:span text:style-name="T2">class</text:span><text:span text:style-name="T13">="form-text text-muted"</text:span><text:line-break/><text:span text:style-name="T13"> <text:s text:c="15"/></text:span><text:span text:style-name="T1">&gt;&lt;ul&gt;</text:span><text:line-break/><text:span text:style-name="T1"> <text:s text:c="17"/>&lt;li&gt;</text:span><text:span text:style-name="T6">Password should be between 8-16 characters</text:span><text:span text:style-name="T1">&lt;/li&gt;</text:span><text:line-break/><text:span text:style-name="T1"> <text:s text:c="17"/>&lt;li&gt;</text:span><text:line-break/><text:span text:style-name="T1"> <text:s text:c="19"/></text:span><text:span text:style-name="T6">Password should contain both lowercase and uppercase alphabets</text:span><text:line-break/><text:span text:style-name="T6"> <text:s text:c="17"/></text:span><text:span text:style-name="T1">&lt;/li&gt;</text:span><text:line-break/><text:span text:style-name="T1"> <text:s text:c="17"/>&lt;li&gt;</text:span><text:span text:style-name="T6">Password should contain at least one special symbol</text:span><text:span text:style-name="T1">&lt;/li&gt;</text:span><text:line-break/><text:span text:style-name="T1"> <text:s text:c="15"/>&lt;/ul&gt;&lt;/small</text:span><text:line-break/><text:span text:style-name="T1"> <text:s text:c="13"/>&gt;</text:span><text:line-break/><text:span text:style-name="T1"> <text:s text:c="11"/>&lt;/div&gt;</text:span><text:line-break/><text:span text:style-name="T1"> <text:s/></text:span><text:line-break/><text:span text:style-name="T1"> <text:s text:c="2"/></text:span><text:line-break/><text:span text:style-name="T1"> <text:s/></text:span><text:line-break/><text:span text:style-name="T1"> <text:s text:c="11"/></text:span><text:span text:style-name="T7">&lt;!-- Submit Button --&gt;</text:span><text:line-break/><text:soft-page-break/><text:span text:style-name="T7"> <text:s text:c="11"/></text:span><text:span text:style-name="T1">&lt;div </text:span><text:span text:style-name="T2">id</text:span><text:span text:style-name="T13">="registrationButton"</text:span><text:span text:style-name="T1">&gt;</text:span><text:line-break/><text:span text:style-name="T1"> <text:s text:c="13"/>&lt;input</text:span><text:line-break/><text:span text:style-name="T1"> <text:s text:c="15"/></text:span><text:span text:style-name="T2">type</text:span><text:span text:style-name="T13">="button"</text:span><text:line-break/><text:span text:style-name="T13"> <text:s text:c="15"/></text:span><text:span text:style-name="T2">value</text:span><text:span text:style-name="T13">="Register"</text:span><text:line-break/><text:span text:style-name="T13"> <text:s text:c="15"/></text:span><text:span text:style-name="T2">class</text:span><text:span text:style-name="T13">="btn btn-block btn-primary mb-2"</text:span><text:line-break/><text:span text:style-name="T13"> <text:s text:c="15"/></text:span><text:span text:style-name="T2">onClick</text:span><text:span text:style-name="T13">="validateInputs()"</text:span><text:line-break/><text:span text:style-name="T13"> <text:s text:c="13"/></text:span><text:span text:style-name="T1">/&gt;</text:span><text:line-break/><text:span text:style-name="T1"> <text:s text:c="11"/>&lt;/div&gt;</text:span><text:line-break/><text:span text:style-name="T1"> <text:s text:c="9"/>&lt;/form&gt;</text:span><text:line-break/><text:span text:style-name="T1"> <text:s text:c="7"/>&lt;/section&gt;</text:span><text:line-break/><text:span text:style-name="T1"> <text:s text:c="5"/>&lt;/main&gt;</text:span><text:line-break/><text:span text:style-name="T1"> <text:s text:c="3"/>&lt;script </text:span><text:span text:style-name="T2">src</text:span><text:span text:style-name="T13">="../js/UserRegistrationValidation.js"</text:span><text:span text:style-name="T1">&gt;&lt;/script&gt;</text:span><text:line-break/><text:span text:style-name="T1"> <text:s text:c="3"/>&lt;script </text:span><text:span text:style-name="T2">src</text:span><text:span text:style-name="T13">="https://code.jquery.com/jquery-3.3.1.slim.min.js" </text:span><text:span text:style-name="T2">integrity</text:span><text:span text:style-name="T13">="sha384-q8i/X+965DzO0rT7abK41JStQIAqVgRVzpbzo5smXKp4YfRvH+8abtTE1Pi6jizo" </text:span><text:span text:style-name="T2">crossorigin</text:span><text:span text:style-name="T13">="anonymous"</text:span><text:span text:style-name="T1">&gt;&lt;/script&gt;</text:span><text:line-break/><text:span text:style-name="T1"> <text:s text:c="3"/>&lt;script </text:span><text:span text:style-name="T2">src</text:span><text:span text:style-name="T13">="https://cdnjs.cloudflare.com/ajax/libs/popper.js/1.14.7/umd/popper.min.js" </text:span><text:span text:style-name="T2">integrity</text:span><text:span text:style-name="T13">="sha384-UO2eT0CpHqdSJQ6hJty5KVphtPhzWj9WO1clHTMGa3JDZwrnQq4sF86dIHNDz0W1" </text:span><text:span text:style-name="T2">crossorigin</text:span><text:span text:style-name="T13">="anonymous"</text:span><text:span text:style-name="T1">&gt;&lt;/script&gt;</text:span><text:line-break/><text:span text:style-name="T1"> <text:s text:c="3"/>&lt;script </text:span><text:span text:style-name="T2">src</text:span><text:span text:style-name="T13">="https://stackpath.bootstrapcdn.com/bootstrap/4.3.1/js/bootstrap.min.js" </text:span><text:span text:style-name="T2">integrity</text:span><text:span text:style-name="T13">="sha384-JjSmVgyd0p3pXB1rRibZUAYoIIy6OrQ6VrjIEaFf/nJGzIxFDsf4x0xIM+B07jRM" </text:span><text:span text:style-name="T2">crossorigin</text:span><text:span text:style-name="T13">="anonymous"</text:span><text:span text:style-name="T1">&gt;&lt;/script&gt;</text:span><text:line-break/><text:span text:style-name="T1">&lt;/body&gt;</text:span><text:line-break/><text:span text:style-name="T1">&lt;/html&gt;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5T08:37:54.540000000</meta:creation-date>
    <dc:date>2022-03-05T08:44:50.128000000</dc:date>
    <meta:editing-duration>PT6M55S</meta:editing-duration>
    <meta:editing-cycles>1</meta:editing-cycles>
    <meta:document-statistic meta:table-count="0" meta:image-count="0" meta:object-count="0" meta:page-count="33" meta:paragraph-count="29" meta:word-count="3856" meta:character-count="62453" meta:non-whitespace-character-count="44236"/>
    <meta:generator>LibreOffice/6.3.5.2$Windows_X86_64 LibreOffice_project/dd0751754f11728f69b42ee2af66670068624673</meta:generator>
  </office:meta>
</office:document-meta>
</file>